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5.7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7.95pt"/>
    </style:style>
    <style:style style:name="co4" style:family="table-column">
      <style:table-column-properties fo:break-before="auto" style:column-width="76.39pt"/>
    </style:style>
    <style:style style:name="co5" style:family="table-column">
      <style:table-column-properties fo:break-before="auto" style:column-width="74.1pt"/>
    </style:style>
    <style:style style:name="co6" style:family="table-column">
      <style:table-column-properties fo:break-before="auto" style:column-width="133.54pt"/>
    </style:style>
    <style:style style:name="co7" style:family="table-column">
      <style:table-column-properties fo:break-before="auto" style:column-width="223.09pt"/>
    </style:style>
    <style:style style:name="co8" style:family="table-column">
      <style:table-column-properties fo:break-before="auto" style:column-width="87.99pt"/>
    </style:style>
    <style:style style:name="co9" style:family="table-column">
      <style:table-column-properties fo:break-before="auto" style:column-width="97.26pt"/>
    </style:style>
    <style:style style:name="co10" style:family="table-column">
      <style:table-column-properties fo:break-before="auto" style:column-width="98.79pt"/>
    </style:style>
    <style:style style:name="co11" style:family="table-column">
      <style:table-column-properties fo:break-before="auto" style:column-width="218.44pt"/>
    </style:style>
    <style:style style:name="co12" style:family="table-column">
      <style:table-column-properties fo:break-before="auto" style:column-width="77.16pt"/>
    </style:style>
    <style:style style:name="co13" style:family="table-column">
      <style:table-column-properties fo:break-before="auto" style:column-width="150.49pt"/>
    </style:style>
    <style:style style:name="co14" style:family="table-column">
      <style:table-column-properties fo:break-before="auto" style:column-width="116.56pt"/>
    </style:style>
    <style:style style:name="co15" style:family="table-column">
      <style:table-column-properties fo:break-before="auto" style:column-width="156.7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ro3" style:family="table-row">
      <style:table-row-properties style:row-height="16.1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text-style style:name="N100">
      <number:text-content/>
    </number:text-style>
    <style:style style:name="ce4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4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43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5" style:family="table-cell" style:parent-style-name="Default">
      <style:text-properties fo:font-weight="bold" style:font-weight-asian="bold" style:font-weight-complex="bold"/>
    </style:style>
    <style:style style:name="ce46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47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8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48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9" style:family="table-cell" style:parent-style-name="Default">
      <style:table-cell-properties style:text-align-source="fix" style:repeat-content="false"/>
      <style:paragraph-properties fo:text-align="start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0" style:family="table-cell" style:parent-style-name="Default" style:data-style-name="N100">
      <style:table-cell-properties style:text-align-source="fix" style:repeat-content="false"/>
      <style:paragraph-properties fo:text-align="start" fo:margin-left="0pt"/>
    </style:style>
    <style:style style:name="ce51" style:family="table-cell" style:parent-style-name="Default" style:data-style-name="N61">
      <style:table-cell-properties style:text-align-source="fix" style:repeat-content="false"/>
      <style:paragraph-properties fo:text-align="start" fo:margin-left="0pt"/>
    </style:style>
    <style:style style:name="ce52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53" style:family="table-cell" style:parent-style-name="Default">
      <style:table-cell-properties fo:padding-bottom="0.99pt" fo:padding-left="7.99pt" fo:padding-right="0.99pt" fo:padding-top="0.99pt" style:vertical-align="automatic"/>
    </style:style>
    <style:style style:name="ce54" style:family="table-cell" style:parent-style-name="Default">
      <style:table-cell-properties fo:padding-bottom="0.99pt" fo:padding-left="7.99pt" fo:padding-right="0.99pt" fo:padding-top="0.99pt" style:vertical-align="automatic"/>
      <style:text-properties fo:font-size="10pt" fo:font-weight="normal" style:font-size-asian="10pt" style:font-weight-asian="normal" style:font-size-complex="10pt" style:font-weight-complex="normal"/>
    </style:style>
    <style:style style:name="ce55" style:family="table-cell" style:parent-style-name="Default">
      <style:table-cell-properties fo:padding-bottom="0.99pt" fo:padding-left="7.99pt" fo:padding-right="0.99pt" fo:padding-top="0.99pt" style:vertical-align="automatic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6" style:family="table-cell" style:parent-style-name="Default">
      <style:table-cell-properties fo:padding-bottom="0.99pt" fo:padding-left="7.99pt" fo:padding-right="0.99pt" fo:padding-top="0.99pt" style:vertical-align="automatic"/>
      <style:text-properties fo:font-weight="bold" style:font-weight-asian="bold" style:font-weight-complex="bold"/>
    </style:style>
    <style:style style:name="ce19" style:family="table-cell" style:parent-style-name="Default">
      <style:table-cell-properties fo:padding-bottom="0.99pt" fo:padding-left="7.99pt" fo:padding-right="0.99pt" fo:padding-top="0.99pt" style:vertical-align="automatic"/>
      <style:text-properties fo:font-weight="normal" style:font-weight-asian="normal" style:font-weight-complex="normal"/>
    </style:style>
    <style:style style:name="ce31" style:family="table-cell" style:parent-style-name="Default">
      <style:table-cell-properties fo:border-bottom="0.74pt solid #000000" fo:border-left="none" fo:border-right="none" fo:border-top="none"/>
    </style:style>
    <style:style style:name="ce32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0.74pt solid #000000" fo:border-left="0.74pt solid #000000" fo:border-right="none" fo:border-top="none"/>
    </style:style>
    <style:style style:name="ce34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start" fo:margin-left="0pt"/>
    </style:style>
    <style:style style:name="ce35" style:family="table-cell" style:parent-style-name="Default">
      <style:table-cell-properties fo:border-bottom="none" fo:border-left="0.74pt solid #000000" fo:border-right="none" fo:border-top="none"/>
    </style:style>
    <style:style style:name="ce36" style:family="table-cell" style:parent-style-name="Default">
      <style:table-cell-properties fo:border-bottom="none" fo:border-left="0.74pt solid #000000" fo:border-right="none" fo:border-top="none"/>
      <style:text-properties style:text-underline-style="none" fo:font-weight="bold" style:font-weight-asian="bold" style:font-weight-complex="bold"/>
    </style:style>
    <style:style style:name="ce37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end" fo:margin-left="0pt"/>
    </style:style>
    <style:style style:name="ce38" style:family="table-cell" style:parent-style-name="Default">
      <style:table-cell-properties fo:border-bottom="0.74pt solid #000000" fo:border-left="0.74pt solid #000000" fo:border-right="none" fo:border-top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9" style:family="table-cell" style:parent-style-name="Default">
      <style:table-cell-properties fo:border-bottom="0.74pt solid #000000" fo:border-left="none" fo:border-right="none" fo:border-top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rofiles" table:style-name="ta1">
        <office:forms form:automatic-focus="false" form:apply-design-mode="false"/>
        <table:shapes>
          <draw:frame draw:z-index="0" draw:style-name="gr1" draw:text-style-name="P1" svg:width="537.62pt" svg:height="255.32pt" svg:x="765.47pt" svg:y="20.32pt">
            <draw:object draw:notify-on-update-of-ranges="Profiles.B4:Profiles.F4 Profiles.A5:Profiles.A5 Profiles.B5:Profiles.F5 Profiles.A6:Profiles.A6 Profiles.B6:Profiles.F6 Profiles.A7:Profiles.A7 Profiles.B7:Profiles.F7 Profiles.A8:Profiles.A8 Profiles.B8:Profiles.F8 Profiles.A9:Profiles.A9 Profiles.B9:Profiles.F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453.63pt" svg:height="255.26pt" svg:x="841.21pt" svg:y="328.42pt">
            <draw:object draw:notify-on-update-of-ranges="Profiles.B28:Profiles.H28 Profiles.A29:Profiles.A29 Profiles.B29:Profiles.H29 Profiles.A30:Profiles.A30 Profiles.B30:Profiles.H3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1" draw:text-style-name="P1" svg:width="453.63pt" svg:height="255.26pt" svg:x="817.77pt" svg:y="645.42pt">
            <draw:object draw:notify-on-update-of-ranges="Profiles.B50:Profiles.E50 Profiles.A51:Profiles.A51 Profiles.B51:Profiles.E51 Profiles.A52:Profiles.A52 Profiles.B52:Profiles.E5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453.63pt" svg:height="255.26pt" svg:x="827.77pt" svg:y="957.91pt">
            <draw:object draw:notify-on-update-of-ranges="Profiles.B78:Profiles.F78 Profiles.A79:Profiles.A79 Profiles.B79:Profiles.F79 Profiles.A80:Profiles.A80 Profiles.B80:Profiles.F80 Profiles.A81:Profiles.A81 Profiles.B81:Profiles.F81 Profiles.A82:Profiles.A82 Profiles.B82:Profiles.F8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453.63pt" svg:height="255.26pt" svg:x="852.75pt" svg:y="1232.02pt">
            <draw:object draw:notify-on-update-of-ranges="Profiles.B96:Profiles.C96 Profiles.A97:Profiles.A97 Profiles.B97:Profiles.C97 Profiles.A98:Profiles.A98 Profiles.B98:Profiles.C98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row table:style-name="ro1">
          <table:table-cell/>
          <table:table-cell table:style-name="ce42"/>
          <table:table-cell table:number-columns-repeated="5"/>
        </table:table-row>
        <table:table-row table:style-name="ro2">
          <table:table-cell table:style-name="ce41" office:value-type="string" calcext:value-type="string">
            <text:p>Matrix</text:p>
          </table:table-cell>
          <table:table-cell table:style-name="ce43"/>
          <table:table-cell table:number-columns-repeated="5"/>
        </table:table-row>
        <table:table-row table:style-name="ro1">
          <table:table-cell table:number-columns-repeated="6"/>
          <table:table-cell table:style-name="ce45" office:value-type="string" calcext:value-type="string">
            <text:p>NB pi3 -d=576</text:p>
          </table:table-cell>
        </table:table-row>
        <table:table-row table:style-name="ro1">
          <table:table-cell office:value-type="string" calcext:value-type="string">
            <text:p>Platform</text:p>
          </table:table-cell>
          <table:table-cell table:style-name="ce42" office:value-type="string" calcext:value-type="string">
            <text:p>cpu</text:p>
          </table:table-cell>
          <table:table-cell table:style-name="ce42" office:value-type="string" calcext:value-type="string">
            <text:p>dotvector</text:p>
          </table:table-cell>
          <table:table-cell office:value-type="string" calcext:value-type="string">
            <text:p>1248 rotate</text:p>
          </table:table-cell>
          <table:table-cell office:value-type="string" calcext:value-type="string">
            <text:p>prefetch</text:p>
          </table:table-cell>
          <table:table-cell office:value-type="string" calcext:value-type="string">
            <text:p>8 QPUs</text:p>
          </table:table-cell>
          <table:table-cell office:value-type="string" calcext:value-type="string">
            <text:p>12 QPUs</text:p>
          </table:table-cell>
        </table:table-row>
        <table:table-row table:style-name="ro1">
          <table:table-cell office:value-type="string" calcext:value-type="string">
            <text:p>Intel I7</text:p>
          </table:table-cell>
          <table:table-cell table:style-name="ce15" table:formula="of:=[$Timing.F17]" office:value-type="float" office:value="3.092124" calcext:value-type="float">
            <text:p>3.092124</text:p>
          </table:table-cell>
          <table:table-cell table:style-name="ce15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Pi3 dummy</text:p>
          </table:table-cell>
          <table:table-cell table:style-name="ce15" table:number-columns-repeated="2"/>
          <table:table-cell table:style-name="ce15" table:formula="of:=[$Timing.F30]" office:value-type="float" office:value="4.431674" calcext:value-type="float">
            <text:p>4.431674</text:p>
          </table:table-cell>
          <table:table-cell office:value-type="float" office:value="4.430315" calcext:value-type="float">
            <text:p>4.430315</text:p>
          </table:table-cell>
          <table:table-cell office:value-type="float" office:value="0.51924" calcext:value-type="float">
            <text:p>0.51924</text:p>
          </table:table-cell>
          <table:table-cell office:value-type="float" office:value="0.449125" calcext:value-type="float">
            <text:p>0.449125</text:p>
          </table:table-cell>
        </table:table-row>
        <table:table-row table:style-name="ro1">
          <table:table-cell office:value-type="string" calcext:value-type="string">
            <text:p>Pi3</text:p>
          </table:table-cell>
          <table:table-cell table:style-name="ce15" table:formula="of:=[$Timing.F25]" office:value-type="float" office:value="108.644453" calcext:value-type="float">
            <text:p>108.644453</text:p>
          </table:table-cell>
          <table:table-cell table:style-name="ce15" table:formula="of:=[$Timing.F24]" office:value-type="float" office:value="49.398058" calcext:value-type="float">
            <text:p>49.398058</text:p>
          </table:table-cell>
          <table:table-cell table:style-name="ce15" table:formula="of:=[$Timing.F29]" office:value-type="float" office:value="46.243967" calcext:value-type="float">
            <text:p>46.243967</text:p>
          </table:table-cell>
          <table:table-cell office:value-type="float" office:value="6.907181" calcext:value-type="float">
            <text:p>6.907181</text:p>
          </table:table-cell>
          <table:table-cell office:value-type="float" office:value="1.272363" calcext:value-type="float">
            <text:p>1.272363</text:p>
          </table:table-cell>
          <table:table-cell office:value-type="float" office:value="1.302592" calcext:value-type="float">
            <text:p>1.302592</text:p>
          </table:table-cell>
        </table:table-row>
        <table:table-row table:style-name="ro1">
          <table:table-cell office:value-type="string" calcext:value-type="string">
            <text:p>Pi4-64</text:p>
          </table:table-cell>
          <table:table-cell table:style-name="ce15" table:formula="of:=[$Timing.F21]" office:value-type="float" office:value="13.497253" calcext:value-type="float">
            <text:p>13.497253</text:p>
          </table:table-cell>
          <table:table-cell table:style-name="ce15" table:formula="of:=[$Timing.F20]" office:value-type="float" office:value="16.010355" calcext:value-type="float">
            <text:p>16.010355</text:p>
          </table:table-cell>
          <table:table-cell table:style-name="ce15" table:formula="of:=[$Timing.F27]" office:value-type="float" office:value="12.905957" calcext:value-type="float">
            <text:p>12.905957</text:p>
          </table:table-cell>
          <table:table-cell office:value-type="float" office:value="2.718919" calcext:value-type="float">
            <text:p>2.718919</text:p>
          </table:table-cell>
          <table:table-cell office:value-type="float" office:value="0.408764" calcext:value-type="float">
            <text:p>0.408764</text:p>
          </table:table-cell>
          <table:table-cell/>
        </table:table-row>
        <table:table-row table:style-name="ro1">
          <table:table-cell office:value-type="string" calcext:value-type="string">
            <text:p>Pi4-64 dummy</text:p>
          </table:table-cell>
          <table:table-cell table:style-name="ce15"/>
          <table:table-cell table:style-name="ce15" table:formula="of:=5*0.787219" office:value-type="float" office:value="3.936095" calcext:value-type="float">
            <text:p>3.936095</text:p>
          </table:table-cell>
          <table:table-cell table:style-name="ce15" table:formula="of:=[$Timing.F28]" office:value-type="float" office:value="3.094523" calcext:value-type="float">
            <text:p>3.094523</text:p>
          </table:table-cell>
          <table:table-cell office:value-type="float" office:value="2.062061" calcext:value-type="float">
            <text:p>2.062061</text:p>
          </table:table-cell>
          <table:table-cell office:value-type="float" office:value="0.261619" calcext:value-type="float">
            <text:p>0.261619</text:p>
          </table:table-cell>
          <table:table-cell/>
        </table:table-row>
        <table:table-row table:style-name="ro1" table:number-rows-repeated="16">
          <table:table-cell table:number-columns-repeated="7"/>
        </table:table-row>
        <table:table-row table:style-name="ro2">
          <table:table-cell table:style-name="ce41" office:value-type="string" calcext:value-type="string">
            <text:p>Rot3D</text:p>
          </table:table-cell>
          <table:table-cell table:number-columns-repeated="6"/>
        </table:table-row>
        <table:table-row table:style-name="ro2">
          <table:table-cell table:style-name="ce41"/>
          <table:table-cell table:number-columns-repeated="6"/>
        </table:table-row>
        <table:table-row table:style-name="ro1">
          <table:table-cell/>
          <table:table-cell table:style-name="ce42" office:value-type="string" calcext:value-type="string">
            <text:p>cpu</text:p>
          </table:table-cell>
          <table:table-cell office:value-type="string" calcext:value-type="string">
            <text:p>Kernel1</text:p>
          </table:table-cell>
          <table:table-cell office:value-type="string" calcext:value-type="string">
            <text:p>Kernel2 1 QPU</text:p>
          </table:table-cell>
          <table:table-cell office:value-type="string" calcext:value-type="string">
            <text:p>Kernel2 4 QPUs</text:p>
          </table:table-cell>
          <table:table-cell office:value-type="string" calcext:value-type="string">
            <text:p>Kernel2 8 QPUs</text:p>
          </table:table-cell>
          <table:table-cell office:value-type="string" calcext:value-type="string">
            <text:p>Kernel2 12 QPUs</text:p>
          </table:table-cell>
        </table:table-row>
        <table:table-row table:style-name="ro1">
          <table:table-cell office:value-type="string" calcext:value-type="string">
            <text:p>Pi3</text:p>
          </table:table-cell>
          <table:table-cell table:formula="of:=[$Timing.F106]" office:value-type="float" office:value="0.020532" calcext:value-type="float">
            <text:p>0.020532</text:p>
          </table:table-cell>
          <table:table-cell table:formula="of:=[$Timing.F107]" office:value-type="float" office:value="0.032531" calcext:value-type="float">
            <text:p>0.032531</text:p>
          </table:table-cell>
          <table:table-cell table:formula="of:=[$Timing.F108]" office:value-type="float" office:value="0.015441" calcext:value-type="float">
            <text:p>0.015441</text:p>
          </table:table-cell>
          <table:table-cell table:formula="of:=[$Timing.F109]" office:value-type="float" office:value="0.013367" calcext:value-type="float">
            <text:p>0.013367</text:p>
          </table:table-cell>
          <table:table-cell table:formula="of:=[$Timing.F110]" office:value-type="float" office:value="0.013368" calcext:value-type="float">
            <text:p>0.013368</text:p>
          </table:table-cell>
          <table:table-cell table:formula="of:=[$Timing.F111]" office:value-type="float" office:value="0.013386" calcext:value-type="float">
            <text:p>0.013386</text:p>
          </table:table-cell>
        </table:table-row>
        <table:table-row table:style-name="ro1">
          <table:table-cell office:value-type="string" calcext:value-type="string">
            <text:p>Pi4-64</text:p>
          </table:table-cell>
          <table:table-cell table:formula="of:=[$Timing.F112]" office:value-type="float" office:value="0.008814" calcext:value-type="float">
            <text:p>0.008814</text:p>
          </table:table-cell>
          <table:table-cell table:formula="of:=[$Timing.F113]" office:value-type="float" office:value="0.008867" calcext:value-type="float">
            <text:p>0.008867</text:p>
          </table:table-cell>
          <table:table-cell table:formula="of:=[$Timing.F114]" office:value-type="float" office:value="0.00566" calcext:value-type="float">
            <text:p>0.00566</text:p>
          </table:table-cell>
          <table:table-cell/>
          <table:table-cell table:formula="of:=[$Timing.F115]" office:value-type="float" office:value="0.001803" calcext:value-type="float">
            <text:p>0.001803</text:p>
          </table:table-cell>
          <table:table-cell/>
        </table:table-row>
        <table:table-row table:style-name="ro1" table:number-rows-repeated="17">
          <table:table-cell table:number-columns-repeated="7"/>
        </table:table-row>
        <table:table-row table:style-name="ro2">
          <table:table-cell table:style-name="ce41" office:value-type="string" calcext:value-type="string">
            <text:p>Mandelbro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cpu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Multi 1 QPU</text:p>
          </table:table-cell>
          <table:table-cell office:value-type="string" calcext:value-type="string">
            <text:p>Multi 8 QP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3</text:p>
          </table:table-cell>
          <table:table-cell table:formula="of:=[$Timing.F164]" office:value-type="float" office:value="7.075472" calcext:value-type="float">
            <text:p>7.075472</text:p>
          </table:table-cell>
          <table:table-cell table:formula="of:=[$Timing.F165]" office:value-type="float" office:value="3.002719" calcext:value-type="float">
            <text:p>3.002719</text:p>
          </table:table-cell>
          <table:table-cell table:formula="of:=[$Timing.F166]" office:value-type="float" office:value="2.979217" calcext:value-type="float">
            <text:p>2.979217</text:p>
          </table:table-cell>
          <table:table-cell table:formula="of:=[$Timing.F167]" office:value-type="float" office:value="0.585395" calcext:value-type="float">
            <text:p>0.5853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4-64</text:p>
          </table:table-cell>
          <table:table-cell table:formula="of:=[$Timing.F160]" office:value-type="float" office:value="2.632804" calcext:value-type="float">
            <text:p>2.632804</text:p>
          </table:table-cell>
          <table:table-cell table:formula="of:=[$Timing.F161]" office:value-type="float" office:value="1.991902" calcext:value-type="float">
            <text:p>1.991902</text:p>
          </table:table-cell>
          <table:table-cell table:formula="of:=[$Timing.F162]" office:value-type="float" office:value="2.012528" calcext:value-type="float">
            <text:p>2.012528</text:p>
          </table:table-cell>
          <table:table-cell table:formula="of:=[$Timing.F163]" office:value-type="float" office:value="0.311534" calcext:value-type="float">
            <text:p>0.311534</text:p>
          </table:table-cell>
          <table:table-cell table:number-columns-repeated="2"/>
        </table:table-row>
        <table:table-row table:style-name="ro1" table:number-rows-repeated="20">
          <table:table-cell table:number-columns-repeated="7"/>
        </table:table-row>
        <table:table-row table:style-name="ro2">
          <table:table-cell table:style-name="ce41" office:value-type="string" calcext:value-type="string">
            <text:p>DMA vs TMU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n pi3</text:p>
          </table:table-cell>
          <table:table-cell office:value-type="string" calcext:value-type="string">
            <text:p>Rot3D -v=102400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o gather optimization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1 QPU</text:p>
          </table:table-cell>
          <table:table-cell office:value-type="string" calcext:value-type="string">
            <text:p>2 QPUs</text:p>
          </table:table-cell>
          <table:table-cell office:value-type="string" calcext:value-type="string">
            <text:p>4 QPUs</text:p>
          </table:table-cell>
          <table:table-cell office:value-type="string" calcext:value-type="string">
            <text:p>8 QPUs</text:p>
          </table:table-cell>
          <table:table-cell office:value-type="string" calcext:value-type="string">
            <text:p>12 QPUs</text:p>
          </table:table-cell>
          <table:table-cell/>
        </table:table-row>
        <table:table-row table:style-name="ro1">
          <table:table-cell office:value-type="string" calcext:value-type="string">
            <text:p>DMA 1 QPU kernel</text:p>
          </table:table-cell>
          <table:table-cell office:value-type="float" office:value="0.170312" calcext:value-type="float">
            <text:p>0.170312</text:p>
          </table:table-cell>
          <table:table-cell office:value-type="float" office:value="0.193194" calcext:value-type="float">
            <text:p>0.193194</text:p>
          </table:table-cell>
          <table:table-cell office:value-type="float" office:value="0.326194" calcext:value-type="float">
            <text:p>0.326194</text:p>
          </table:table-cell>
          <table:table-cell office:value-type="float" office:value="0.652056" calcext:value-type="float">
            <text:p>0.652056</text:p>
          </table:table-cell>
          <table:table-cell office:value-type="float" office:value="0.978683" calcext:value-type="float">
            <text:p>0.978683</text:p>
          </table:table-cell>
          <table:table-cell/>
        </table:table-row>
        <table:table-row table:style-name="ro1">
          <table:table-cell office:value-type="string" calcext:value-type="string">
            <text:p>TMU 1 QPU kernel</text:p>
          </table:table-cell>
          <table:table-cell office:value-type="float" office:value="0.116388" calcext:value-type="float">
            <text:p>0.116388</text:p>
          </table:table-cell>
          <table:table-cell office:value-type="float" office:value="0.143072" calcext:value-type="float">
            <text:p>0.143072</text:p>
          </table:table-cell>
          <table:table-cell office:value-type="float" office:value="0.273717" calcext:value-type="float">
            <text:p>0.273717</text:p>
          </table:table-cell>
          <table:table-cell office:value-type="float" office:value="0.546734" calcext:value-type="float">
            <text:p>0.546734</text:p>
          </table:table-cell>
          <table:table-cell office:value-type="float" office:value="0.819782" calcext:value-type="float">
            <text:p>0.819782</text:p>
          </table:table-cell>
          <table:table-cell/>
        </table:table-row>
        <table:table-row table:style-name="ro1">
          <table:table-cell office:value-type="string" calcext:value-type="string">
            <text:p>DMA multi QPU kernel</text:p>
          </table:table-cell>
          <table:table-cell office:value-type="float" office:value="0.169547" calcext:value-type="float">
            <text:p>0.169547</text:p>
          </table:table-cell>
          <table:table-cell office:value-type="float" office:value="0.095414" calcext:value-type="float">
            <text:p>0.095414</text:p>
          </table:table-cell>
          <table:table-cell office:value-type="float" office:value="0.08213" calcext:value-type="float">
            <text:p>0.08213</text:p>
          </table:table-cell>
          <table:table-cell office:value-type="float" office:value="0.082325" calcext:value-type="float">
            <text:p>0.082325</text:p>
          </table:table-cell>
          <table:table-cell office:value-type="float" office:value="0.082253" calcext:value-type="float">
            <text:p>0.082253</text:p>
          </table:table-cell>
          <table:table-cell/>
        </table:table-row>
        <table:table-row table:style-name="ro1">
          <table:table-cell office:value-type="string" calcext:value-type="string">
            <text:p>TMU multi QPU kernel</text:p>
          </table:table-cell>
          <table:table-cell office:value-type="float" office:value="0.115114" calcext:value-type="float">
            <text:p>0.115114</text:p>
          </table:table-cell>
          <table:table-cell office:value-type="float" office:value="0.074205" calcext:value-type="float">
            <text:p>0.074205</text:p>
          </table:table-cell>
          <table:table-cell office:value-type="float" office:value="0.068838" calcext:value-type="float">
            <text:p>0.068838</text:p>
          </table:table-cell>
          <table:table-cell office:value-type="float" office:value="0.06886" calcext:value-type="float">
            <text:p>0.06886</text:p>
          </table:table-cell>
          <table:table-cell office:value-type="float" office:value="0.068878" calcext:value-type="float">
            <text:p>0.068878</text:p>
          </table:table-cell>
          <table:table-cell/>
        </table:table-row>
        <table:table-row table:style-name="ro1" table:number-rows-repeated="11">
          <table:table-cell table:number-columns-repeated="7"/>
        </table:table-row>
        <table:table-row table:style-name="ro2">
          <table:table-cell table:style-name="ce41" office:value-type="string" calcext:value-type="string">
            <text:p>Rot3D for 1-QPU kerne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Matrix</text:p>
          </table:table-cell>
          <table:table-cell office:value-type="string" calcext:value-type="string">
            <text:p>Rot3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MA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MU</text:p>
          </table:table-cell>
          <table:table-cell table:formula="of:=21.919793 /46.146597 *100" office:value-type="float" office:value="47.5003454750954" calcext:value-type="float">
            <text:p>47.5003454750954</text:p>
          </table:table-cell>
          <table:table-cell table:formula="of:=0.116388/0.170312*100" office:value-type="float" office:value="68.3381088825215" calcext:value-type="float">
            <text:p>68.3381088825215</text:p>
          </table:table-cell>
          <table:table-cell table:number-columns-repeated="4"/>
        </table:table-row>
      </table:table>
      <table:table table:name="Timing" table:style-name="ta1">
        <office:forms form:automatic-focus="false" form:apply-design-mode="false"/>
        <table:shapes>
          <draw:frame draw:z-index="0" draw:style-name="gr1" draw:text-style-name="P1" svg:width="453.51pt" svg:height="255.09pt" svg:x="704.07pt" svg:y="2636.87pt">
            <draw:object draw:notify-on-update-of-ranges="Timing.H199:Timing.H199 Timing.I199:Timing.R199 Timing.H200:Timing.H200 Timing.I200:Timing.R200 Timing.H201:Timing.H201 Timing.I201:Timing.R201 Timing.H202:Timing.H202 Timing.I202:Timing.R202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1" draw:style-name="gr1" draw:text-style-name="P1" svg:width="544.93pt" svg:height="288.4pt" svg:x="703.19pt" svg:y="4688.7pt">
            <draw:object draw:notify-on-update-of-ranges="Timing.H357:Timing.H357 Timing.I357:Timing.R357 Timing.H358:Timing.H358 Timing.I358:Timing.R358 Timing.H359:Timing.H359 Timing.I359:Timing.R359 Timing.H360:Timing.H360 Timing.I360:Timing.R360 Timing.H361:Timing.H361 Timing.I361:Timing.R361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2" draw:style-name="gr1" draw:text-style-name="P1" svg:width="705.97pt" svg:height="332.82pt" svg:x="694.03pt" svg:y="5142.87pt">
            <draw:object draw:notify-on-update-of-ranges="Timing.H391:Timing.H391 Timing.I391:Timing.AE391 Timing.H392:Timing.H392 Timing.I392:Timing.AE392 Timing.H393:Timing.H393 Timing.I393:Timing.AE393 Timing.H394:Timing.H394 Timing.I394:Timing.AE394 Timing.H395:Timing.H395 Timing.I395:Timing.AE395 Timing.S511:Timing.S511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3" draw:style-name="gr1" draw:text-style-name="P1" svg:width="559.73pt" svg:height="255.26pt" svg:x="771.82pt" svg:y="9634.22pt">
            <draw:object draw:notify-on-update-of-ranges="Timing.H747:Timing.H747 Timing.I747:Timing.AG747 Timing.H748:Timing.H748 Timing.I748:Timing.AG748 Timing.H749:Timing.H749 Timing.I749:Timing.AG749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5" table:default-cell-style-name="Default"/>
        <table:table-column table:style-name="co2" table:number-columns-repeated="3" table:default-cell-style-name="ce42"/>
        <table:table-column table:style-name="co6" table:default-cell-style-name="Default"/>
        <table:table-column table:style-name="co3" table:default-cell-style-name="Default"/>
        <table:table-column table:style-name="co7" table:default-cell-style-name="ce53"/>
        <table:table-column table:style-name="co2" table:number-columns-repeated="1017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41" office:value-type="string" calcext:value-type="string">
            <text:p>Notes</text:p>
          </table:table-cell>
          <table:table-cell table:number-columns-repeated="1023"/>
        </table:table-row>
        <table:table-row table:style-name="ro1">
          <table:table-cell table:style-name="ce45"/>
          <table:table-cell office:value-type="string" calcext:value-type="string">
            <text:p>All profiling done <text:span text:style-name="T1">with debug enabled</text:span> (thus release is probably faster)</text:p>
          </table:table-cell>
          <table:table-cell table:number-columns-repeated="1022"/>
        </table:table-row>
        <table:table-row table:style-name="ro1">
          <table:table-cell table:style-name="ce45"/>
          <table:table-cell office:value-type="string" calcext:value-type="string">
            <text:p>Running profiling on the desktop pi was a bad idea → hang</text:p>
          </table:table-cell>
          <table:table-cell table:number-columns-repeated="1022"/>
        </table:table-row>
        <table:table-row table:style-name="ro1">
          <table:table-cell table:style-name="ce45" office:value-type="string" calcext:value-type="string">
            <text:p>Timing:</text:p>
          </table:table-cell>
          <table:table-cell office:value-type="string" calcext:value-type="string">
            <text:p>median of thre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table:style-name="ce41" office:value-type="string" calcext:value-type="string">
            <text:p>Matrix – Evolution</text:p>
          </table:table-cell>
          <table:table-cell table:style-name="ce43"/>
          <table:table-cell table:number-columns-repeated="1022"/>
        </table:table-row>
        <table:table-row table:style-name="ro2">
          <table:table-cell table:style-name="ce41"/>
          <table:table-cell table:style-name="ce43"/>
          <table:table-cell table:number-columns-repeated="1022"/>
        </table:table-row>
        <table:table-row table:style-name="ro1">
          <table:table-cell table:style-name="ce46" office:value-type="string" calcext:value-type="string">
            <text:p>Note:</text:p>
          </table:table-cell>
          <table:table-cell table:style-name="ce48" office:value-type="string" calcext:value-type="string">
            <text:p>Implemented loop unroll, but had little (actually adverse) effect on performance of Matrix</text:p>
          </table:table-cell>
          <table:table-cell table:style-name="ce48" table:number-columns-repeated="2"/>
          <table:table-cell table:style-name="ce52" table:number-columns-repeated="2"/>
          <table:table-cell table:style-name="ce54"/>
          <table:table-cell table:style-name="ce52" table:number-columns-repeated="1017"/>
        </table:table-row>
        <table:table-row table:style-name="ro1">
          <table:table-cell table:style-name="ce46" office:value-type="string" calcext:value-type="string">
            <text:p>olivia prefix:</text:p>
          </table:table-cell>
          <table:table-cell table:style-name="ce48" office:value-type="string" calcext:value-type="string">
            <text:p>./obj/emu-debug/bin/</text:p>
          </table:table-cell>
          <table:table-cell table:style-name="ce48" table:number-columns-repeated="2"/>
          <table:table-cell table:style-name="ce52" table:number-columns-repeated="2"/>
          <table:table-cell table:style-name="ce54"/>
          <table:table-cell table:style-name="ce52" table:number-columns-repeated="1017"/>
        </table:table-row>
        <table:table-row table:style-name="ro1">
          <table:table-cell table:style-name="ce46" office:value-type="string" calcext:value-type="string">
            <text:p>qpu prefix:</text:p>
          </table:table-cell>
          <table:table-cell table:style-name="ce48" office:value-type="string" calcext:value-type="string">
            <text:p>sudo ./obj/qpu-debug/bin/</text:p>
          </table:table-cell>
          <table:table-cell table:style-name="ce48" table:number-columns-repeated="2"/>
          <table:table-cell table:style-name="ce52" table:number-columns-repeated="2"/>
          <table:table-cell table:style-name="ce54"/>
          <table:table-cell table:style-name="ce52" table:number-columns-repeated="1017"/>
        </table:table-row>
        <table:table-row table:style-name="ro1">
          <table:table-cell table:style-name="ce46" office:value-type="string" calcext:value-type="string">
            <text:p>cpu prefix:</text:p>
          </table:table-cell>
          <table:table-cell table:style-name="ce48" office:value-type="string" calcext:value-type="string">
            <text:p>./obj/qpu-debug/bin/</text:p>
          </table:table-cell>
          <table:table-cell table:style-name="ce48" table:number-columns-repeated="2"/>
          <table:table-cell table:style-name="ce52" table:number-columns-repeated="2"/>
          <table:table-cell table:style-name="ce54"/>
          <table:table-cell table:style-name="ce52" table:number-columns-repeated="1017"/>
        </table:table-row>
        <table:table-row table:style-name="ro1">
          <table:table-cell table:style-name="ce46"/>
          <table:table-cell table:style-name="ce48" table:number-columns-repeated="3"/>
          <table:table-cell table:style-name="ce52" table:number-columns-repeated="2"/>
          <table:table-cell table:style-name="ce54"/>
          <table:table-cell table:style-name="ce52" table:number-columns-repeated="1017"/>
        </table:table-row>
        <table:table-row table:style-name="ro1">
          <table:table-cell table:style-name="ce45" office:value-type="string" calcext:value-type="string">
            <text:p>Base cmdline:</text:p>
          </table:table-cell>
          <table:table-cell table:style-name="ce48" office:value-type="string" calcext:value-type="string">
            <text:p>Matrix -d=512 -p=5</text:p>
          </table:table-cell>
          <table:table-cell table:style-name="ce48" table:number-columns-repeated="2"/>
          <table:table-cell table:style-name="ce52" table:number-columns-repeated="2"/>
          <table:table-cell table:style-name="ce54"/>
          <table:table-cell table:style-name="ce52"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47" office:value-type="string" calcext:value-type="string">
            <text:p>Date</text:p>
          </table:table-cell>
          <table:table-cell table:style-name="ce49" office:value-type="string" calcext:value-type="string">
            <text:p>Commit</text:p>
          </table:table-cell>
          <table:table-cell table:style-name="ce49" office:value-type="string" calcext:value-type="string">
            <text:p>Hostname</text:p>
          </table:table-cell>
          <table:table-cell table:style-name="ce49" office:value-type="string" calcext:value-type="string">
            <text:p>Platform</text:p>
          </table:table-cell>
          <table:table-cell table:style-name="ce47" office:value-type="string" calcext:value-type="string">
            <text:p>Params</text:p>
          </table:table-cell>
          <table:table-cell table:style-name="ce47" office:value-type="string" calcext:value-type="string">
            <text:p>Time (s)</text:p>
          </table:table-cell>
          <table:table-cell table:style-name="ce55" office:value-type="string" calcext:value-type="string">
            <text:p>Comments</text:p>
          </table:table-cell>
          <table:table-cell table:style-name="ce47" table:number-columns-repeated="1017"/>
        </table:table-row>
        <table:table-row table:style-name="ro1">
          <table:table-cell office:value-type="float" office:value="20210127" calcext:value-type="float">
            <text:p>20210127</text:p>
          </table:table-cell>
          <table:table-cell office:value-type="string" calcext:value-type="string">
            <text:p>7f867a3</text:p>
          </table:table-cell>
          <table:table-cell office:value-type="string" calcext:value-type="string">
            <text:p>olivia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-k=cpu</text:p>
          </table:table-cell>
          <table:table-cell office:value-type="float" office:value="3.092124" calcext:value-type="float">
            <text:p>3.092124</text:p>
          </table:table-cell>
          <table:table-cell office:value-type="string" calcext:value-type="string">
            <text:p>Initial version with full row loaded in register file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 table:number-columns-repeated="2"/>
          <table:table-cell office:value-type="string" calcext:value-type="string">
            <text:p>Failed, prob due to timeou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k=cpu</text:p>
          </table:table-cell>
          <table:table-cell office:value-type="float" office:value="103.680912" calcext:value-type="float">
            <text:p>103.6809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f867a3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/>
          <table:table-cell office:value-type="float" office:value="16.010355" calcext:value-type="float">
            <text:p>16.010355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cpu</text:p>
          </table:table-cell>
          <table:table-cell office:value-type="float" office:value="13.497253" calcext:value-type="float">
            <text:p>13.497253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pi4-3</text:p>
          </table:table-cell>
          <table:table-cell office:value-type="string" calcext:value-type="string">
            <text:p>pi4</text:p>
          </table:table-cell>
          <table:table-cell table:number-columns-repeated="2"/>
          <table:table-cell office:value-type="string" calcext:value-type="string">
            <text:p>Hang loop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k=cpu</text:p>
          </table:table-cell>
          <table:table-cell office:value-type="float" office:value="13.798943" calcext:value-type="float">
            <text:p>13.7989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f97ef8</text:p>
          </table:table-cell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/>
          <table:table-cell office:value-type="float" office:value="49.398058" calcext:value-type="float">
            <text:p>49.3980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f97ef8</text:p>
          </table:table-cell>
          <table:table-cell table:number-columns-repeated="2"/>
          <table:table-cell office:value-type="string" calcext:value-type="string">
            <text:p>-k=cpu</text:p>
          </table:table-cell>
          <table:table-cell office:value-type="float" office:value="108.644453" calcext:value-type="float">
            <text:p>108.644453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827192" calcext:value-type="float">
            <text:p>4827192</text:p>
          </table:table-cell>
          <table:table-cell office:value-type="string" calcext:value-type="string">
            <text:p>pi1-1</text:p>
          </table:table-cell>
          <table:table-cell office:value-type="string" calcext:value-type="string">
            <text:p>pi1</text:p>
          </table:table-cell>
          <table:table-cell office:value-type="string" calcext:value-type="string">
            <text:p>-k=cpu</text:p>
          </table:table-cell>
          <table:table-cell office:value-type="float" office:value="250.038144" calcext:value-type="float">
            <text:p>250.038144</text:p>
          </table:table-cell>
          <table:table-cell office:value-type="string" calcext:value-type="string">
            <text:p>QPU call doesn’t run</text:p>
          </table:table-cell>
          <table:table-cell table:number-columns-repeated="1017"/>
        </table:table-row>
        <table:table-row table:style-name="ro1">
          <table:table-cell office:value-type="float" office:value="20210128" calcext:value-type="float">
            <text:p>20210128</text:p>
          </table:table-cell>
          <table:table-cell office:value-type="string" calcext:value-type="string">
            <text:p>426d2f6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/>
          <table:table-cell office:value-type="float" office:value="12.905957" calcext:value-type="float">
            <text:p>12.905957</text:p>
          </table:table-cell>
          <table:table-cell office:value-type="string" calcext:value-type="string">
            <text:p>Added 1248 rotate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kernel=dummy</text:p>
          </table:table-cell>
          <table:table-cell office:value-type="float" office:value="3.094523" calcext:value-type="float">
            <text:p>3.094523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/>
          <table:table-cell office:value-type="float" office:value="46.243967" calcext:value-type="float">
            <text:p>46.243967</text:p>
          </table:table-cell>
          <table:table-cell office:value-type="string" calcext:value-type="string">
            <text:p>idem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kernel=dummy</text:p>
          </table:table-cell>
          <table:table-cell office:value-type="float" office:value="4.431674" calcext:value-type="float">
            <text:p>4.431674</text:p>
          </table:table-cell>
          <table:table-cell table:number-columns-repeated="1018"/>
        </table:table-row>
        <table:table-row table:style-name="ro1">
          <table:table-cell office:value-type="float" office:value="20210205" calcext:value-type="float">
            <text:p>20210205</text:p>
          </table:table-cell>
          <table:table-cell table:style-name="ce50" office:value-type="string" calcext:value-type="string">
            <text:p>89d7685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/>
          <table:table-cell office:value-type="float" office:value="12.222125" calcext:value-type="float">
            <text:p>12.222125</text:p>
          </table:table-cell>
          <table:table-cell table:number-columns-repeated="1018"/>
        </table:table-row>
        <table:table-row table:style-name="ro1">
          <table:table-cell office:value-type="float" office:value="20210205" calcext:value-type="float">
            <text:p>20210205</text:p>
          </table:table-cell>
          <table:table-cell office:value-type="string" calcext:value-type="string">
            <text:p>e0be963</text:p>
          </table:table-cell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/>
          <table:table-cell office:value-type="float" office:value="46.146597" calcext:value-type="float">
            <text:p>46.146597</text:p>
          </table:table-cell>
          <table:table-cell office:value-type="string" calcext:value-type="string">
            <text:p>added prefetch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read=tmu</text:p>
          </table:table-cell>
          <table:table-cell office:value-type="float" office:value="21.919793" calcext:value-type="float">
            <text:p>21.919793</text:p>
          </table:table-cell>
          <table:table-cell office:value-type="string" calcext:value-type="string">
            <text:p>TMU beats DMA!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read=prefetch</text:p>
          </table:table-cell>
          <table:table-cell office:value-type="float" office:value="6.907181" calcext:value-type="float">
            <text:p>6.907181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read=none</text:p>
          </table:table-cell>
          <table:table-cell office:value-type="float" office:value="4.430315" calcext:value-type="float">
            <text:p>4.430315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/>
          <table:table-cell office:value-type="float" office:value="10.413163" calcext:value-type="float">
            <text:p>10.413163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read=prefetch</text:p>
          </table:table-cell>
          <table:table-cell office:value-type="float" office:value="2.718919" calcext:value-type="float">
            <text:p>2.718919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read=none</text:p>
          </table:table-cell>
          <table:table-cell office:value-type="float" office:value="2.062061" calcext:value-type="float">
            <text:p>2.062061</text:p>
          </table:table-cell>
          <table:table-cell table:number-columns-repeated="1018"/>
        </table:table-row>
        <table:table-row table:style-name="ro1">
          <table:table-cell office:value-type="float" office:value="20210206" calcext:value-type="float">
            <text:p>20210206</text:p>
          </table:table-cell>
          <table:table-cell office:value-type="string" calcext:value-type="string">
            <text:p>40b92f8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 office:value-type="string" calcext:value-type="string">
            <text:p>-n=8 -read=prefetch</text:p>
          </table:table-cell>
          <table:table-cell office:value-type="float" office:value="0.408764" calcext:value-type="float">
            <text:p>0.408764</text:p>
          </table:table-cell>
          <table:table-cell/>
          <table:table-cell office:value-type="string" calcext:value-type="string">
            <text:p>From here on, not much progress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-n=8 -read=none</text:p>
          </table:table-cell>
          <table:table-cell office:value-type="float" office:value="0.261619" calcext:value-type="float">
            <text:p>0.261619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 office:value-type="string" calcext:value-type="string">
            <text:p>-n=8 -read=prefetch</text:p>
          </table:table-cell>
          <table:table-cell office:value-type="float" office:value="1.272363" calcext:value-type="float">
            <text:p>1.272363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n=12 -read=prefetch</text:p>
          </table:table-cell>
          <table:table-cell/>
          <table:table-cell office:value-type="string" calcext:value-type="string">
            <text:p>5 x Failed to invoke kernel on QPUs; can’t deal with dim=512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d=576 -n=12 -read=prefetch </text:p>
          </table:table-cell>
          <table:table-cell office:value-type="float" office:value="1.302592" calcext:value-type="float">
            <text:p>1.302592</text:p>
          </table:table-cell>
          <table:table-cell office:value-type="string" calcext:value-type="string">
            <text:p><text:s/>-d=576=12*16*3 OK !!! -d=560 also works!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4 -read=prefetch</text:p>
          </table:table-cell>
          <table:table-cell office:value-type="float" office:value="2.681338" calcext:value-type="float">
            <text:p>2.681338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n=8 -read=none</text:p>
          </table:table-cell>
          <table:table-cell office:value-type="float" office:value="0.51924" calcext:value-type="float">
            <text:p>0.51924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d=576 -n=12 -read=none</text:p>
          </table:table-cell>
          <table:table-cell office:value-type="float" office:value="0.449125" calcext:value-type="float">
            <text:p>0.449125</text:p>
          </table:table-cell>
          <table:table-cell table:number-columns-repeated="1018"/>
        </table:table-row>
        <table:table-row table:style-name="ro1">
          <table:table-cell office:value-type="float" office:value="20210209" calcext:value-type="float">
            <text:p>20210209</text:p>
          </table:table-cell>
          <table:table-cell table:style-name="ce51" office:value-type="string" calcext:value-type="string">
            <text:p>512b873</text:p>
          </table:table-cell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/>
          <table:table-cell office:value-type="float" office:value="22.60706" calcext:value-type="float">
            <text:p>22.60706</text:p>
          </table:table-cell>
          <table:table-cell office:value-type="string" calcext:value-type="string">
            <text:p>TMU default</text:p>
          </table:table-cell>
          <table:table-cell office:value-type="string" calcext:value-type="string">
            <text:p>TODO register progress from here on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-n=8</text:p>
          </table:table-cell>
          <table:table-cell office:value-type="float" office:value="2.77663" calcext:value-type="float">
            <text:p>2.77663</text:p>
          </table:table-cell>
          <table:table-cell table:number-columns-repeated="1018"/>
        </table:table-row>
        <table:table-row table:style-name="ro1">
          <table:table-cell office:value-type="float" office:value="20210315" calcext:value-type="float">
            <text:p>20210315</text:p>
          </table:table-cell>
          <table:table-cell office:value-type="string" calcext:value-type="string">
            <text:p>2d9eeca</text:p>
          </table:table-cell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/>
          <table:table-cell office:value-type="float" office:value="21.419429" calcext:value-type="float">
            <text:p>21.419429</text:p>
          </table:table-cell>
          <table:table-cell office:value-type="string" calcext:value-type="string">
            <text:p>evolutionary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read=prefetch</text:p>
          </table:table-cell>
          <table:table-cell office:value-type="float" office:value="6.340426" calcext:value-type="float">
            <text:p>6.340426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n=8</text:p>
          </table:table-cell>
          <table:table-cell office:value-type="float" office:value="2.627358" calcext:value-type="float">
            <text:p>2.627358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n=8 -read=prefetch</text:p>
          </table:table-cell>
          <table:table-cell office:value-type="float" office:value="1.387184" calcext:value-type="float">
            <text:p>1.387184</text:p>
          </table:table-cell>
          <table:table-cell table:number-columns-repeated="1018"/>
        </table:table-row>
        <table:table-row table:style-name="ro1">
          <table:table-cell office:value-type="float" office:value="20210315" calcext:value-type="float">
            <text:p>20210315</text:p>
          </table:table-cell>
          <table:table-cell office:value-type="string" calcext:value-type="string">
            <text:p>2d9eeca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/>
          <table:table-cell office:value-type="float" office:value="8.184979" calcext:value-type="float">
            <text:p>8.184979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read=prefetch</text:p>
          </table:table-cell>
          <table:table-cell office:value-type="float" office:value="2.712854" calcext:value-type="float">
            <text:p>2.712854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n=8</text:p>
          </table:table-cell>
          <table:table-cell office:value-type="float" office:value="2.712833" calcext:value-type="float">
            <text:p>2.712833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n=8 -read=prefetch</text:p>
          </table:table-cell>
          <table:table-cell office:value-type="float" office:value="0.408038" calcext:value-type="float">
            <text:p>0.408038</text:p>
          </table:table-cell>
          <table:table-cell table:number-columns-repeated="1018"/>
        </table:table-row>
        <table:table-row table:style-name="ro1" table:number-rows-repeated="2">
          <table:table-cell table:number-columns-repeated="6"/>
          <table:table-cell table:style-name="ce56"/>
          <table:table-cell table:number-columns-repeated="1017"/>
        </table:table-row>
        <table:table-row table:style-name="ro2">
          <table:table-cell table:style-name="ce41" office:value-type="string" calcext:value-type="string">
            <text:p>Matrix – Platform compare</text:p>
          </table:table-cell>
          <table:table-cell table:number-columns-repeated="5"/>
          <table:table-cell table:style-name="ce56"/>
          <table:table-cell table:number-columns-repeated="1017"/>
        </table:table-row>
        <table:table-row table:style-name="ro1">
          <table:table-cell table:number-columns-repeated="6"/>
          <table:table-cell table:style-name="ce56"/>
          <table:table-cell table:number-columns-repeated="1017"/>
        </table:table-row>
        <table:table-row table:style-name="ro1">
          <table:table-cell table:style-name="ce45" office:value-type="string" calcext:value-type="string">
            <text:p>Base cmdline:</text:p>
          </table:table-cell>
          <table:table-cell office:value-type="string" calcext:value-type="string">
            <text:p>sudo ./obj/qpu-debug/bin/Matrix -d=304 -p=10</text:p>
          </table:table-cell>
          <table:table-cell table:number-columns-repeated="3"/>
          <table:table-cell office:value-type="string" calcext:value-type="string">
            <text:p>Value -d for successful run on Pi and Pi2</text:p>
          </table:table-cell>
          <table:table-cell table:style-name="ce56"/>
          <table:table-cell table:number-columns-repeated="1017"/>
        </table:table-row>
        <table:table-row table:style-name="ro1">
          <table:table-cell table:number-columns-repeated="6"/>
          <table:table-cell table:style-name="ce56"/>
          <table:table-cell table:number-columns-repeated="1017"/>
        </table:table-row>
        <table:table-row table:style-name="ro1">
          <table:table-cell table:style-name="ce47" office:value-type="string" calcext:value-type="string">
            <text:p>Date</text:p>
          </table:table-cell>
          <table:table-cell table:style-name="ce49" office:value-type="string" calcext:value-type="string">
            <text:p>Commit</text:p>
          </table:table-cell>
          <table:table-cell table:style-name="ce49" office:value-type="string" calcext:value-type="string">
            <text:p>Hostname</text:p>
          </table:table-cell>
          <table:table-cell table:style-name="ce49" office:value-type="string" calcext:value-type="string">
            <text:p>Platform</text:p>
          </table:table-cell>
          <table:table-cell table:style-name="ce47" office:value-type="string" calcext:value-type="string">
            <text:p>Params</text:p>
          </table:table-cell>
          <table:table-cell table:style-name="ce47" office:value-type="string" calcext:value-type="string">
            <text:p>Time (s)</text:p>
          </table:table-cell>
          <table:table-cell table:style-name="ce55" office:value-type="string" calcext:value-type="string">
            <text:p>Comments</text:p>
          </table:table-cell>
          <table:table-cell table:style-name="ce47" table:number-columns-repeated="1017"/>
        </table:table-row>
        <table:table-row table:style-name="ro1">
          <table:table-cell office:value-type="float" office:value="20210403" calcext:value-type="float">
            <text:p>20210403</text:p>
          </table:table-cell>
          <table:table-cell office:value-type="string" calcext:value-type="string">
            <text:p>47b57e8</text:p>
          </table:table-cell>
          <table:table-cell office:value-type="string" calcext:value-type="string">
            <text:p>Pi2-1</text:p>
          </table:table-cell>
          <table:table-cell office:value-type="string" calcext:value-type="string">
            <text:p>pi2</text:p>
          </table:table-cell>
          <table:table-cell/>
          <table:table-cell office:value-type="float" office:value="9.452398" calcext:value-type="float">
            <text:p>9.452398</text:p>
          </table:table-cell>
          <table:table-cell table:style-name="ce56"/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read=prefetch</text:p>
          </table:table-cell>
          <table:table-cell office:value-type="float" office:value="3.098437" calcext:value-type="float">
            <text:p>3.098437</text:p>
          </table:table-cell>
          <table:table-cell table:style-name="ce56"/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read=none</text:p>
          </table:table-cell>
          <table:table-cell office:value-type="float" office:value="2.451657" calcext:value-type="float">
            <text:p>2.451657</text:p>
          </table:table-cell>
          <table:table-cell table:style-name="ce56"/>
          <table:table-cell table:number-columns-repeated="1017"/>
        </table:table-row>
        <table:table-row table:style-name="ro1" table:number-rows-repeated="4">
          <table:table-cell table:number-columns-repeated="6"/>
          <table:table-cell table:style-name="ce56"/>
          <table:table-cell table:number-columns-repeated="1017"/>
        </table:table-row>
        <table:table-row table:style-name="ro1" table:number-rows-repeated="6">
          <table:table-cell/>
          <table:table-cell table:style-name="Default" table:number-columns-repeated="3"/>
          <table:table-cell table:number-columns-repeated="2"/>
          <table:table-cell table:style-name="Default"/>
          <table:table-cell table:number-columns-repeated="1017"/>
        </table:table-row>
        <table:table-row table:style-name="ro1" table:number-rows-repeated="6">
          <table:table-cell table:number-columns-repeated="6"/>
          <table:table-cell table:style-name="ce56"/>
          <table:table-cell table:number-columns-repeated="1017"/>
        </table:table-row>
        <table:table-row table:style-name="ro1" table:number-rows-repeated="18">
          <table:table-cell table:number-columns-repeated="6"/>
          <table:table-cell table:style-name="Default"/>
          <table:table-cell table:number-columns-repeated="1017"/>
        </table:table-row>
        <table:table-row table:style-name="ro2">
          <table:table-cell table:style-name="ce41" office:value-type="string" calcext:value-type="string">
            <text:p>Rot3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45" office:value-type="string" calcext:value-type="string">
            <text:p>Base cmdline:</text:p>
          </table:table-cell>
          <table:table-cell office:value-type="string" calcext:value-type="string">
            <text:p>Rot3D -v=19200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47" office:value-type="string" calcext:value-type="string">
            <text:p>Date</text:p>
          </table:table-cell>
          <table:table-cell table:style-name="ce49" office:value-type="string" calcext:value-type="string">
            <text:p>Commit</text:p>
          </table:table-cell>
          <table:table-cell table:style-name="ce49" office:value-type="string" calcext:value-type="string">
            <text:p>Hostname</text:p>
          </table:table-cell>
          <table:table-cell table:style-name="ce49" office:value-type="string" calcext:value-type="string">
            <text:p>Platform</text:p>
          </table:table-cell>
          <table:table-cell table:style-name="ce47" office:value-type="string" calcext:value-type="string">
            <text:p>Params</text:p>
          </table:table-cell>
          <table:table-cell table:style-name="ce47" office:value-type="string" calcext:value-type="string">
            <text:p>Time (s)</text:p>
          </table:table-cell>
          <table:table-cell table:style-name="ce55" office:value-type="string" calcext:value-type="string">
            <text:p>Comments</text:p>
          </table:table-cell>
          <table:table-cell table:style-name="ce47" table:number-columns-repeated="1017"/>
        </table:table-row>
        <table:table-row table:style-name="ro1">
          <table:table-cell office:value-type="float" office:value="20210202" calcext:value-type="float">
            <text:p>20210202</text:p>
          </table:table-cell>
          <table:table-cell table:style-name="ce51" office:value-type="string" calcext:value-type="string">
            <text:p>‘6143e090’</text:p>
          </table:table-cell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 office:value-type="string" calcext:value-type="string">
            <text:p>-k=cpu</text:p>
          </table:table-cell>
          <table:table-cell office:value-type="float" office:value="0.020532" calcext:value-type="float">
            <text:p>0.020532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1</text:p>
          </table:table-cell>
          <table:table-cell office:value-type="float" office:value="0.032531" calcext:value-type="float">
            <text:p>0.032531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2 -n=1</text:p>
          </table:table-cell>
          <table:table-cell office:value-type="float" office:value="0.015441" calcext:value-type="float">
            <text:p>0.015441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2 -n=4</text:p>
          </table:table-cell>
          <table:table-cell office:value-type="float" office:value="0.013367" calcext:value-type="float">
            <text:p>0.013367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2 -n=8</text:p>
          </table:table-cell>
          <table:table-cell office:value-type="float" office:value="0.013368" calcext:value-type="float">
            <text:p>0.013368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2 -n=12</text:p>
          </table:table-cell>
          <table:table-cell office:value-type="float" office:value="0.013386" calcext:value-type="float">
            <text:p>0.013386</text:p>
          </table:table-cell>
          <table:table-cell table:number-columns-repeated="1018"/>
        </table:table-row>
        <table:table-row table:style-name="ro1">
          <table:table-cell office:value-type="float" office:value="20210204" calcext:value-type="float">
            <text:p>20210204</text:p>
          </table:table-cell>
          <table:table-cell office:value-type="string" calcext:value-type="string">
            <text:p>316c99f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 office:value-type="string" calcext:value-type="string">
            <text:p>-k=cpu</text:p>
          </table:table-cell>
          <table:table-cell office:value-type="float" office:value="0.008814" calcext:value-type="float">
            <text:p>0.008814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1</text:p>
          </table:table-cell>
          <table:table-cell office:value-type="float" office:value="0.008867" calcext:value-type="float">
            <text:p>0.008867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2 -n=1</text:p>
          </table:table-cell>
          <table:table-cell office:value-type="float" office:value="0.00566" calcext:value-type="float">
            <text:p>0.00566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2 -n=8</text:p>
          </table:table-cell>
          <table:table-cell office:value-type="float" office:value="0.001803" calcext:value-type="float">
            <text:p>0.001803</text:p>
          </table:table-cell>
          <table:table-cell table:number-columns-repeated="1018"/>
        </table:table-row>
        <table:table-row table:style-name="ro1">
          <table:table-cell office:value-type="float" office:value="20210205" calcext:value-type="float">
            <text:p>20210205</text:p>
          </table:table-cell>
          <table:table-cell table:style-name="ce50" office:value-type="string" calcext:value-type="string">
            <text:p>'5e32444’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 office:value-type="string" calcext:value-type="string">
            <text:p>-k=3 -n=1</text:p>
          </table:table-cell>
          <table:table-cell office:value-type="float" office:value="0.007197" calcext:value-type="float">
            <text:p>0.007197</text:p>
          </table:table-cell>
          <table:table-cell office:value-type="string" calcext:value-type="string">
            <text:p>pre ptr increment</text:p>
          </table:table-cell>
          <table:table-cell table:number-columns-repeated="1017"/>
        </table:table-row>
        <table:table-row table:style-name="ro1">
          <table:table-cell/>
          <table:table-cell table:style-name="ce50"/>
          <table:table-cell table:number-columns-repeated="2"/>
          <table:table-cell office:value-type="string" calcext:value-type="string">
            <text:p>-k=3 -n=8</text:p>
          </table:table-cell>
          <table:table-cell office:value-type="float" office:value="0.00242" calcext:value-type="float">
            <text:p>0.00242</text:p>
          </table:table-cell>
          <table:table-cell table:number-columns-repeated="1018"/>
        </table:table-row>
        <table:table-row table:style-name="ro1">
          <table:table-cell/>
          <table:table-cell table:style-name="ce50" office:value-type="string" calcext:value-type="string">
            <text:p>89d7685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 office:value-type="string" calcext:value-type="string">
            <text:p>-k=1</text:p>
          </table:table-cell>
          <table:table-cell office:value-type="float" office:value="0.008298" calcext:value-type="float">
            <text:p>0.008298</text:p>
          </table:table-cell>
          <table:table-cell office:value-type="string" calcext:value-type="string">
            <text:p>ptr increment &amp; v3d optimization</text:p>
          </table:table-cell>
          <table:table-cell table:number-columns-repeated="1017"/>
        </table:table-row>
        <table:table-row table:style-name="ro1">
          <table:table-cell/>
          <table:table-cell table:style-name="ce50"/>
          <table:table-cell table:number-columns-repeated="2"/>
          <table:table-cell office:value-type="string" calcext:value-type="string">
            <text:p>-k=2 -n=1</text:p>
          </table:table-cell>
          <table:table-cell office:value-type="float" office:value="0.005097" calcext:value-type="float">
            <text:p>0.005097</text:p>
          </table:table-cell>
          <table:table-cell table:number-columns-repeated="1018"/>
        </table:table-row>
        <table:table-row table:style-name="ro1">
          <table:table-cell/>
          <table:table-cell table:style-name="ce50"/>
          <table:table-cell table:number-columns-repeated="2"/>
          <table:table-cell office:value-type="string" calcext:value-type="string">
            <text:p>-k=2 -n=8</text:p>
          </table:table-cell>
          <table:table-cell office:value-type="float" office:value="0.001815" calcext:value-type="float">
            <text:p>0.001815</text:p>
          </table:table-cell>
          <table:table-cell table:number-columns-repeated="1018"/>
        </table:table-row>
        <table:table-row table:style-name="ro1">
          <table:table-cell/>
          <table:table-cell table:style-name="ce50"/>
          <table:table-cell table:number-columns-repeated="2"/>
          <table:table-cell office:value-type="string" calcext:value-type="string">
            <text:p>-k=3 -n=1</text:p>
          </table:table-cell>
          <table:table-cell office:value-type="float" office:value="0.00518" calcext:value-type="float">
            <text:p>0.00518</text:p>
          </table:table-cell>
          <table:table-cell table:number-columns-repeated="1018"/>
        </table:table-row>
        <table:table-row table:style-name="ro1">
          <table:table-cell/>
          <table:table-cell table:style-name="ce50"/>
          <table:table-cell table:number-columns-repeated="2"/>
          <table:table-cell office:value-type="string" calcext:value-type="string">
            <text:p>-k=3 -n=8</text:p>
          </table:table-cell>
          <table:table-cell office:value-type="float" office:value="0.002162" calcext:value-type="float">
            <text:p>0.002162</text:p>
          </table:table-cell>
          <table:table-cell table:number-columns-repeated="1018"/>
        </table:table-row>
        <table:table-row table:style-name="ro1">
          <table:table-cell/>
          <table:table-cell table:style-name="ce50" office:value-type="string" calcext:value-type="string">
            <text:p>89d7685</text:p>
          </table:table-cell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 office:value-type="string" calcext:value-type="string">
            <text:p>-k=3 -n=1</text:p>
          </table:table-cell>
          <table:table-cell office:value-type="float" office:value="0.015351" calcext:value-type="float">
            <text:p>0.015351</text:p>
          </table:table-cell>
          <table:table-cell table:number-columns-repeated="1018"/>
        </table:table-row>
        <table:table-row table:style-name="ro1">
          <table:table-cell/>
          <table:table-cell table:style-name="ce50"/>
          <table:table-cell table:number-columns-repeated="2"/>
          <table:table-cell office:value-type="string" calcext:value-type="string">
            <text:p>-k=3 -n=8</text:p>
          </table:table-cell>
          <table:table-cell office:value-type="float" office:value="0.013433" calcext:value-type="float">
            <text:p>0.013433</text:p>
          </table:table-cell>
          <table:table-cell table:number-columns-repeated="1018"/>
        </table:table-row>
        <table:table-row table:style-name="ro1">
          <table:table-cell office:value-type="float" office:value="20210206" calcext:value-type="float">
            <text:p>20210206</text:p>
          </table:table-cell>
          <table:table-cell table:style-name="ce51" office:value-type="string" calcext:value-type="string">
            <text:p>'84931e5’</text:p>
          </table:table-cell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 office:value-type="string" calcext:value-type="string">
            <text:p>-v=1024000 -k=1</text:p>
          </table:table-cell>
          <table:table-cell office:value-type="float" office:value="0.170312" calcext:value-type="float">
            <text:p>0.170312</text:p>
          </table:table-cell>
          <table:table-cell office:value-type="string" calcext:value-type="string">
            <text:p>DMA</text:p>
          </table:table-cell>
          <table:table-cell office:value-type="string" calcext:value-type="string">
            <text:p>TODO register progress</text:p>
          </table:table-cell>
          <table:table-cell table:number-columns-repeated="1016"/>
        </table:table-row>
        <table:table-row table:style-name="ro1">
          <table:table-cell/>
          <table:table-cell table:style-name="ce51"/>
          <table:table-cell table:number-columns-repeated="2"/>
          <table:table-cell office:value-type="string" calcext:value-type="string">
            <text:p>-v=1024000 -k=1 -n=2</text:p>
          </table:table-cell>
          <table:table-cell office:value-type="float" office:value="0.193194" calcext:value-type="float">
            <text:p>0.193194</text:p>
          </table:table-cell>
          <table:table-cell table:number-columns-repeated="1018"/>
        </table:table-row>
        <table:table-row table:style-name="ro1">
          <table:table-cell/>
          <table:table-cell table:style-name="ce51"/>
          <table:table-cell table:number-columns-repeated="2"/>
          <table:table-cell office:value-type="string" calcext:value-type="string">
            <text:p>-v=1024000 -k=1 -n=4</text:p>
          </table:table-cell>
          <table:table-cell office:value-type="float" office:value="0.326194" calcext:value-type="float">
            <text:p>0.326194</text:p>
          </table:table-cell>
          <table:table-cell table:number-columns-repeated="1018"/>
        </table:table-row>
        <table:table-row table:style-name="ro1">
          <table:table-cell/>
          <table:table-cell table:style-name="ce51"/>
          <table:table-cell table:number-columns-repeated="2"/>
          <table:table-cell office:value-type="string" calcext:value-type="string">
            <text:p>-v=1024000 -k=1 -n=8</text:p>
          </table:table-cell>
          <table:table-cell office:value-type="float" office:value="0.652056" calcext:value-type="float">
            <text:p>0.652056</text:p>
          </table:table-cell>
          <table:table-cell table:number-columns-repeated="1018"/>
        </table:table-row>
        <table:table-row table:style-name="ro1">
          <table:table-cell/>
          <table:table-cell table:style-name="ce51"/>
          <table:table-cell table:number-columns-repeated="2"/>
          <table:table-cell office:value-type="string" calcext:value-type="string">
            <text:p>-v=1024000 -k=1 -n=12</text:p>
          </table:table-cell>
          <table:table-cell office:value-type="float" office:value="0.978683" calcext:value-type="float">
            <text:p>0.978683</text:p>
          </table:table-cell>
          <table:table-cell table:number-columns-repeated="1018"/>
        </table:table-row>
        <table:table-row table:style-name="ro1">
          <table:table-cell/>
          <table:table-cell table:style-name="ce51"/>
          <table:table-cell table:number-columns-repeated="2"/>
          <table:table-cell office:value-type="string" calcext:value-type="string">
            <text:p>-v=1024000 -k=1a</text:p>
          </table:table-cell>
          <table:table-cell office:value-type="float" office:value="0.116388" calcext:value-type="float">
            <text:p>0.116388</text:p>
          </table:table-cell>
          <table:table-cell office:value-type="string" calcext:value-type="string">
            <text:p>TMU</text:p>
          </table:table-cell>
          <table:table-cell table:number-columns-repeated="1017"/>
        </table:table-row>
        <table:table-row table:style-name="ro1">
          <table:table-cell/>
          <table:table-cell table:style-name="ce51"/>
          <table:table-cell table:number-columns-repeated="2"/>
          <table:table-cell office:value-type="string" calcext:value-type="string">
            <text:p>-v=1024000 -k=1a -n=2</text:p>
          </table:table-cell>
          <table:table-cell office:value-type="float" office:value="0.143072" calcext:value-type="float">
            <text:p>0.143072</text:p>
          </table:table-cell>
          <table:table-cell table:number-columns-repeated="1018"/>
        </table:table-row>
        <table:table-row table:style-name="ro1">
          <table:table-cell/>
          <table:table-cell table:style-name="ce51"/>
          <table:table-cell table:number-columns-repeated="2"/>
          <table:table-cell office:value-type="string" calcext:value-type="string">
            <text:p>-v=1024000 -k=1a -n=4</text:p>
          </table:table-cell>
          <table:table-cell office:value-type="float" office:value="0.273717" calcext:value-type="float">
            <text:p>0.273717</text:p>
          </table:table-cell>
          <table:table-cell table:number-columns-repeated="1018"/>
        </table:table-row>
        <table:table-row table:style-name="ro1">
          <table:table-cell/>
          <table:table-cell table:style-name="ce51"/>
          <table:table-cell table:number-columns-repeated="2"/>
          <table:table-cell office:value-type="string" calcext:value-type="string">
            <text:p>-v=1024000 -k=1a -n=8</text:p>
          </table:table-cell>
          <table:table-cell office:value-type="float" office:value="0.546734" calcext:value-type="float">
            <text:p>0.546734</text:p>
          </table:table-cell>
          <table:table-cell table:number-columns-repeated="1018"/>
        </table:table-row>
        <table:table-row table:style-name="ro1">
          <table:table-cell/>
          <table:table-cell table:style-name="ce51"/>
          <table:table-cell table:number-columns-repeated="2"/>
          <table:table-cell office:value-type="string" calcext:value-type="string">
            <text:p>-v=1024000 -k=1a -n=12</text:p>
          </table:table-cell>
          <table:table-cell office:value-type="float" office:value="0.819782" calcext:value-type="float">
            <text:p>0.819782</text:p>
          </table:table-cell>
          <table:table-cell table:number-columns-repeated="1018"/>
        </table:table-row>
        <table:table-row table:style-name="ro1">
          <table:table-cell/>
          <table:table-cell table:style-name="ce51"/>
          <table:table-cell table:number-columns-repeated="2"/>
          <table:table-cell office:value-type="string" calcext:value-type="string">
            <text:p>-v=1024000 -k=1a</text:p>
          </table:table-cell>
          <table:table-cell office:value-type="float" office:value="0.169547" calcext:value-type="float">
            <text:p>0.169547</text:p>
          </table:table-cell>
          <table:table-cell office:value-type="string" calcext:value-type="string">
            <text:p>DMA; 1a optimized for multi kernel</text:p>
          </table:table-cell>
          <table:table-cell table:number-columns-repeated="1017"/>
        </table:table-row>
        <table:table-row table:style-name="ro1">
          <table:table-cell/>
          <table:table-cell table:style-name="ce51"/>
          <table:table-cell table:number-columns-repeated="2"/>
          <table:table-cell office:value-type="string" calcext:value-type="string">
            <text:p>-v=1024000 -k=1a -n=2</text:p>
          </table:table-cell>
          <table:table-cell office:value-type="float" office:value="0.095414" calcext:value-type="float">
            <text:p>0.095414</text:p>
          </table:table-cell>
          <table:table-cell table:number-columns-repeated="1018"/>
        </table:table-row>
        <table:table-row table:style-name="ro1">
          <table:table-cell/>
          <table:table-cell table:style-name="ce51"/>
          <table:table-cell table:number-columns-repeated="2"/>
          <table:table-cell office:value-type="string" calcext:value-type="string">
            <text:p>-v=1024000 -k=1a -n=4</text:p>
          </table:table-cell>
          <table:table-cell office:value-type="float" office:value="0.08213" calcext:value-type="float">
            <text:p>0.08213</text:p>
          </table:table-cell>
          <table:table-cell table:number-columns-repeated="1018"/>
        </table:table-row>
        <table:table-row table:style-name="ro1">
          <table:table-cell/>
          <table:table-cell table:style-name="ce51"/>
          <table:table-cell table:number-columns-repeated="2"/>
          <table:table-cell office:value-type="string" calcext:value-type="string">
            <text:p>-v=1024000 -k=1a -n=8</text:p>
          </table:table-cell>
          <table:table-cell office:value-type="float" office:value="0.082325" calcext:value-type="float">
            <text:p>0.082325</text:p>
          </table:table-cell>
          <table:table-cell table:number-columns-repeated="1018"/>
        </table:table-row>
        <table:table-row table:style-name="ro1">
          <table:table-cell/>
          <table:table-cell table:style-name="ce51"/>
          <table:table-cell table:number-columns-repeated="2"/>
          <table:table-cell office:value-type="string" calcext:value-type="string">
            <text:p>-v=1024000 -k=1a -n=12</text:p>
          </table:table-cell>
          <table:table-cell office:value-type="float" office:value="0.082253" calcext:value-type="float">
            <text:p>0.082253</text:p>
          </table:table-cell>
          <table:table-cell table:number-columns-repeated="1018"/>
        </table:table-row>
        <table:table-row table:style-name="ro1">
          <table:table-cell/>
          <table:table-cell table:style-name="ce51"/>
          <table:table-cell table:number-columns-repeated="2"/>
          <table:table-cell office:value-type="string" calcext:value-type="string">
            <text:p>-v=1024000 -k=1a</text:p>
          </table:table-cell>
          <table:table-cell office:value-type="float" office:value="0.115114" calcext:value-type="float">
            <text:p>0.115114</text:p>
          </table:table-cell>
          <table:table-cell office:value-type="string" calcext:value-type="string">
            <text:p>TMU; 1a optimized for multi kernel</text:p>
          </table:table-cell>
          <table:table-cell table:number-columns-repeated="1017"/>
        </table:table-row>
        <table:table-row table:style-name="ro1">
          <table:table-cell/>
          <table:table-cell table:style-name="ce51"/>
          <table:table-cell table:number-columns-repeated="2"/>
          <table:table-cell office:value-type="string" calcext:value-type="string">
            <text:p>-v=1024000 -k=1a -n=2</text:p>
          </table:table-cell>
          <table:table-cell office:value-type="float" office:value="0.074205" calcext:value-type="float">
            <text:p>0.074205</text:p>
          </table:table-cell>
          <table:table-cell table:number-columns-repeated="1018"/>
        </table:table-row>
        <table:table-row table:style-name="ro1">
          <table:table-cell/>
          <table:table-cell table:style-name="ce51"/>
          <table:table-cell table:number-columns-repeated="2"/>
          <table:table-cell office:value-type="string" calcext:value-type="string">
            <text:p>-v=1024000 -k=1a -n=4</text:p>
          </table:table-cell>
          <table:table-cell office:value-type="float" office:value="0.068838" calcext:value-type="float">
            <text:p>0.068838</text:p>
          </table:table-cell>
          <table:table-cell table:number-columns-repeated="1018"/>
        </table:table-row>
        <table:table-row table:style-name="ro1">
          <table:table-cell/>
          <table:table-cell table:style-name="ce51"/>
          <table:table-cell table:number-columns-repeated="2"/>
          <table:table-cell office:value-type="string" calcext:value-type="string">
            <text:p>-v=1024000 -k=1a -n=8</text:p>
          </table:table-cell>
          <table:table-cell office:value-type="float" office:value="0.06886" calcext:value-type="float">
            <text:p>0.06886</text:p>
          </table:table-cell>
          <table:table-cell table:number-columns-repeated="1018"/>
        </table:table-row>
        <table:table-row table:style-name="ro1">
          <table:table-cell/>
          <table:table-cell table:style-name="ce51"/>
          <table:table-cell table:number-columns-repeated="2"/>
          <table:table-cell office:value-type="string" calcext:value-type="string">
            <text:p>-v=1024000 -k=1a -n=12</text:p>
          </table:table-cell>
          <table:table-cell office:value-type="float" office:value="0.068878" calcext:value-type="float">
            <text:p>0.068878</text:p>
          </table:table-cell>
          <table:table-cell table:number-columns-repeated="1018"/>
        </table:table-row>
        <table:table-row table:style-name="ro1">
          <table:table-cell/>
          <table:table-cell table:style-name="ce50"/>
          <table:table-cell table:number-columns-repeated="2"/>
          <table:table-cell office:value-type="string" calcext:value-type="string">
            <text:p>-v=1024000 -k=2</text:p>
          </table:table-cell>
          <table:table-cell office:value-type="float" office:value="0.080277" calcext:value-type="float">
            <text:p>0.080277</text:p>
          </table:table-cell>
          <table:table-cell office:value-type="string" calcext:value-type="string">
            <text:p>prefetch</text:p>
          </table:table-cell>
          <table:table-cell table:number-columns-repeated="1017"/>
        </table:table-row>
        <table:table-row table:style-name="ro1">
          <table:table-cell/>
          <table:table-cell table:style-name="ce50"/>
          <table:table-cell table:number-columns-repeated="2"/>
          <table:table-cell office:value-type="string" calcext:value-type="string">
            <text:p>-v=1024000 -k=2 -n=8</text:p>
          </table:table-cell>
          <table:table-cell office:value-type="float" office:value="0.068896" calcext:value-type="float">
            <text:p>0.068896</text:p>
          </table:table-cell>
          <table:table-cell table:number-columns-repeated="1018"/>
        </table:table-row>
        <table:table-row table:style-name="ro1">
          <table:table-cell/>
          <table:table-cell table:style-name="ce50"/>
          <table:table-cell table:number-columns-repeated="2"/>
          <table:table-cell office:value-type="string" calcext:value-type="string">
            <text:p>-v=1024000 -k=3</text:p>
          </table:table-cell>
          <table:table-cell office:value-type="float" office:value="0.079137" calcext:value-type="float">
            <text:p>0.079137</text:p>
          </table:table-cell>
          <table:table-cell office:value-type="string" calcext:value-type="string">
            <text:p>max prefetch</text:p>
          </table:table-cell>
          <table:table-cell table:number-columns-repeated="1017"/>
        </table:table-row>
        <table:table-row table:style-name="ro1">
          <table:table-cell/>
          <table:table-cell table:style-name="ce50"/>
          <table:table-cell table:number-columns-repeated="2"/>
          <table:table-cell office:value-type="string" calcext:value-type="string">
            <text:p>-v=1024000 -k=3 -n=8</text:p>
          </table:table-cell>
          <table:table-cell office:value-type="float" office:value="0.068934" calcext:value-type="float">
            <text:p>0.068934</text:p>
          </table:table-cell>
          <table:table-cell/>
          <table:table-cell office:value-type="string" calcext:value-type="string">
            <text:p>TODO register progress</text:p>
          </table:table-cell>
          <table:table-cell table:number-columns-repeated="1016"/>
        </table:table-row>
        <table:table-row table:style-name="ro1">
          <table:table-cell office:value-type="float" office:value="20210209" calcext:value-type="float">
            <text:p>20210209</text:p>
          </table:table-cell>
          <table:table-cell table:style-name="ce51" office:value-type="string" calcext:value-type="string">
            <text:p>512b873</text:p>
          </table:table-cell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 office:value-type="string" calcext:value-type="string">
            <text:p>-v=1024000 -k=1</text:p>
          </table:table-cell>
          <table:table-cell office:value-type="float" office:value="0.170249" calcext:value-type="float">
            <text:p>0.170249</text:p>
          </table:table-cell>
          <table:table-cell office:value-type="string" calcext:value-type="string">
            <text:p>DMA</text:p>
          </table:table-cell>
          <table:table-cell table:number-columns-repeated="1017"/>
        </table:table-row>
        <table:table-row table:style-name="ro1">
          <table:table-cell/>
          <table:table-cell table:style-name="ce50"/>
          <table:table-cell table:number-columns-repeated="3"/>
          <table:table-cell office:value-type="float" office:value="0.119732" calcext:value-type="float">
            <text:p>0.119732</text:p>
          </table:table-cell>
          <table:table-cell office:value-type="string" calcext:value-type="string">
            <text:p>TMU (default now)</text:p>
          </table:table-cell>
          <table:table-cell office:value-type="string" calcext:value-type="string">
            <text:p>TODO register progress</text:p>
          </table:table-cell>
          <table:table-cell table:number-columns-repeated="1016"/>
        </table:table-row>
        <table:table-row table:style-name="ro1">
          <table:table-cell/>
          <table:table-cell table:style-name="ce50"/>
          <table:table-cell table:number-columns-repeated="2"/>
          <table:table-cell office:value-type="string" calcext:value-type="string">
            <text:p>-v=1024000 -k=3 -n=8</text:p>
          </table:table-cell>
          <table:table-cell office:value-type="float" office:value="0.068844" calcext:value-type="float">
            <text:p>0.068844</text:p>
          </table:table-cell>
          <table:table-cell office:value-type="string" calcext:value-type="string">
            <text:p>DMA – no diff, as expected, DMA not used</text:p>
          </table:table-cell>
          <table:table-cell table:number-columns-repeated="1017"/>
        </table:table-row>
        <table:table-row table:style-name="ro1">
          <table:table-cell/>
          <table:table-cell table:style-name="ce50"/>
          <table:table-cell table:number-columns-repeated="3"/>
          <table:table-cell office:value-type="float" office:value="0.068841" calcext:value-type="float">
            <text:p>0.068841</text:p>
          </table:table-cell>
          <table:table-cell office:value-type="string" calcext:value-type="string">
            <text:p>TMU (default now)</text:p>
          </table:table-cell>
          <table:table-cell office:value-type="string" calcext:value-type="string">
            <text:p>TODO register progress</text:p>
          </table:table-cell>
          <table:table-cell table:number-columns-repeated="1016"/>
        </table:table-row>
        <table:table-row table:style-name="ro1">
          <table:table-cell/>
          <table:table-cell table:style-name="ce50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table:style-name="ce41" office:value-type="string" calcext:value-type="string">
            <text:p>Mandelbrot</text:p>
          </table:table-cell>
          <table:table-cell table:number-columns-repeated="14"/>
          <table:table-cell office:value-type="string" calcext:value-type="string">
            <text:p>`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45" office:value-type="string" calcext:value-type="string">
            <text:p>Base cmdline:</text:p>
          </table:table-cell>
          <table:table-cell office:value-type="string" calcext:value-type="string">
            <text:p>Mandelbro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47" office:value-type="string" calcext:value-type="string">
            <text:p>Date</text:p>
          </table:table-cell>
          <table:table-cell table:style-name="ce49" office:value-type="string" calcext:value-type="string">
            <text:p>Commit</text:p>
          </table:table-cell>
          <table:table-cell table:style-name="ce49" office:value-type="string" calcext:value-type="string">
            <text:p>Hostname</text:p>
          </table:table-cell>
          <table:table-cell table:style-name="ce49" office:value-type="string" calcext:value-type="string">
            <text:p>Platform</text:p>
          </table:table-cell>
          <table:table-cell table:style-name="ce47" office:value-type="string" calcext:value-type="string">
            <text:p>Params</text:p>
          </table:table-cell>
          <table:table-cell table:style-name="ce47" office:value-type="string" calcext:value-type="string">
            <text:p>Time (s)</text:p>
          </table:table-cell>
          <table:table-cell table:style-name="ce55" office:value-type="string" calcext:value-type="string">
            <text:p>Comments</text:p>
          </table:table-cell>
          <table:table-cell table:style-name="ce47" table:number-columns-repeated="1017"/>
        </table:table-row>
        <table:table-row table:style-name="ro1">
          <table:table-cell office:value-type="float" office:value="20210204" calcext:value-type="float">
            <text:p>20210204</text:p>
          </table:table-cell>
          <table:table-cell office:value-type="string" calcext:value-type="string">
            <text:p>316c99f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 office:value-type="string" calcext:value-type="string">
            <text:p>-k=cpu</text:p>
          </table:table-cell>
          <table:table-cell office:value-type="float" office:value="2.632804" calcext:value-type="float">
            <text:p>2.632804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single</text:p>
          </table:table-cell>
          <table:table-cell office:value-type="float" office:value="1.991902" calcext:value-type="float">
            <text:p>1.991902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multi -n=1</text:p>
          </table:table-cell>
          <table:table-cell office:value-type="float" office:value="2.012528" calcext:value-type="float">
            <text:p>2.012528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multi -n=8</text:p>
          </table:table-cell>
          <table:table-cell office:value-type="float" office:value="0.311534" calcext:value-type="float">
            <text:p>0.311534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 office:value-type="string" calcext:value-type="string">
            <text:p>-k=cpu</text:p>
          </table:table-cell>
          <table:table-cell office:value-type="float" office:value="7.075472" calcext:value-type="float">
            <text:p>7.075472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single</text:p>
          </table:table-cell>
          <table:table-cell office:value-type="float" office:value="3.002719" calcext:value-type="float">
            <text:p>3.002719</text:p>
          </table:table-cell>
          <table:table-cell/>
          <table:table-cell office:value-type="string" calcext:value-type="string">
            <text:p>TODO register progress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-k=multi -n=1</text:p>
          </table:table-cell>
          <table:table-cell office:value-type="float" office:value="2.979217" calcext:value-type="float">
            <text:p>2.979217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multi -n=8</text:p>
          </table:table-cell>
          <table:table-cell office:value-type="float" office:value="0.585395" calcext:value-type="float">
            <text:p>0.585395</text:p>
          </table:table-cell>
          <table:table-cell table:number-columns-repeated="1018"/>
        </table:table-row>
        <table:table-row table:style-name="ro1">
          <table:table-cell office:value-type="float" office:value="20210205" calcext:value-type="float">
            <text:p>20210205</text:p>
          </table:table-cell>
          <table:table-cell table:style-name="ce50" office:value-type="string" calcext:value-type="string">
            <text:p>89d7685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 office:value-type="string" calcext:value-type="string">
            <text:p>-k=single</text:p>
          </table:table-cell>
          <table:table-cell office:value-type="float" office:value="1.755045" calcext:value-type="float">
            <text:p>1.755045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multi -n=1</text:p>
          </table:table-cell>
          <table:table-cell office:value-type="float" office:value="1.76417" calcext:value-type="float">
            <text:p>1.76417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multi -n=8</text:p>
          </table:table-cell>
          <table:table-cell office:value-type="float" office:value="0.323343" calcext:value-type="float">
            <text:p>0.323343</text:p>
          </table:table-cell>
          <table:table-cell table:number-columns-repeated="1018"/>
        </table:table-row>
        <table:table-row table:style-name="ro1">
          <table:table-cell office:value-type="float" office:value="20210209" calcext:value-type="float">
            <text:p>20210209</text:p>
          </table:table-cell>
          <table:table-cell table:style-name="ce51" office:value-type="string" calcext:value-type="string">
            <text:p>512b873</text:p>
          </table:table-cell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 office:value-type="string" calcext:value-type="string">
            <text:p>-k=single</text:p>
          </table:table-cell>
          <table:table-cell office:value-type="float" office:value="2.989145" calcext:value-type="float">
            <text:p>2.989145</text:p>
          </table:table-cell>
          <table:table-cell office:value-type="string" calcext:value-type="string">
            <text:p>TMU (default now) – no diff, expected</text:p>
          </table:table-cell>
          <table:table-cell office:value-type="string" calcext:value-type="string">
            <text:p>TODO register progress</text:p>
          </table:table-cell>
          <table:table-cell table:number-columns-repeated="1016"/>
        </table:table-row>
        <table:table-row table:style-name="ro1">
          <table:table-cell office:value-type="float" office:value="20210315" calcext:value-type="float">
            <text:p>20210315</text:p>
          </table:table-cell>
          <table:table-cell office:value-type="string" calcext:value-type="string">
            <text:p>2d9eeca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 office:value-type="string" calcext:value-type="string">
            <text:p>-k=multi -n=8</text:p>
          </table:table-cell>
          <table:table-cell office:value-type="float" office:value="0.44865" calcext:value-type="float">
            <text:p>0.44865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multi -n=1</text:p>
          </table:table-cell>
          <table:table-cell office:value-type="float" office:value="2.502466" calcext:value-type="float">
            <text:p>2.50246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41" office:value-type="string" calcext:value-type="string">
            <text:p>HeatMap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45" office:value-type="string" calcext:value-type="string">
            <text:p>Default:</text:p>
          </table:table-cell>
          <table:table-cell office:value-type="string" calcext:value-type="string">
            <text:p>1500 step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47" office:value-type="string" calcext:value-type="string">
            <text:p>Date</text:p>
          </table:table-cell>
          <table:table-cell table:style-name="ce49" office:value-type="string" calcext:value-type="string">
            <text:p>Commit</text:p>
          </table:table-cell>
          <table:table-cell table:style-name="ce49" office:value-type="string" calcext:value-type="string">
            <text:p>Hostname</text:p>
          </table:table-cell>
          <table:table-cell table:style-name="ce49" office:value-type="string" calcext:value-type="string">
            <text:p>Platform</text:p>
          </table:table-cell>
          <table:table-cell table:style-name="ce47" office:value-type="string" calcext:value-type="string">
            <text:p>Params</text:p>
          </table:table-cell>
          <table:table-cell table:style-name="ce47" office:value-type="string" calcext:value-type="string">
            <text:p>Time (s)</text:p>
          </table:table-cell>
          <table:table-cell table:style-name="ce55" office:value-type="string" calcext:value-type="string">
            <text:p>Comments</text:p>
          </table:table-cell>
          <table:table-cell table:style-name="ce47" table:number-columns-repeated="1017"/>
        </table:table-row>
        <table:table-row table:style-name="ro1">
          <table:table-cell office:value-type="float" office:value="20210207" calcext:value-type="float">
            <text:p>20210207</text:p>
          </table:table-cell>
          <table:table-cell office:value-type="string" calcext:value-type="string">
            <text:p>40b92f8</text:p>
          </table:table-cell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/>
          <table:table-cell office:value-type="float" office:value="67.850646" calcext:value-type="float">
            <text:p>67.850646</text:p>
          </table:table-cell>
          <table:table-cell/>
          <table:table-cell office:value-type="string" calcext:value-type="string">
            <text:p>TODO register progress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-n=8</text:p>
          </table:table-cell>
          <table:table-cell office:value-type="float" office:value="16.81162" calcext:value-type="float">
            <text:p>16.81162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n=12</text:p>
          </table:table-cell>
          <table:table-cell office:value-type="float" office:value="16.675662" calcext:value-type="float">
            <text:p>16.6756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b92f8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/>
          <table:table-cell office:value-type="float" office:value="72.006978" calcext:value-type="float">
            <text:p>72.006978</text:p>
          </table:table-cell>
          <table:table-cell office:value-type="string" calcext:value-type="string">
            <text:p>NB slower than pi3!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8</text:p>
          </table:table-cell>
          <table:table-cell office:value-type="float" office:value="5.264243" calcext:value-type="float">
            <text:p>5.264243</text:p>
          </table:table-cell>
          <table:table-cell office:value-type="string" calcext:value-type="string">
            <text:p>NB &gt; 8 times faster</text:p>
          </table:table-cell>
          <table:table-cell table:number-columns-repeated="1017"/>
        </table:table-row>
        <table:table-row table:style-name="ro1">
          <table:table-cell office:value-type="float" office:value="20210209" calcext:value-type="float">
            <text:p>20210209</text:p>
          </table:table-cell>
          <table:table-cell table:style-name="ce51" office:value-type="string" calcext:value-type="string">
            <text:p>512b873</text:p>
          </table:table-cell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/>
          <table:table-cell office:value-type="float" office:value="66.906035" calcext:value-type="float">
            <text:p>66.906035</text:p>
          </table:table-cell>
          <table:table-cell office:value-type="string" calcext:value-type="string">
            <text:p>TMU (default now) – no diff, expected</text:p>
          </table:table-cell>
          <table:table-cell office:value-type="string" calcext:value-type="string">
            <text:p>TODO register progress</text:p>
          </table:table-cell>
          <table:table-cell table:number-columns-repeated="1016"/>
        </table:table-row>
        <table:table-row table:style-name="ro1">
          <table:table-cell office:value-type="float" office:value="20210315" calcext:value-type="float">
            <text:p>20210315</text:p>
          </table:table-cell>
          <table:table-cell office:value-type="string" calcext:value-type="string">
            <text:p>2d9eeca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/>
          <table:table-cell office:value-type="float" office:value="36.943515" calcext:value-type="float">
            <text:p>36.943515</text:p>
          </table:table-cell>
          <table:table-cell table:style-name="Default" office:value-type="string" calcext:value-type="string">
            <text:p>encoding in load()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8</text:p>
          </table:table-cell>
          <table:table-cell office:value-type="float" office:value="5.246611" calcext:value-type="float">
            <text:p>5.246611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41" office:value-type="string" calcext:value-type="string">
            <text:p>DFT – in unit test, 10 iterations</text:p>
          </table:table-cell>
          <table:table-cell table:number-columns-repeated="5"/>
          <table:table-cell table:style-name="ce56"/>
          <table:table-cell table:number-columns-repeated="1017"/>
        </table:table-row>
        <table:table-row table:style-name="ro1">
          <table:table-cell table:number-columns-repeated="6"/>
          <table:table-cell table:style-name="ce56"/>
          <table:table-cell table:number-columns-repeated="1017"/>
        </table:table-row>
        <table:table-row table:style-name="ro1">
          <table:table-cell office:value-type="string" calcext:value-type="string">
            <text:p>With prefetch</text:p>
          </table:table-cell>
          <table:table-cell table:number-columns-repeated="5"/>
          <table:table-cell table:style-name="ce56"/>
          <table:table-cell table:number-columns-repeated="1017"/>
        </table:table-row>
        <table:table-row table:style-name="ro1">
          <table:table-cell office:value-type="string" calcext:value-type="string">
            <text:p>Single run, no median of 3</text:p>
          </table:table-cell>
          <table:table-cell table:number-columns-repeated="5"/>
          <table:table-cell table:style-name="ce56"/>
          <table:table-cell table:number-columns-repeated="1017"/>
        </table:table-row>
        <table:table-row table:style-name="ro1">
          <table:table-cell table:number-columns-repeated="6"/>
          <table:table-cell table:style-name="ce56"/>
          <table:table-cell table:number-columns-repeated="1017"/>
        </table:table-row>
        <table:table-row table:style-name="ro1">
          <table:table-cell office:value-type="string" calcext:value-type="string">
            <text:p>Preparation of data and compile takes longer and longer. However, the actual run is quite fast.</text:p>
          </table:table-cell>
          <table:table-cell table:number-columns-repeated="5"/>
          <table:table-cell table:style-name="ce56"/>
          <table:table-cell table:number-columns-repeated="1017"/>
        </table:table-row>
        <table:table-row table:style-name="ro1">
          <table:table-cell table:number-columns-repeated="6"/>
          <table:table-cell table:style-name="ce56"/>
          <table:table-cell table:number-columns-repeated="1017"/>
        </table:table-row>
        <table:table-row table:style-name="ro1">
          <table:table-cell table:style-name="ce47" office:value-type="string" calcext:value-type="string">
            <text:p>Date</text:p>
          </table:table-cell>
          <table:table-cell table:style-name="ce49" office:value-type="string" calcext:value-type="string">
            <text:p>Commit</text:p>
          </table:table-cell>
          <table:table-cell table:style-name="ce49" office:value-type="string" calcext:value-type="string">
            <text:p>Hostname</text:p>
          </table:table-cell>
          <table:table-cell table:style-name="ce49" office:value-type="string" calcext:value-type="string">
            <text:p>Platform</text:p>
          </table:table-cell>
          <table:table-cell table:style-name="ce47" office:value-type="string" calcext:value-type="string">
            <text:p>Params</text:p>
          </table:table-cell>
          <table:table-cell table:style-name="ce47" office:value-type="string" calcext:value-type="string">
            <text:p>Time (s)</text:p>
          </table:table-cell>
          <table:table-cell table:style-name="ce55" office:value-type="string" calcext:value-type="string">
            <text:p>Comments</text:p>
          </table:table-cell>
          <table:table-cell table:style-name="ce47"/>
          <table:table-cell table:style-name="ce47" office:value-type="string" calcext:value-type="string">
            <text:p>-n=12</text:p>
          </table:table-cell>
          <table:table-cell table:style-name="ce47" table:number-columns-repeated="1015"/>
        </table:table-row>
        <table:table-row table:style-name="ro1">
          <table:table-cell office:value-type="float" office:value="20210403" calcext:value-type="float">
            <text:p>20210403</text:p>
          </table:table-cell>
          <table:table-cell office:value-type="string" calcext:value-type="string">
            <text:p>47b57e8</text:p>
          </table:table-cell>
          <table:table-cell office:value-type="string" calcext:value-type="string">
            <text:p>Pi2-1</text:p>
          </table:table-cell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16</text:p>
          </table:table-cell>
          <table:table-cell office:value-type="float" office:value="0.003189" calcext:value-type="float">
            <text:p>0.003189</text:p>
          </table:table-cell>
          <table:table-cell table:style-name="ce19" office:value-type="string" calcext:value-type="string">
            <text:p>matrix mult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12" calcext:value-type="float">
            <text:p>112</text:p>
          </table:table-cell>
          <table:table-cell office:value-type="float" office:value="144" calcext:value-type="float">
            <text:p>144</text:p>
          </table:table-cell>
          <table:table-cell office:value-type="float" office:value="176" calcext:value-type="float">
            <text:p>176</text:p>
          </table:table-cell>
          <table:table-cell office:value-type="float" office:value="208" calcext:value-type="float">
            <text:p>208</text:p>
          </table:table-cell>
          <table:table-cell office:value-type="float" office:value="240" calcext:value-type="float">
            <text:p>240</text:p>
          </table:table-cell>
          <table:table-cell office:value-type="float" office:value="272" calcext:value-type="float">
            <text:p>272</text:p>
          </table:table-cell>
          <table:table-cell office:value-type="float" office:value="304" calcext:value-type="float">
            <text:p>304</text:p>
          </table:table-cell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16</text:p>
          </table:table-cell>
          <table:table-cell office:value-type="float" office:value="0.002954" calcext:value-type="float">
            <text:p>0.002954</text:p>
          </table:table-cell>
          <table:table-cell office:value-type="string" calcext:value-type="string">
            <text:p><text:s/></text:p>
          </table:table-cell>
          <table:table-cell table:style-name="ce19" office:value-type="string" calcext:value-type="string">
            <text:p>matrix mult</text:p>
          </table:table-cell>
          <table:table-cell office:value-type="float" office:value="0.003205" calcext:value-type="float">
            <text:p>0.003205</text:p>
          </table:table-cell>
          <table:table-cell office:value-type="float" office:value="0.003484" calcext:value-type="float">
            <text:p>0.003484</text:p>
          </table:table-cell>
          <table:table-cell office:value-type="float" office:value="0.003631" calcext:value-type="float">
            <text:p>0.003631</text:p>
          </table:table-cell>
          <table:table-cell office:value-type="float" office:value="0.003795" calcext:value-type="float">
            <text:p>0.003795</text:p>
          </table:table-cell>
          <table:table-cell office:value-type="float" office:value="0.003918" calcext:value-type="float">
            <text:p>0.003918</text:p>
          </table:table-cell>
          <table:table-cell office:value-type="float" office:value="0.004371" calcext:value-type="float">
            <text:p>0.004371</text:p>
          </table:table-cell>
          <table:table-cell office:value-type="float" office:value="0.00555" calcext:value-type="float">
            <text:p>0.00555</text:p>
          </table:table-cell>
          <table:table-cell office:value-type="float" office:value="0.006194" calcext:value-type="float">
            <text:p>0.006194</text:p>
          </table:table-cell>
          <table:table-cell office:value-type="float" office:value="0.006648" calcext:value-type="float">
            <text:p>0.006648</text:p>
          </table:table-cell>
          <table:table-cell office:value-type="float" office:value="0.009613" calcext:value-type="float">
            <text:p>0.009613</text:p>
          </table:table-cell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16</text:p>
          </table:table-cell>
          <table:table-cell office:value-type="float" office:value="0.003028" calcext:value-type="float">
            <text:p>0.003028</text:p>
          </table:table-cell>
          <table:table-cell office:value-type="string" calcext:value-type="string">
            <text:p><text:s/></text:p>
          </table:table-cell>
          <table:table-cell table:style-name="ce53" office:value-type="string" calcext:value-type="string">
            <text:p>inline complex</text:p>
          </table:table-cell>
          <table:table-cell office:value-type="float" office:value="0.003964" calcext:value-type="float">
            <text:p>0.003964</text:p>
          </table:table-cell>
          <table:table-cell office:value-type="float" office:value="0.006102" calcext:value-type="float">
            <text:p>0.006102</text:p>
          </table:table-cell>
          <table:table-cell office:value-type="float" office:value="0.008257" calcext:value-type="float">
            <text:p>0.008257</text:p>
          </table:table-cell>
          <table:table-cell office:value-type="float" office:value="0.00994" calcext:value-type="float">
            <text:p>0.00994</text:p>
          </table:table-cell>
          <table:table-cell office:value-type="float" office:value="0.01222" calcext:value-type="float">
            <text:p>0.01222</text:p>
          </table:table-cell>
          <table:table-cell office:value-type="float" office:value="0.018153" calcext:value-type="float">
            <text:p>0.018153</text:p>
          </table:table-cell>
          <table:table-cell office:value-type="float" office:value="0.047119" calcext:value-type="float">
            <text:p>0.047119</text:p>
          </table:table-cell>
          <table:table-cell office:value-type="float" office:value="0.053517" calcext:value-type="float">
            <text:p>0.053517</text:p>
          </table:table-cell>
          <table:table-cell office:value-type="float" office:value="0.060098" calcext:value-type="float">
            <text:p>0.060098</text:p>
          </table:table-cell>
          <table:table-cell office:value-type="float" office:value="0.07089" calcext:value-type="float">
            <text:p>0.07089</text:p>
          </table:table-cell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16</text:p>
          </table:table-cell>
          <table:table-cell office:value-type="float" office:value="0.003205" calcext:value-type="float">
            <text:p>0.003205</text:p>
          </table:table-cell>
          <table:table-cell office:value-type="string" calcext:value-type="string">
            <text:p><text:s/></text:p>
          </table:table-cell>
          <table:table-cell table:style-name="ce53" office:value-type="string" calcext:value-type="string">
            <text:p>inline float</text:p>
          </table:table-cell>
          <table:table-cell office:value-type="float" office:value="0.003467" calcext:value-type="float">
            <text:p>0.003467</text:p>
          </table:table-cell>
          <table:table-cell office:value-type="float" office:value="0.005413" calcext:value-type="float">
            <text:p>0.005413</text:p>
          </table:table-cell>
          <table:table-cell office:value-type="float" office:value="0.007299" calcext:value-type="float">
            <text:p>0.007299</text:p>
          </table:table-cell>
          <table:table-cell office:value-type="float" office:value="0.008752" calcext:value-type="float">
            <text:p>0.008752</text:p>
          </table:table-cell>
          <table:table-cell office:value-type="float" office:value="0.010836" calcext:value-type="float">
            <text:p>0.010836</text:p>
          </table:table-cell>
          <table:table-cell office:value-type="float" office:value="0.014932" calcext:value-type="float">
            <text:p>0.014932</text:p>
          </table:table-cell>
          <table:table-cell office:value-type="float" office:value="0.041515" calcext:value-type="float">
            <text:p>0.041515</text:p>
          </table:table-cell>
          <table:table-cell office:value-type="float" office:value="0.046905" calcext:value-type="float">
            <text:p>0.046905</text:p>
          </table:table-cell>
          <table:table-cell office:value-type="float" office:value="0.054444" calcext:value-type="float">
            <text:p>0.054444</text:p>
          </table:table-cell>
          <table:table-cell office:value-type="float" office:value="0.058909" calcext:value-type="float">
            <text:p>0.058909</text:p>
          </table:table-cell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16</text:p>
          </table:table-cell>
          <table:table-cell office:value-type="float" office:value="0.004232" calcext:value-type="float">
            <text:p>0.004232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16</text:p>
          </table:table-cell>
          <table:table-cell office:value-type="float" office:value="0.00361" calcext:value-type="float">
            <text:p>0.0036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16</text:p>
          </table:table-cell>
          <table:table-cell office:value-type="float" office:value="0.003739" calcext:value-type="float">
            <text:p>0.00373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16</text:p>
          </table:table-cell>
          <table:table-cell office:value-type="float" office:value="0.003964" calcext:value-type="float">
            <text:p>0.00396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16</text:p>
          </table:table-cell>
          <table:table-cell office:value-type="float" office:value="0.003842" calcext:value-type="float">
            <text:p>0.003842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16</text:p>
          </table:table-cell>
          <table:table-cell office:value-type="float" office:value="0.00332" calcext:value-type="float">
            <text:p>0.0033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16</text:p>
          </table:table-cell>
          <table:table-cell office:value-type="float" office:value="0.00408" calcext:value-type="float">
            <text:p>0.0040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16</text:p>
          </table:table-cell>
          <table:table-cell office:value-type="float" office:value="0.003467" calcext:value-type="float">
            <text:p>0.00346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48</text:p>
          </table:table-cell>
          <table:table-cell office:value-type="float" office:value="0.004238" calcext:value-type="float">
            <text:p>0.004238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48</text:p>
          </table:table-cell>
          <table:table-cell office:value-type="float" office:value="0.003202" calcext:value-type="float">
            <text:p>0.00320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48</text:p>
          </table:table-cell>
          <table:table-cell office:value-type="float" office:value="0.003246" calcext:value-type="float">
            <text:p>0.00324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48</text:p>
          </table:table-cell>
          <table:table-cell office:value-type="float" office:value="0.003484" calcext:value-type="float">
            <text:p>0.00348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48</text:p>
          </table:table-cell>
          <table:table-cell office:value-type="float" office:value="0.012575" calcext:value-type="float">
            <text:p>0.012575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48</text:p>
          </table:table-cell>
          <table:table-cell office:value-type="float" office:value="0.005897" calcext:value-type="float">
            <text:p>0.00589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48</text:p>
          </table:table-cell>
          <table:table-cell office:value-type="float" office:value="0.005935" calcext:value-type="float">
            <text:p>0.00593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48</text:p>
          </table:table-cell>
          <table:table-cell office:value-type="float" office:value="0.006102" calcext:value-type="float">
            <text:p>0.00610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48</text:p>
          </table:table-cell>
          <table:table-cell office:value-type="float" office:value="0.011235" calcext:value-type="float">
            <text:p>0.011235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48</text:p>
          </table:table-cell>
          <table:table-cell office:value-type="float" office:value="0.005332" calcext:value-type="float">
            <text:p>0.00533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48</text:p>
          </table:table-cell>
          <table:table-cell office:value-type="float" office:value="0.00526" calcext:value-type="float">
            <text:p>0.0052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48</text:p>
          </table:table-cell>
          <table:table-cell office:value-type="float" office:value="0.005413" calcext:value-type="float">
            <text:p>0.00541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80</text:p>
          </table:table-cell>
          <table:table-cell office:value-type="float" office:value="0.005782" calcext:value-type="float">
            <text:p>0.005782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80</text:p>
          </table:table-cell>
          <table:table-cell office:value-type="float" office:value="0.003843" calcext:value-type="float">
            <text:p>0.00384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80</text:p>
          </table:table-cell>
          <table:table-cell office:value-type="float" office:value="0.003376" calcext:value-type="float">
            <text:p>0.00337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80</text:p>
          </table:table-cell>
          <table:table-cell office:value-type="float" office:value="0.003631" calcext:value-type="float">
            <text:p>0.00363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80</text:p>
          </table:table-cell>
          <table:table-cell office:value-type="float" office:value="0.027546" calcext:value-type="float">
            <text:p>0.027546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80</text:p>
          </table:table-cell>
          <table:table-cell office:value-type="float" office:value="0.012174" calcext:value-type="float">
            <text:p>0.01217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80</text:p>
          </table:table-cell>
          <table:table-cell office:value-type="float" office:value="0.008176" calcext:value-type="float">
            <text:p>0.00817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80</text:p>
          </table:table-cell>
          <table:table-cell office:value-type="float" office:value="0.008257" calcext:value-type="float">
            <text:p>0.00825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80</text:p>
          </table:table-cell>
          <table:table-cell office:value-type="float" office:value="0.024384" calcext:value-type="float">
            <text:p>0.024384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80</text:p>
          </table:table-cell>
          <table:table-cell office:value-type="float" office:value="0.010779" calcext:value-type="float">
            <text:p>0.01077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80</text:p>
          </table:table-cell>
          <table:table-cell office:value-type="float" office:value="0.007291" calcext:value-type="float">
            <text:p>0.00729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80</text:p>
          </table:table-cell>
          <table:table-cell office:value-type="float" office:value="0.007299" calcext:value-type="float">
            <text:p>0.00729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112</text:p>
          </table:table-cell>
          <table:table-cell office:value-type="float" office:value="0.007838" calcext:value-type="float">
            <text:p>0.007838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112</text:p>
          </table:table-cell>
          <table:table-cell office:value-type="float" office:value="0.004238" calcext:value-type="float">
            <text:p>0.00423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112</text:p>
          </table:table-cell>
          <table:table-cell office:value-type="float" office:value="0.003665" calcext:value-type="float">
            <text:p>0.00366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112</text:p>
          </table:table-cell>
          <table:table-cell office:value-type="float" office:value="0.003795" calcext:value-type="float">
            <text:p>0.00379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112</text:p>
          </table:table-cell>
          <table:table-cell office:value-type="float" office:value="0.049055" calcext:value-type="float">
            <text:p>0.049055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112</text:p>
          </table:table-cell>
          <table:table-cell office:value-type="float" office:value="0.015693" calcext:value-type="float">
            <text:p>0.01569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112</text:p>
          </table:table-cell>
          <table:table-cell office:value-type="float" office:value="0.009787" calcext:value-type="float">
            <text:p>0.00978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112</text:p>
          </table:table-cell>
          <table:table-cell office:value-type="float" office:value="0.00994" calcext:value-type="float">
            <text:p>0.0099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112</text:p>
          </table:table-cell>
          <table:table-cell office:value-type="float" office:value="0.043475" calcext:value-type="float">
            <text:p>0.043475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112</text:p>
          </table:table-cell>
          <table:table-cell office:value-type="float" office:value="0.013827" calcext:value-type="float">
            <text:p>0.01382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112</text:p>
          </table:table-cell>
          <table:table-cell office:value-type="float" office:value="0.008667" calcext:value-type="float">
            <text:p>0.00866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112</text:p>
          </table:table-cell>
          <table:table-cell office:value-type="float" office:value="0.008752" calcext:value-type="float">
            <text:p>0.00875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144</text:p>
          </table:table-cell>
          <table:table-cell office:value-type="float" office:value="0.010164" calcext:value-type="float">
            <text:p>0.010164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144</text:p>
          </table:table-cell>
          <table:table-cell office:value-type="float" office:value="0.005653" calcext:value-type="float">
            <text:p>0.00565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144</text:p>
          </table:table-cell>
          <table:table-cell office:value-type="float" office:value="0.004532" calcext:value-type="float">
            <text:p>0.00453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144</text:p>
          </table:table-cell>
          <table:table-cell office:value-type="float" office:value="0.003918" calcext:value-type="float">
            <text:p>0.00391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144</text:p>
          </table:table-cell>
          <table:table-cell office:value-type="float" office:value="0.077642" calcext:value-type="float">
            <text:p>0.077642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144</text:p>
          </table:table-cell>
          <table:table-cell office:value-type="float" office:value="0.027048" calcext:value-type="float">
            <text:p>0.02704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144</text:p>
          </table:table-cell>
          <table:table-cell office:value-type="float" office:value="0.019609" calcext:value-type="float">
            <text:p>0.01960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144</text:p>
          </table:table-cell>
          <table:table-cell office:value-type="float" office:value="0.01222" calcext:value-type="float">
            <text:p>0.0122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144</text:p>
          </table:table-cell>
          <table:table-cell office:value-type="float" office:value="0.068447" calcext:value-type="float">
            <text:p>0.068447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144</text:p>
          </table:table-cell>
          <table:table-cell office:value-type="float" office:value="0.023816" calcext:value-type="float">
            <text:p>0.02381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144</text:p>
          </table:table-cell>
          <table:table-cell office:value-type="float" office:value="0.017313" calcext:value-type="float">
            <text:p>0.01731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144</text:p>
          </table:table-cell>
          <table:table-cell office:value-type="float" office:value="0.010836" calcext:value-type="float">
            <text:p>0.01083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176</text:p>
          </table:table-cell>
          <table:table-cell office:value-type="float" office:value="0.013214" calcext:value-type="float">
            <text:p>0.013214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176</text:p>
          </table:table-cell>
          <table:table-cell office:value-type="float" office:value="0.005572" calcext:value-type="float">
            <text:p>0.00557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176</text:p>
          </table:table-cell>
          <table:table-cell office:value-type="float" office:value="0.004985" calcext:value-type="float">
            <text:p>0.00498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176</text:p>
          </table:table-cell>
          <table:table-cell office:value-type="float" office:value="0.004371" calcext:value-type="float">
            <text:p>0.00437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176</text:p>
          </table:table-cell>
          <table:table-cell office:value-type="float" office:value="0.166755" calcext:value-type="float">
            <text:p>0.166755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176</text:p>
          </table:table-cell>
          <table:table-cell office:value-type="float" office:value="0.046251" calcext:value-type="float">
            <text:p>0.04625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176</text:p>
          </table:table-cell>
          <table:table-cell office:value-type="float" office:value="0.03308" calcext:value-type="float">
            <text:p>0.0330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176</text:p>
          </table:table-cell>
          <table:table-cell office:value-type="float" office:value="0.018153" calcext:value-type="float">
            <text:p>0.01815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176</text:p>
          </table:table-cell>
          <table:table-cell office:value-type="float" office:value="0.134335" calcext:value-type="float">
            <text:p>0.134335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176</text:p>
          </table:table-cell>
          <table:table-cell office:value-type="float" office:value="0.037257" calcext:value-type="float">
            <text:p>0.03725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176</text:p>
          </table:table-cell>
          <table:table-cell office:value-type="float" office:value="0.026368" calcext:value-type="float">
            <text:p>0.02636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176</text:p>
          </table:table-cell>
          <table:table-cell office:value-type="float" office:value="0.014932" calcext:value-type="float">
            <text:p>0.01493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208</text:p>
          </table:table-cell>
          <table:table-cell office:value-type="float" office:value="0.016484" calcext:value-type="float">
            <text:p>0.016484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208</text:p>
          </table:table-cell>
          <table:table-cell office:value-type="float" office:value="0.006779" calcext:value-type="float">
            <text:p>0.00677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208</text:p>
          </table:table-cell>
          <table:table-cell office:value-type="float" office:value="0.005132" calcext:value-type="float">
            <text:p>0.00513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208</text:p>
          </table:table-cell>
          <table:table-cell office:value-type="float" office:value="0.00555" calcext:value-type="float">
            <text:p>0.0055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208</text:p>
          </table:table-cell>
          <table:table-cell office:value-type="float" office:value="0.291901" calcext:value-type="float">
            <text:p>0.291901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208</text:p>
          </table:table-cell>
          <table:table-cell office:value-type="float" office:value="0.089356" calcext:value-type="float">
            <text:p>0.08935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208</text:p>
          </table:table-cell>
          <table:table-cell office:value-type="float" office:value="0.046924" calcext:value-type="float">
            <text:p>0.04692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208</text:p>
          </table:table-cell>
          <table:table-cell office:value-type="float" office:value="0.047119" calcext:value-type="float">
            <text:p>0.04711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208</text:p>
          </table:table-cell>
          <table:table-cell office:value-type="float" office:value="0.256896" calcext:value-type="float">
            <text:p>0.256896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208</text:p>
          </table:table-cell>
          <table:table-cell office:value-type="float" office:value="0.078618" calcext:value-type="float">
            <text:p>0.07861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208</text:p>
          </table:table-cell>
          <table:table-cell office:value-type="float" office:value="0.041326" calcext:value-type="float">
            <text:p>0.04132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208</text:p>
          </table:table-cell>
          <table:table-cell office:value-type="float" office:value="0.041515" calcext:value-type="float">
            <text:p>0.04151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240</text:p>
          </table:table-cell>
          <table:table-cell office:value-type="float" office:value="0.020271" calcext:value-type="float">
            <text:p>0.020271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240</text:p>
          </table:table-cell>
          <table:table-cell office:value-type="float" office:value="0.007571" calcext:value-type="float">
            <text:p>0.00757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240</text:p>
          </table:table-cell>
          <table:table-cell office:value-type="float" office:value="0.005819" calcext:value-type="float">
            <text:p>0.00581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240</text:p>
          </table:table-cell>
          <table:table-cell office:value-type="float" office:value="0.006194" calcext:value-type="float">
            <text:p>0.00619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240</text:p>
          </table:table-cell>
          <table:table-cell office:value-type="float" office:value="0.38535" calcext:value-type="float">
            <text:p>0.38535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240</text:p>
          </table:table-cell>
          <table:table-cell office:value-type="float" office:value="0.101742" calcext:value-type="float">
            <text:p>0.10174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240</text:p>
          </table:table-cell>
          <table:table-cell office:value-type="float" office:value="0.053541" calcext:value-type="float">
            <text:p>0.05354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240</text:p>
          </table:table-cell>
          <table:table-cell office:value-type="float" office:value="0.053517" calcext:value-type="float">
            <text:p>0.05351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240</text:p>
          </table:table-cell>
          <table:table-cell office:value-type="float" office:value="0.338708" calcext:value-type="float">
            <text:p>0.338708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240</text:p>
          </table:table-cell>
          <table:table-cell office:value-type="float" office:value="0.090073" calcext:value-type="float">
            <text:p>0.09007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240</text:p>
          </table:table-cell>
          <table:table-cell office:value-type="float" office:value="0.047049" calcext:value-type="float">
            <text:p>0.04704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240</text:p>
          </table:table-cell>
          <table:table-cell office:value-type="float" office:value="0.046905" calcext:value-type="float">
            <text:p>0.04690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272</text:p>
          </table:table-cell>
          <table:table-cell office:value-type="float" office:value="0.02605" calcext:value-type="float">
            <text:p>0.02605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272</text:p>
          </table:table-cell>
          <table:table-cell office:value-type="float" office:value="0.009558" calcext:value-type="float">
            <text:p>0.00955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272</text:p>
          </table:table-cell>
          <table:table-cell office:value-type="float" office:value="0.007747" calcext:value-type="float">
            <text:p>0.00774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272</text:p>
          </table:table-cell>
          <table:table-cell office:value-type="float" office:value="0.006648" calcext:value-type="float">
            <text:p>0.00664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272</text:p>
          </table:table-cell>
          <table:table-cell office:value-type="float" office:value="0.493295" calcext:value-type="float">
            <text:p>0.493295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272</text:p>
          </table:table-cell>
          <table:table-cell office:value-type="float" office:value="0.144252" calcext:value-type="float">
            <text:p>0.14425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272</text:p>
          </table:table-cell>
          <table:table-cell office:value-type="float" office:value="0.088502" calcext:value-type="float">
            <text:p>0.08850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272</text:p>
          </table:table-cell>
          <table:table-cell office:value-type="float" office:value="0.060098" calcext:value-type="float">
            <text:p>0.06009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272</text:p>
          </table:table-cell>
          <table:table-cell office:value-type="float" office:value="0.433333" calcext:value-type="float">
            <text:p>0.433333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272</text:p>
          </table:table-cell>
          <table:table-cell office:value-type="float" office:value="0.125651" calcext:value-type="float">
            <text:p>0.12565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272</text:p>
          </table:table-cell>
          <table:table-cell office:value-type="float" office:value="0.078042" calcext:value-type="float">
            <text:p>0.07804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272</text:p>
          </table:table-cell>
          <table:table-cell office:value-type="float" office:value="0.054444" calcext:value-type="float">
            <text:p>0.054444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304</text:p>
          </table:table-cell>
          <table:table-cell office:value-type="float" office:value="0.042788" calcext:value-type="float">
            <text:p>0.042788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304</text:p>
          </table:table-cell>
          <table:table-cell office:value-type="float" office:value="0.014801" calcext:value-type="float">
            <text:p>0.01480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304</text:p>
          </table:table-cell>
          <table:table-cell office:value-type="float" office:value="0.011187" calcext:value-type="float">
            <text:p>0.01118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304</text:p>
          </table:table-cell>
          <table:table-cell office:value-type="float" office:value="0.009613" calcext:value-type="float">
            <text:p>0.00961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304</text:p>
          </table:table-cell>
          <table:table-cell office:value-type="float" office:value="0.648697" calcext:value-type="float">
            <text:p>0.648697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304</text:p>
          </table:table-cell>
          <table:table-cell office:value-type="float" office:value="0.168519" calcext:value-type="float">
            <text:p>0.16851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304</text:p>
          </table:table-cell>
          <table:table-cell office:value-type="float" office:value="0.103965" calcext:value-type="float">
            <text:p>0.10396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304</text:p>
          </table:table-cell>
          <table:table-cell office:value-type="float" office:value="0.07089" calcext:value-type="float">
            <text:p>0.0708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304</text:p>
          </table:table-cell>
          <table:table-cell office:value-type="float" office:value="0.538032" calcext:value-type="float">
            <text:p>0.538032</text:p>
          </table:table-cell>
          <table:table-cell office:value-type="string" calcext:value-type="string">
            <text:p>inline float</text:p>
          </table:table-cell>
          <table:table-cell office:value-type="string" calcext:value-type="string">
            <text:p>From here on, missing values failed (reg allocation insufficient capacity)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304</text:p>
          </table:table-cell>
          <table:table-cell office:value-type="float" office:value="0.141316" calcext:value-type="float">
            <text:p>0.14131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304</text:p>
          </table:table-cell>
          <table:table-cell office:value-type="float" office:value="0.085998" calcext:value-type="float">
            <text:p>0.08599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304</text:p>
          </table:table-cell>
          <table:table-cell office:value-type="float" office:value="0.058909" calcext:value-type="float">
            <text:p>0.05890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336</text:p>
          </table:table-cell>
          <table:table-cell office:value-type="float" office:value="0.657072" calcext:value-type="float">
            <text:p>0.657072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336</text:p>
          </table:table-cell>
          <table:table-cell office:value-type="float" office:value="0.184263" calcext:value-type="float">
            <text:p>0.18426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336</text:p>
          </table:table-cell>
          <table:table-cell office:value-type="float" office:value="0.095275" calcext:value-type="float">
            <text:p>0.09527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336</text:p>
          </table:table-cell>
          <table:table-cell office:value-type="float" office:value="0.069002" calcext:value-type="float">
            <text:p>0.06900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368</text:p>
          </table:table-cell>
          <table:table-cell office:value-type="float" office:value="0.786104" calcext:value-type="float">
            <text:p>0.786104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368</text:p>
          </table:table-cell>
          <table:table-cell office:value-type="float" office:value="0.200467" calcext:value-type="float">
            <text:p>0.20046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368</text:p>
          </table:table-cell>
          <table:table-cell office:value-type="float" office:value="0.103576" calcext:value-type="float">
            <text:p>0.10357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368</text:p>
          </table:table-cell>
          <table:table-cell office:value-type="float" office:value="0.070138" calcext:value-type="float">
            <text:p>0.070138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400</text:p>
          </table:table-cell>
          <table:table-cell office:value-type="float" office:value="0.932557" calcext:value-type="float">
            <text:p>0.932557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400</text:p>
          </table:table-cell>
          <table:table-cell office:value-type="float" office:value="0.257914" calcext:value-type="float">
            <text:p>0.25791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400</text:p>
          </table:table-cell>
          <table:table-cell office:value-type="float" office:value="0.151266" calcext:value-type="float">
            <text:p>0.15126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400</text:p>
          </table:table-cell>
          <table:table-cell office:value-type="float" office:value="0.113362" calcext:value-type="float">
            <text:p>0.11336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432</text:p>
          </table:table-cell>
          <table:table-cell office:value-type="float" office:value="1.086446" calcext:value-type="float">
            <text:p>1.086446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432</text:p>
          </table:table-cell>
          <table:table-cell office:value-type="float" office:value="0.275729" calcext:value-type="float">
            <text:p>0.27572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432</text:p>
          </table:table-cell>
          <table:table-cell office:value-type="float" office:value="0.161067" calcext:value-type="float">
            <text:p>0.16106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432</text:p>
          </table:table-cell>
          <table:table-cell office:value-type="float" office:value="0.121933" calcext:value-type="float">
            <text:p>0.121933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464</text:p>
          </table:table-cell>
          <table:table-cell office:value-type="float" office:value="1.251007" calcext:value-type="float">
            <text:p>1.251007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464</text:p>
          </table:table-cell>
          <table:table-cell office:value-type="float" office:value="0.341731" calcext:value-type="float">
            <text:p>0.34173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464</text:p>
          </table:table-cell>
          <table:table-cell office:value-type="float" office:value="0.17461" calcext:value-type="float">
            <text:p>0.1746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464</text:p>
          </table:table-cell>
          <table:table-cell office:value-type="float" office:value="0.130795" calcext:value-type="float">
            <text:p>0.13079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496</text:p>
          </table:table-cell>
          <table:table-cell office:value-type="float" office:value="1.427054" calcext:value-type="float">
            <text:p>1.427054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496</text:p>
          </table:table-cell>
          <table:table-cell office:value-type="float" office:value="0.360621" calcext:value-type="float">
            <text:p>0.36062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496</text:p>
          </table:table-cell>
          <table:table-cell office:value-type="float" office:value="0.18609" calcext:value-type="float">
            <text:p>0.1860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496</text:p>
          </table:table-cell>
          <table:table-cell office:value-type="float" office:value="0.139617" calcext:value-type="float">
            <text:p>0.13961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528</text:p>
          </table:table-cell>
          <table:table-cell office:value-type="float" office:value="1.616136" calcext:value-type="float">
            <text:p>1.616136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528</text:p>
          </table:table-cell>
          <table:table-cell office:value-type="float" office:value="0.431898" calcext:value-type="float">
            <text:p>0.43189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528</text:p>
          </table:table-cell>
          <table:table-cell office:value-type="float" office:value="0.246167" calcext:value-type="float">
            <text:p>0.24616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528</text:p>
          </table:table-cell>
          <table:table-cell office:value-type="float" office:value="0.148483" calcext:value-type="float">
            <text:p>0.148483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560</text:p>
          </table:table-cell>
          <table:table-cell office:value-type="float" office:value="1.817172" calcext:value-type="float">
            <text:p>1.817172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560</text:p>
          </table:table-cell>
          <table:table-cell office:value-type="float" office:value="0.45695" calcext:value-type="float">
            <text:p>0.4569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560</text:p>
          </table:table-cell>
          <table:table-cell office:value-type="float" office:value="0.259832" calcext:value-type="float">
            <text:p>0.25983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560</text:p>
          </table:table-cell>
          <table:table-cell office:value-type="float" office:value="0.157388" calcext:value-type="float">
            <text:p>0.157388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592</text:p>
          </table:table-cell>
          <table:table-cell office:value-type="float" office:value="2.029241" calcext:value-type="float">
            <text:p>2.029241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592</text:p>
          </table:table-cell>
          <table:table-cell office:value-type="float" office:value="0.537906" calcext:value-type="float">
            <text:p>0.53790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592</text:p>
          </table:table-cell>
          <table:table-cell office:value-type="float" office:value="0.275559" calcext:value-type="float">
            <text:p>0.27555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592</text:p>
          </table:table-cell>
          <table:table-cell office:value-type="float" office:value="0.221621" calcext:value-type="float">
            <text:p>0.22162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624</text:p>
          </table:table-cell>
          <table:table-cell office:value-type="float" office:value="2.252849" calcext:value-type="float">
            <text:p>2.252849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624</text:p>
          </table:table-cell>
          <table:table-cell office:value-type="float" office:value="0.56449" calcext:value-type="float">
            <text:p>0.56449</text:p>
          </table:table-cell>
          <table:table-cell office:value-type="string" calcext:value-type="string">
            <text:p><text:s/></text:p>
          </table:table-cell>
          <table:table-cell/>
          <table:table-cell table:style-name="ce53" office:value-type="string" calcext:value-type="string">
            <text:p>matrix mult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624</text:p>
          </table:table-cell>
          <table:table-cell office:value-type="float" office:value="0.289982" calcext:value-type="float">
            <text:p>0.289982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12" calcext:value-type="float">
            <text:p>112</text:p>
          </table:table-cell>
          <table:table-cell office:value-type="float" office:value="144" calcext:value-type="float">
            <text:p>144</text:p>
          </table:table-cell>
          <table:table-cell office:value-type="float" office:value="176" calcext:value-type="float">
            <text:p>176</text:p>
          </table:table-cell>
          <table:table-cell office:value-type="float" office:value="208" calcext:value-type="float">
            <text:p>208</text:p>
          </table:table-cell>
          <table:table-cell office:value-type="float" office:value="240" calcext:value-type="float">
            <text:p>240</text:p>
          </table:table-cell>
          <table:table-cell office:value-type="float" office:value="272" calcext:value-type="float">
            <text:p>272</text:p>
          </table:table-cell>
          <table:table-cell office:value-type="float" office:value="304" calcext:value-type="float">
            <text:p>304</text:p>
          </table:table-cell>
          <table:table-cell table:number-columns-repeated="1006"/>
        </table:table-row>
        <table:table-row table:style-name="ro1">
          <table:table-cell table:number-columns-repeated="7"/>
          <table:table-cell office:value-type="string" calcext:value-type="string">
            <text:p>pi1</text:p>
          </table:table-cell>
          <table:table-cell office:value-type="float" office:value="0.005854" calcext:value-type="float">
            <text:p>0.005854</text:p>
          </table:table-cell>
          <table:table-cell office:value-type="float" office:value="0.006329" calcext:value-type="float">
            <text:p>0.006329</text:p>
          </table:table-cell>
          <table:table-cell office:value-type="float" office:value="0.006731" calcext:value-type="float">
            <text:p>0.006731</text:p>
          </table:table-cell>
          <table:table-cell office:value-type="float" office:value="0.007711" calcext:value-type="float">
            <text:p>0.007711</text:p>
          </table:table-cell>
          <table:table-cell office:value-type="float" office:value="0.008032" calcext:value-type="float">
            <text:p>0.008032</text:p>
          </table:table-cell>
          <table:table-cell office:value-type="float" office:value="0.008537" calcext:value-type="float">
            <text:p>0.008537</text:p>
          </table:table-cell>
          <table:table-cell office:value-type="float" office:value="0.009337" calcext:value-type="float">
            <text:p>0.009337</text:p>
          </table:table-cell>
          <table:table-cell office:value-type="float" office:value="0.010306" calcext:value-type="float">
            <text:p>0.010306</text:p>
          </table:table-cell>
          <table:table-cell office:value-type="float" office:value="0.011167" calcext:value-type="float">
            <text:p>0.011167</text:p>
          </table:table-cell>
          <table:table-cell office:value-type="float" office:value="0.013397" calcext:value-type="float">
            <text:p>0.013397</text:p>
          </table:table-cell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624</text:p>
          </table:table-cell>
          <table:table-cell office:value-type="float" office:value="0.234097" calcext:value-type="float">
            <text:p>0.23409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i2</text:p>
          </table:table-cell>
          <table:table-cell office:value-type="float" office:value="0.003205" calcext:value-type="float">
            <text:p>0.003205</text:p>
          </table:table-cell>
          <table:table-cell office:value-type="float" office:value="0.003484" calcext:value-type="float">
            <text:p>0.003484</text:p>
          </table:table-cell>
          <table:table-cell office:value-type="float" office:value="0.003631" calcext:value-type="float">
            <text:p>0.003631</text:p>
          </table:table-cell>
          <table:table-cell office:value-type="float" office:value="0.003795" calcext:value-type="float">
            <text:p>0.003795</text:p>
          </table:table-cell>
          <table:table-cell office:value-type="float" office:value="0.003918" calcext:value-type="float">
            <text:p>0.003918</text:p>
          </table:table-cell>
          <table:table-cell office:value-type="float" office:value="0.004371" calcext:value-type="float">
            <text:p>0.004371</text:p>
          </table:table-cell>
          <table:table-cell office:value-type="float" office:value="0.00555" calcext:value-type="float">
            <text:p>0.00555</text:p>
          </table:table-cell>
          <table:table-cell office:value-type="float" office:value="0.006194" calcext:value-type="float">
            <text:p>0.006194</text:p>
          </table:table-cell>
          <table:table-cell office:value-type="float" office:value="0.006648" calcext:value-type="float">
            <text:p>0.006648</text:p>
          </table:table-cell>
          <table:table-cell office:value-type="float" office:value="0.009613" calcext:value-type="float">
            <text:p>0.009613</text:p>
          </table:table-cell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656</text:p>
          </table:table-cell>
          <table:table-cell office:value-type="float" office:value="2.491299" calcext:value-type="float">
            <text:p>2.491299</text:p>
          </table:table-cell>
          <table:table-cell office:value-type="string" calcext:value-type="string">
            <text:p>inline float</text:p>
          </table:table-cell>
          <table:table-cell office:value-type="string" calcext:value-type="string">
            <text:p>pi3</text:p>
          </table:table-cell>
          <table:table-cell office:value-type="float" office:value="0.002477" calcext:value-type="float">
            <text:p>0.002477</text:p>
          </table:table-cell>
          <table:table-cell office:value-type="float" office:value="0.002679" calcext:value-type="float">
            <text:p>0.002679</text:p>
          </table:table-cell>
          <table:table-cell office:value-type="float" office:value="0.002754" calcext:value-type="float">
            <text:p>0.002754</text:p>
          </table:table-cell>
          <table:table-cell office:value-type="float" office:value="0.002935" calcext:value-type="float">
            <text:p>0.002935</text:p>
          </table:table-cell>
          <table:table-cell office:value-type="float" office:value="0.003146" calcext:value-type="float">
            <text:p>0.003146</text:p>
          </table:table-cell>
          <table:table-cell office:value-type="float" office:value="0.003509" calcext:value-type="float">
            <text:p>0.003509</text:p>
          </table:table-cell>
          <table:table-cell office:value-type="float" office:value="0.004621" calcext:value-type="float">
            <text:p>0.004621</text:p>
          </table:table-cell>
          <table:table-cell office:value-type="float" office:value="0.004977" calcext:value-type="float">
            <text:p>0.004977</text:p>
          </table:table-cell>
          <table:table-cell office:value-type="float" office:value="0.005453" calcext:value-type="float">
            <text:p>0.005453</text:p>
          </table:table-cell>
          <table:table-cell office:value-type="float" office:value="0.007625" calcext:value-type="float">
            <text:p>0.007625</text:p>
          </table:table-cell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656</text:p>
          </table:table-cell>
          <table:table-cell office:value-type="float" office:value="0.65365" calcext:value-type="float">
            <text:p>0.6536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i4</text:p>
          </table:table-cell>
          <table:table-cell office:value-type="float" office:value="0.003428" calcext:value-type="float">
            <text:p>0.003428</text:p>
          </table:table-cell>
          <table:table-cell/>
          <table:table-cell office:value-type="float" office:value="0.003521" calcext:value-type="float">
            <text:p>0.003521</text:p>
          </table:table-cell>
          <table:table-cell/>
          <table:table-cell office:value-type="float" office:value="0.004315" calcext:value-type="float">
            <text:p>0.004315</text:p>
          </table:table-cell>
          <table:table-cell/>
          <table:table-cell office:value-type="float" office:value="0.004609" calcext:value-type="float">
            <text:p>0.004609</text:p>
          </table:table-cell>
          <table:table-cell/>
          <table:table-cell office:value-type="float" office:value="0.006737" calcext:value-type="float">
            <text:p>0.006737</text:p>
          </table:table-cell>
          <table:table-cell table:number-columns-repeated="100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656</text:p>
          </table:table-cell>
          <table:table-cell office:value-type="float" office:value="0.365265" calcext:value-type="float">
            <text:p>0.36526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656</text:p>
          </table:table-cell>
          <table:table-cell office:value-type="float" office:value="0.243718" calcext:value-type="float">
            <text:p>0.24371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float" office:value="20210404" calcext:value-type="float">
            <text:p>20210404</text:p>
          </table:table-cell>
          <table:table-cell office:value-type="string" calcext:value-type="string">
            <text:p>7f53a89</text:p>
          </table:table-cell>
          <table:table-cell office:value-type="string" calcext:value-type="string">
            <text:p>rianne</text:p>
          </table:table-cell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16</text:p>
          </table:table-cell>
          <table:table-cell office:value-type="float" office:value="0.002487" calcext:value-type="float">
            <text:p>0.002487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16</text:p>
          </table:table-cell>
          <table:table-cell office:value-type="float" office:value="0.002322" calcext:value-type="float">
            <text:p>0.00232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16</text:p>
          </table:table-cell>
          <table:table-cell office:value-type="float" office:value="0.002417" calcext:value-type="float">
            <text:p>0.00241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16</text:p>
          </table:table-cell>
          <table:table-cell office:value-type="float" office:value="0.002477" calcext:value-type="float">
            <text:p>0.00247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16</text:p>
          </table:table-cell>
          <table:table-cell office:value-type="float" office:value="0.003194" calcext:value-type="float">
            <text:p>0.003194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16</text:p>
          </table:table-cell>
          <table:table-cell office:value-type="float" office:value="0.002953" calcext:value-type="float">
            <text:p>0.00295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16</text:p>
          </table:table-cell>
          <table:table-cell office:value-type="float" office:value="0.003007" calcext:value-type="float">
            <text:p>0.00300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16</text:p>
          </table:table-cell>
          <table:table-cell office:value-type="float" office:value="0.003063" calcext:value-type="float">
            <text:p>0.00306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16</text:p>
          </table:table-cell>
          <table:table-cell office:value-type="float" office:value="0.002902" calcext:value-type="float">
            <text:p>0.002902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16</text:p>
          </table:table-cell>
          <table:table-cell office:value-type="float" office:value="0.002649" calcext:value-type="float">
            <text:p>0.00264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16</text:p>
          </table:table-cell>
          <table:table-cell office:value-type="float" office:value="0.002701" calcext:value-type="float">
            <text:p>0.00270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16</text:p>
          </table:table-cell>
          <table:table-cell office:value-type="float" office:value="0.002753" calcext:value-type="float">
            <text:p>0.00275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48</text:p>
          </table:table-cell>
          <table:table-cell office:value-type="float" office:value="0.003353" calcext:value-type="float">
            <text:p>0.003353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48</text:p>
          </table:table-cell>
          <table:table-cell office:value-type="float" office:value="0.002513" calcext:value-type="float">
            <text:p>0.00251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48</text:p>
          </table:table-cell>
          <table:table-cell office:value-type="float" office:value="0.00257" calcext:value-type="float">
            <text:p>0.0025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48</text:p>
          </table:table-cell>
          <table:table-cell office:value-type="float" office:value="0.002679" calcext:value-type="float">
            <text:p>0.00267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48</text:p>
          </table:table-cell>
          <table:table-cell office:value-type="float" office:value="0.010032" calcext:value-type="float">
            <text:p>0.010032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48</text:p>
          </table:table-cell>
          <table:table-cell office:value-type="float" office:value="0.00483" calcext:value-type="float">
            <text:p>0.0048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48</text:p>
          </table:table-cell>
          <table:table-cell office:value-type="float" office:value="0.004848" calcext:value-type="float">
            <text:p>0.00484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48</text:p>
          </table:table-cell>
          <table:table-cell office:value-type="float" office:value="0.004905" calcext:value-type="float">
            <text:p>0.00490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48</text:p>
          </table:table-cell>
          <table:table-cell office:value-type="float" office:value="0.0089" calcext:value-type="float">
            <text:p>0.0089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48</text:p>
          </table:table-cell>
          <table:table-cell office:value-type="float" office:value="0.004254" calcext:value-type="float">
            <text:p>0.00425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48</text:p>
          </table:table-cell>
          <table:table-cell office:value-type="float" office:value="0.004292" calcext:value-type="float">
            <text:p>0.00429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48</text:p>
          </table:table-cell>
          <table:table-cell office:value-type="float" office:value="0.004351" calcext:value-type="float">
            <text:p>0.00435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80</text:p>
          </table:table-cell>
          <table:table-cell office:value-type="float" office:value="0.004574" calcext:value-type="float">
            <text:p>0.004574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80</text:p>
          </table:table-cell>
          <table:table-cell office:value-type="float" office:value="0.003018" calcext:value-type="float">
            <text:p>0.00301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80</text:p>
          </table:table-cell>
          <table:table-cell office:value-type="float" office:value="0.002717" calcext:value-type="float">
            <text:p>0.002717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Inline float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80</text:p>
          </table:table-cell>
          <table:table-cell office:value-type="float" office:value="0.002754" calcext:value-type="float">
            <text:p>0.002754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12" calcext:value-type="float">
            <text:p>112</text:p>
          </table:table-cell>
          <table:table-cell office:value-type="float" office:value="144" calcext:value-type="float">
            <text:p>144</text:p>
          </table:table-cell>
          <table:table-cell office:value-type="float" office:value="176" calcext:value-type="float">
            <text:p>176</text:p>
          </table:table-cell>
          <table:table-cell office:value-type="float" office:value="208" calcext:value-type="float">
            <text:p>208</text:p>
          </table:table-cell>
          <table:table-cell office:value-type="float" office:value="240" calcext:value-type="float">
            <text:p>240</text:p>
          </table:table-cell>
          <table:table-cell office:value-type="float" office:value="272" calcext:value-type="float">
            <text:p>272</text:p>
          </table:table-cell>
          <table:table-cell office:value-type="float" office:value="304" calcext:value-type="float">
            <text:p>304</text:p>
          </table:table-cell>
          <table:table-cell office:value-type="float" office:value="336" calcext:value-type="float">
            <text:p>336</text:p>
          </table:table-cell>
          <table:table-cell office:value-type="float" office:value="368" calcext:value-type="float">
            <text:p>368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464" calcext:value-type="float">
            <text:p>464</text:p>
          </table:table-cell>
          <table:table-cell office:value-type="float" office:value="496" calcext:value-type="float">
            <text:p>496</text:p>
          </table:table-cell>
          <table:table-cell office:value-type="float" office:value="528" calcext:value-type="float">
            <text:p>528</text:p>
          </table:table-cell>
          <table:table-cell office:value-type="float" office:value="560" calcext:value-type="float">
            <text:p>560</text:p>
          </table:table-cell>
          <table:table-cell office:value-type="float" office:value="592" calcext:value-type="float">
            <text:p>592</text:p>
          </table:table-cell>
          <table:table-cell office:value-type="float" office:value="624" calcext:value-type="float">
            <text:p>624</text:p>
          </table:table-cell>
          <table:table-cell office:value-type="float" office:value="656" calcext:value-type="float">
            <text:p>656</text:p>
          </table:table-cell>
          <table:table-cell office:value-type="float" office:value="688" calcext:value-type="float">
            <text:p>688</text:p>
          </table:table-cell>
          <table:table-cell office:value-type="float" office:value="720" calcext:value-type="float">
            <text:p>720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80</text:p>
          </table:table-cell>
          <table:table-cell office:value-type="float" office:value="0.022249" calcext:value-type="float">
            <text:p>0.022249</text:p>
          </table:table-cell>
          <table:table-cell office:value-type="string" calcext:value-type="string">
            <text:p>inline complex</text:p>
          </table:table-cell>
          <table:table-cell office:value-type="string" calcext:value-type="string">
            <text:p>pi1</text:p>
          </table:table-cell>
          <table:table-cell office:value-type="float" office:value="0.006209" calcext:value-type="float">
            <text:p>0.006209</text:p>
          </table:table-cell>
          <table:table-cell office:value-type="float" office:value="0.008314" calcext:value-type="float">
            <text:p>0.008314</text:p>
          </table:table-cell>
          <table:table-cell office:value-type="float" office:value="0.010069" calcext:value-type="float">
            <text:p>0.010069</text:p>
          </table:table-cell>
          <table:table-cell office:value-type="float" office:value="0.011528" calcext:value-type="float">
            <text:p>0.011528</text:p>
          </table:table-cell>
          <table:table-cell office:value-type="float" office:value="0.013592" calcext:value-type="float">
            <text:p>0.013592</text:p>
          </table:table-cell>
          <table:table-cell office:value-type="float" office:value="0.016279" calcext:value-type="float">
            <text:p>0.016279</text:p>
          </table:table-cell>
          <table:table-cell office:value-type="float" office:value="0.03483" calcext:value-type="float">
            <text:p>0.03483</text:p>
          </table:table-cell>
          <table:table-cell office:value-type="float" office:value="0.038595" calcext:value-type="float">
            <text:p>0.038595</text:p>
          </table:table-cell>
          <table:table-cell office:value-type="float" office:value="0.043437" calcext:value-type="float">
            <text:p>0.043437</text:p>
          </table:table-cell>
          <table:table-cell office:value-type="float" office:value="0.047916" calcext:value-type="float">
            <text:p>0.047916</text:p>
          </table:table-cell>
          <table:table-cell office:value-type="float" office:value="0.052428" calcext:value-type="float">
            <text:p>0.052428</text:p>
          </table:table-cell>
          <table:table-cell office:value-type="float" office:value="0.056623" calcext:value-type="float">
            <text:p>0.056623</text:p>
          </table:table-cell>
          <table:table-cell office:value-type="float" office:value="0.089863" calcext:value-type="float">
            <text:p>0.089863</text:p>
          </table:table-cell>
          <table:table-cell office:value-type="float" office:value="0.09469" calcext:value-type="float">
            <text:p>0.09469</text:p>
          </table:table-cell>
          <table:table-cell office:value-type="float" office:value="0.101911" calcext:value-type="float">
            <text:p>0.101911</text:p>
          </table:table-cell>
          <table:table-cell office:value-type="float" office:value="0.109103" calcext:value-type="float">
            <text:p>0.109103</text:p>
          </table:table-cell>
          <table:table-cell office:value-type="float" office:value="0.115419" calcext:value-type="float">
            <text:p>0.115419</text:p>
          </table:table-cell>
          <table:table-cell office:value-type="float" office:value="0.134602" calcext:value-type="float">
            <text:p>0.134602</text:p>
          </table:table-cell>
          <table:table-cell office:value-type="float" office:value="0.170062" calcext:value-type="float">
            <text:p>0.170062</text:p>
          </table:table-cell>
          <table:table-cell office:value-type="float" office:value="0.177448" calcext:value-type="float">
            <text:p>0.177448</text:p>
          </table:table-cell>
          <table:table-cell office:value-type="float" office:value="0.186684" calcext:value-type="float">
            <text:p>0.186684</text:p>
          </table:table-cell>
          <table:table-cell table:number-columns-repeated="995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80</text:p>
          </table:table-cell>
          <table:table-cell office:value-type="float" office:value="0.022249" calcext:value-type="float">
            <text:p>0.022249</text:p>
          </table:table-cell>
          <table:table-cell office:value-type="string" calcext:value-type="string">
            <text:p>inline complex</text:p>
          </table:table-cell>
          <table:table-cell office:value-type="string" calcext:value-type="string">
            <text:p>pi2</text:p>
          </table:table-cell>
          <table:table-cell office:value-type="float" office:value="0.003467" calcext:value-type="float">
            <text:p>0.003467</text:p>
          </table:table-cell>
          <table:table-cell office:value-type="float" office:value="0.005413" calcext:value-type="float">
            <text:p>0.005413</text:p>
          </table:table-cell>
          <table:table-cell office:value-type="float" office:value="0.007299" calcext:value-type="float">
            <text:p>0.007299</text:p>
          </table:table-cell>
          <table:table-cell office:value-type="float" office:value="0.008752" calcext:value-type="float">
            <text:p>0.008752</text:p>
          </table:table-cell>
          <table:table-cell office:value-type="float" office:value="0.010836" calcext:value-type="float">
            <text:p>0.010836</text:p>
          </table:table-cell>
          <table:table-cell office:value-type="float" office:value="0.014932" calcext:value-type="float">
            <text:p>0.014932</text:p>
          </table:table-cell>
          <table:table-cell office:value-type="float" office:value="0.041515" calcext:value-type="float">
            <text:p>0.041515</text:p>
          </table:table-cell>
          <table:table-cell office:value-type="float" office:value="0.046905" calcext:value-type="float">
            <text:p>0.046905</text:p>
          </table:table-cell>
          <table:table-cell office:value-type="float" office:value="0.054444" calcext:value-type="float">
            <text:p>0.054444</text:p>
          </table:table-cell>
          <table:table-cell office:value-type="float" office:value="0.058909" calcext:value-type="float">
            <text:p>0.058909</text:p>
          </table:table-cell>
          <table:table-cell office:value-type="float" office:value="0.069002" calcext:value-type="float">
            <text:p>0.069002</text:p>
          </table:table-cell>
          <table:table-cell office:value-type="float" office:value="0.070138" calcext:value-type="float">
            <text:p>0.070138</text:p>
          </table:table-cell>
          <table:table-cell office:value-type="float" office:value="0.113362" calcext:value-type="float">
            <text:p>0.113362</text:p>
          </table:table-cell>
          <table:table-cell office:value-type="float" office:value="0.121933" calcext:value-type="float">
            <text:p>0.121933</text:p>
          </table:table-cell>
          <table:table-cell office:value-type="float" office:value="0.130795" calcext:value-type="float">
            <text:p>0.130795</text:p>
          </table:table-cell>
          <table:table-cell office:value-type="float" office:value="0.139617" calcext:value-type="float">
            <text:p>0.139617</text:p>
          </table:table-cell>
          <table:table-cell office:value-type="float" office:value="0.148483" calcext:value-type="float">
            <text:p>0.148483</text:p>
          </table:table-cell>
          <table:table-cell office:value-type="float" office:value="0.157388" calcext:value-type="float">
            <text:p>0.157388</text:p>
          </table:table-cell>
          <table:table-cell office:value-type="float" office:value="0.221621" calcext:value-type="float">
            <text:p>0.221621</text:p>
          </table:table-cell>
          <table:table-cell office:value-type="float" office:value="0.234097" calcext:value-type="float">
            <text:p>0.234097</text:p>
          </table:table-cell>
          <table:table-cell office:value-type="float" office:value="0.243718" calcext:value-type="float">
            <text:p>0.243718</text:p>
          </table:table-cell>
          <table:table-cell table:number-columns-repeated="995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80</text:p>
          </table:table-cell>
          <table:table-cell office:value-type="float" office:value="0.010056" calcext:value-type="float">
            <text:p>0.01005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i3</text:p>
          </table:table-cell>
          <table:table-cell office:value-type="float" office:value="0.002753" calcext:value-type="float">
            <text:p>0.002753</text:p>
          </table:table-cell>
          <table:table-cell office:value-type="float" office:value="0.004351" calcext:value-type="float">
            <text:p>0.004351</text:p>
          </table:table-cell>
          <table:table-cell office:value-type="float" office:value="0.006419" calcext:value-type="float">
            <text:p>0.006419</text:p>
          </table:table-cell>
          <table:table-cell office:value-type="float" office:value="0.007146" calcext:value-type="float">
            <text:p>0.007146</text:p>
          </table:table-cell>
          <table:table-cell office:value-type="float" office:value="0.008835" calcext:value-type="float">
            <text:p>0.008835</text:p>
          </table:table-cell>
          <table:table-cell office:value-type="float" office:value="0.012222" calcext:value-type="float">
            <text:p>0.012222</text:p>
          </table:table-cell>
          <table:table-cell office:value-type="float" office:value="0.034048" calcext:value-type="float">
            <text:p>0.034048</text:p>
          </table:table-cell>
          <table:table-cell office:value-type="float" office:value="0.03827" calcext:value-type="float">
            <text:p>0.03827</text:p>
          </table:table-cell>
          <table:table-cell office:value-type="float" office:value="0.043657" calcext:value-type="float">
            <text:p>0.043657</text:p>
          </table:table-cell>
          <table:table-cell office:value-type="float" office:value="0.060283" calcext:value-type="float">
            <text:p>0.060283</text:p>
          </table:table-cell>
          <table:table-cell office:value-type="float" office:value="0.066079" calcext:value-type="float">
            <text:p>0.066079</text:p>
          </table:table-cell>
          <table:table-cell office:value-type="float" office:value="0.057862" calcext:value-type="float">
            <text:p>0.057862</text:p>
          </table:table-cell>
          <table:table-cell office:value-type="float" office:value="0.114961" calcext:value-type="float">
            <text:p>0.114961</text:p>
          </table:table-cell>
          <table:table-cell office:value-type="float" office:value="0.124308" calcext:value-type="float">
            <text:p>0.124308</text:p>
          </table:table-cell>
          <table:table-cell office:value-type="float" office:value="0.133582" calcext:value-type="float">
            <text:p>0.133582</text:p>
          </table:table-cell>
          <table:table-cell office:value-type="float" office:value="0.142299" calcext:value-type="float">
            <text:p>0.142299</text:p>
          </table:table-cell>
          <table:table-cell office:value-type="float" office:value="0.151706" calcext:value-type="float">
            <text:p>0.151706</text:p>
          </table:table-cell>
          <table:table-cell office:value-type="float" office:value="0.160021" calcext:value-type="float">
            <text:p>0.160021</text:p>
          </table:table-cell>
          <table:table-cell office:value-type="float" office:value="0.224211" calcext:value-type="float">
            <text:p>0.224211</text:p>
          </table:table-cell>
          <table:table-cell office:value-type="float" office:value="0.236045" calcext:value-type="float">
            <text:p>0.236045</text:p>
          </table:table-cell>
          <table:table-cell office:value-type="float" office:value="0.247366" calcext:value-type="float">
            <text:p>0.247366</text:p>
          </table:table-cell>
          <table:table-cell table:number-columns-repeated="995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80</text:p>
          </table:table-cell>
          <table:table-cell office:value-type="float" office:value="0.006665" calcext:value-type="float">
            <text:p>0.00666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i4</text:p>
          </table:table-cell>
          <table:table-cell office:value-type="float" office:value="0.003499" calcext:value-type="float">
            <text:p>0.003499</text:p>
          </table:table-cell>
          <table:table-cell/>
          <table:table-cell office:value-type="float" office:value="0.00368" calcext:value-type="float">
            <text:p>0.00368</text:p>
          </table:table-cell>
          <table:table-cell/>
          <table:table-cell office:value-type="float" office:value="0.004912" calcext:value-type="float">
            <text:p>0.004912</text:p>
          </table:table-cell>
          <table:table-cell/>
          <table:table-cell office:value-type="float" office:value="0.006071" calcext:value-type="float">
            <text:p>0.006071</text:p>
          </table:table-cell>
          <table:table-cell/>
          <table:table-cell office:value-type="float" office:value="0.008499" calcext:value-type="float">
            <text:p>0.008499</text:p>
          </table:table-cell>
          <table:table-cell/>
          <table:table-cell office:value-type="float" office:value="0.009589" calcext:value-type="float">
            <text:p>0.009589</text:p>
          </table:table-cell>
          <table:table-cell/>
          <table:table-cell office:value-type="float" office:value="0.013167" calcext:value-type="float">
            <text:p>0.013167</text:p>
          </table:table-cell>
          <table:table-cell/>
          <table:table-cell office:value-type="float" office:value="0.017471" calcext:value-type="float">
            <text:p>0.017471</text:p>
          </table:table-cell>
          <table:table-cell/>
          <table:table-cell office:value-type="float" office:value="0.019331" calcext:value-type="float">
            <text:p>0.019331</text:p>
          </table:table-cell>
          <table:table-cell/>
          <table:table-cell office:value-type="float" office:value="0.021194" calcext:value-type="float">
            <text:p>0.021194</text:p>
          </table:table-cell>
          <table:table-cell/>
          <table:table-cell office:value-type="float" office:value="0.026998" calcext:value-type="float">
            <text:p>0.026998</text:p>
          </table:table-cell>
          <table:table-cell/>
          <table:table-cell office:value-type="float" office:value="0.029371" calcext:value-type="float">
            <text:p>0.029371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80</text:p>
          </table:table-cell>
          <table:table-cell office:value-type="float" office:value="0.006702" calcext:value-type="float">
            <text:p>0.00670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80</text:p>
          </table:table-cell>
          <table:table-cell office:value-type="float" office:value="0.019717" calcext:value-type="float">
            <text:p>0.019717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80</text:p>
          </table:table-cell>
          <table:table-cell office:value-type="float" office:value="0.008902" calcext:value-type="float">
            <text:p>0.00890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80</text:p>
          </table:table-cell>
          <table:table-cell office:value-type="float" office:value="0.005896" calcext:value-type="float">
            <text:p>0.00589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80</text:p>
          </table:table-cell>
          <table:table-cell office:value-type="float" office:value="0.006419" calcext:value-type="float">
            <text:p>0.00641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112</text:p>
          </table:table-cell>
          <table:table-cell office:value-type="float" office:value="0.006182" calcext:value-type="float">
            <text:p>0.006182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112</text:p>
          </table:table-cell>
          <table:table-cell office:value-type="float" office:value="0.00349" calcext:value-type="float">
            <text:p>0.0034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112</text:p>
          </table:table-cell>
          <table:table-cell office:value-type="float" office:value="0.002935" calcext:value-type="float">
            <text:p>0.00293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112</text:p>
          </table:table-cell>
          <table:table-cell office:value-type="float" office:value="0.002935" calcext:value-type="float">
            <text:p>0.00293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112</text:p>
          </table:table-cell>
          <table:table-cell office:value-type="float" office:value="0.040172" calcext:value-type="float">
            <text:p>0.040172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112</text:p>
          </table:table-cell>
          <table:table-cell office:value-type="float" office:value="0.012949" calcext:value-type="float">
            <text:p>0.01294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112</text:p>
          </table:table-cell>
          <table:table-cell office:value-type="float" office:value="0.00801" calcext:value-type="float">
            <text:p>0.0080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112</text:p>
          </table:table-cell>
          <table:table-cell office:value-type="float" office:value="0.00853" calcext:value-type="float">
            <text:p>0.0085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112</text:p>
          </table:table-cell>
          <table:table-cell office:value-type="float" office:value="0.0354" calcext:value-type="float">
            <text:p>0.0354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112</text:p>
          </table:table-cell>
          <table:table-cell office:value-type="float" office:value="0.011441" calcext:value-type="float">
            <text:p>0.01144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112</text:p>
          </table:table-cell>
          <table:table-cell office:value-type="float" office:value="0.0071" calcext:value-type="float">
            <text:p>0.007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112</text:p>
          </table:table-cell>
          <table:table-cell office:value-type="float" office:value="0.007146" calcext:value-type="float">
            <text:p>0.00714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144</text:p>
          </table:table-cell>
          <table:table-cell office:value-type="float" office:value="0.008183" calcext:value-type="float">
            <text:p>0.008183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144</text:p>
          </table:table-cell>
          <table:table-cell office:value-type="float" office:value="0.004782" calcext:value-type="float">
            <text:p>0.00478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144</text:p>
          </table:table-cell>
          <table:table-cell office:value-type="float" office:value="0.00364" calcext:value-type="float">
            <text:p>0.0036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144</text:p>
          </table:table-cell>
          <table:table-cell office:value-type="float" office:value="0.003146" calcext:value-type="float">
            <text:p>0.00314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144</text:p>
          </table:table-cell>
          <table:table-cell office:value-type="float" office:value="0.06374" calcext:value-type="float">
            <text:p>0.06374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144</text:p>
          </table:table-cell>
          <table:table-cell office:value-type="float" office:value="0.022403" calcext:value-type="float">
            <text:p>0.02240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144</text:p>
          </table:table-cell>
          <table:table-cell office:value-type="float" office:value="0.016224" calcext:value-type="float">
            <text:p>0.01622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144</text:p>
          </table:table-cell>
          <table:table-cell office:value-type="float" office:value="0.010036" calcext:value-type="float">
            <text:p>0.01003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144</text:p>
          </table:table-cell>
          <table:table-cell office:value-type="float" office:value="0.056133" calcext:value-type="float">
            <text:p>0.056133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144</text:p>
          </table:table-cell>
          <table:table-cell office:value-type="float" office:value="0.019728" calcext:value-type="float">
            <text:p>0.01972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144</text:p>
          </table:table-cell>
          <table:table-cell office:value-type="float" office:value="0.014278" calcext:value-type="float">
            <text:p>0.01427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144</text:p>
          </table:table-cell>
          <table:table-cell office:value-type="float" office:value="0.008835" calcext:value-type="float">
            <text:p>0.00883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176</text:p>
          </table:table-cell>
          <table:table-cell office:value-type="float" office:value="0.010524" calcext:value-type="float">
            <text:p>0.010524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176</text:p>
          </table:table-cell>
          <table:table-cell office:value-type="float" office:value="0.0045" calcext:value-type="float">
            <text:p>0.004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176</text:p>
          </table:table-cell>
          <table:table-cell office:value-type="float" office:value="0.004033" calcext:value-type="float">
            <text:p>0.00403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176</text:p>
          </table:table-cell>
          <table:table-cell office:value-type="float" office:value="0.003509" calcext:value-type="float">
            <text:p>0.00350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176</text:p>
          </table:table-cell>
          <table:table-cell office:value-type="float" office:value="0.136785" calcext:value-type="float">
            <text:p>0.136785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176</text:p>
          </table:table-cell>
          <table:table-cell office:value-type="float" office:value="0.037855" calcext:value-type="float">
            <text:p>0.03785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176</text:p>
          </table:table-cell>
          <table:table-cell office:value-type="float" office:value="0.026603" calcext:value-type="float">
            <text:p>0.02660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176</text:p>
          </table:table-cell>
          <table:table-cell office:value-type="float" office:value="0.014835" calcext:value-type="float">
            <text:p>0.01483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176</text:p>
          </table:table-cell>
          <table:table-cell office:value-type="float" office:value="0.110236" calcext:value-type="float">
            <text:p>0.110236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176</text:p>
          </table:table-cell>
          <table:table-cell office:value-type="float" office:value="0.030796" calcext:value-type="float">
            <text:p>0.03079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176</text:p>
          </table:table-cell>
          <table:table-cell office:value-type="float" office:value="0.021873" calcext:value-type="float">
            <text:p>0.02187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176</text:p>
          </table:table-cell>
          <table:table-cell office:value-type="float" office:value="0.012222" calcext:value-type="float">
            <text:p>0.01222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208</text:p>
          </table:table-cell>
          <table:table-cell office:value-type="float" office:value="0.013305" calcext:value-type="float">
            <text:p>0.013305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208</text:p>
          </table:table-cell>
          <table:table-cell office:value-type="float" office:value="0.005545" calcext:value-type="float">
            <text:p>0.00554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208</text:p>
          </table:table-cell>
          <table:table-cell office:value-type="float" office:value="0.00419" calcext:value-type="float">
            <text:p>0.0041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208</text:p>
          </table:table-cell>
          <table:table-cell office:value-type="float" office:value="0.004621" calcext:value-type="float">
            <text:p>0.00462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208</text:p>
          </table:table-cell>
          <table:table-cell office:value-type="float" office:value="0.23967" calcext:value-type="float">
            <text:p>0.23967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208</text:p>
          </table:table-cell>
          <table:table-cell office:value-type="float" office:value="0.073001" calcext:value-type="float">
            <text:p>0.07300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208</text:p>
          </table:table-cell>
          <table:table-cell office:value-type="float" office:value="0.038672" calcext:value-type="float">
            <text:p>0.03867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208</text:p>
          </table:table-cell>
          <table:table-cell office:value-type="float" office:value="0.038755" calcext:value-type="float">
            <text:p>0.03875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208</text:p>
          </table:table-cell>
          <table:table-cell office:value-type="float" office:value="0.210463" calcext:value-type="float">
            <text:p>0.210463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208</text:p>
          </table:table-cell>
          <table:table-cell office:value-type="float" office:value="0.064895" calcext:value-type="float">
            <text:p>0.06489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208</text:p>
          </table:table-cell>
          <table:table-cell office:value-type="float" office:value="0.033984" calcext:value-type="float">
            <text:p>0.03398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208</text:p>
          </table:table-cell>
          <table:table-cell office:value-type="float" office:value="0.034048" calcext:value-type="float">
            <text:p>0.034048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240</text:p>
          </table:table-cell>
          <table:table-cell office:value-type="float" office:value="0.017296" calcext:value-type="float">
            <text:p>0.017296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240</text:p>
          </table:table-cell>
          <table:table-cell office:value-type="float" office:value="0.006223" calcext:value-type="float">
            <text:p>0.00622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240</text:p>
          </table:table-cell>
          <table:table-cell office:value-type="float" office:value="0.004698" calcext:value-type="float">
            <text:p>0.00469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240</text:p>
          </table:table-cell>
          <table:table-cell office:value-type="float" office:value="0.004977" calcext:value-type="float">
            <text:p>0.00497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240</text:p>
          </table:table-cell>
          <table:table-cell office:value-type="float" office:value="0.316654" calcext:value-type="float">
            <text:p>0.316654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240</text:p>
          </table:table-cell>
          <table:table-cell office:value-type="float" office:value="0.082877" calcext:value-type="float">
            <text:p>0.08287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240</text:p>
          </table:table-cell>
          <table:table-cell office:value-type="float" office:value="0.044134" calcext:value-type="float">
            <text:p>0.04413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240</text:p>
          </table:table-cell>
          <table:table-cell office:value-type="float" office:value="0.043724" calcext:value-type="float">
            <text:p>0.04372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240</text:p>
          </table:table-cell>
          <table:table-cell office:value-type="float" office:value="0.278846" calcext:value-type="float">
            <text:p>0.278846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240</text:p>
          </table:table-cell>
          <table:table-cell office:value-type="float" office:value="0.072854" calcext:value-type="float">
            <text:p>0.07285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240</text:p>
          </table:table-cell>
          <table:table-cell office:value-type="float" office:value="0.038788" calcext:value-type="float">
            <text:p>0.03878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240</text:p>
          </table:table-cell>
          <table:table-cell office:value-type="float" office:value="0.03827" calcext:value-type="float">
            <text:p>0.0382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272</text:p>
          </table:table-cell>
          <table:table-cell office:value-type="float" office:value="0.0212" calcext:value-type="float">
            <text:p>0.0212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272</text:p>
          </table:table-cell>
          <table:table-cell office:value-type="float" office:value="0.007764" calcext:value-type="float">
            <text:p>0.00776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272</text:p>
          </table:table-cell>
          <table:table-cell office:value-type="float" office:value="0.006196" calcext:value-type="float">
            <text:p>0.00619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272</text:p>
          </table:table-cell>
          <table:table-cell office:value-type="float" office:value="0.005453" calcext:value-type="float">
            <text:p>0.00545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272</text:p>
          </table:table-cell>
          <table:table-cell office:value-type="float" office:value="0.40475" calcext:value-type="float">
            <text:p>0.40475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272</text:p>
          </table:table-cell>
          <table:table-cell office:value-type="float" office:value="0.146203" calcext:value-type="float">
            <text:p>0.14620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272</text:p>
          </table:table-cell>
          <table:table-cell office:value-type="float" office:value="0.090379" calcext:value-type="float">
            <text:p>0.09037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272</text:p>
          </table:table-cell>
          <table:table-cell office:value-type="float" office:value="0.062726" calcext:value-type="float">
            <text:p>0.06272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272</text:p>
          </table:table-cell>
          <table:table-cell office:value-type="float" office:value="0.355714" calcext:value-type="float">
            <text:p>0.355714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272</text:p>
          </table:table-cell>
          <table:table-cell office:value-type="float" office:value="0.102759" calcext:value-type="float">
            <text:p>0.10275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272</text:p>
          </table:table-cell>
          <table:table-cell office:value-type="float" office:value="0.064255" calcext:value-type="float">
            <text:p>0.06425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272</text:p>
          </table:table-cell>
          <table:table-cell office:value-type="float" office:value="0.043657" calcext:value-type="float">
            <text:p>0.04365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304</text:p>
          </table:table-cell>
          <table:table-cell office:value-type="float" office:value="0.035022" calcext:value-type="float">
            <text:p>0.035022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304</text:p>
          </table:table-cell>
          <table:table-cell office:value-type="float" office:value="0.012235" calcext:value-type="float">
            <text:p>0.01223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304</text:p>
          </table:table-cell>
          <table:table-cell office:value-type="float" office:value="0.009253" calcext:value-type="float">
            <text:p>0.00925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304</text:p>
          </table:table-cell>
          <table:table-cell office:value-type="float" office:value="0.007625" calcext:value-type="float">
            <text:p>0.00762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304</text:p>
          </table:table-cell>
          <table:table-cell office:value-type="float" office:value="0.532769" calcext:value-type="float">
            <text:p>0.532769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304</text:p>
          </table:table-cell>
          <table:table-cell office:value-type="float" office:value="0.136685" calcext:value-type="float">
            <text:p>0.13668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304</text:p>
          </table:table-cell>
          <table:table-cell office:value-type="float" office:value="0.084945" calcext:value-type="float">
            <text:p>0.08494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304</text:p>
          </table:table-cell>
          <table:table-cell office:value-type="float" office:value="0.058138" calcext:value-type="float">
            <text:p>0.05813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304</text:p>
          </table:table-cell>
          <table:table-cell office:value-type="float" office:value="0.442006" calcext:value-type="float">
            <text:p>0.442006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304</text:p>
          </table:table-cell>
          <table:table-cell office:value-type="float" office:value="0.113596" calcext:value-type="float">
            <text:p>0.11359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304</text:p>
          </table:table-cell>
          <table:table-cell office:value-type="float" office:value="0.087648" calcext:value-type="float">
            <text:p>0.08764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304</text:p>
          </table:table-cell>
          <table:table-cell office:value-type="float" office:value="0.060283" calcext:value-type="float">
            <text:p>0.060283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336</text:p>
          </table:table-cell>
          <table:table-cell office:value-type="float" office:value="0.538447" calcext:value-type="float">
            <text:p>0.538447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336</text:p>
          </table:table-cell>
          <table:table-cell office:value-type="float" office:value="0.179967" calcext:value-type="float">
            <text:p>0.17996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336</text:p>
          </table:table-cell>
          <table:table-cell office:value-type="float" office:value="0.097149" calcext:value-type="float">
            <text:p>0.09714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336</text:p>
          </table:table-cell>
          <table:table-cell office:value-type="float" office:value="0.066079" calcext:value-type="float">
            <text:p>0.06607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368</text:p>
          </table:table-cell>
          <table:table-cell office:value-type="float" office:value="0.644986" calcext:value-type="float">
            <text:p>0.644986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368</text:p>
          </table:table-cell>
          <table:table-cell office:value-type="float" office:value="0.163342" calcext:value-type="float">
            <text:p>0.16334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368</text:p>
          </table:table-cell>
          <table:table-cell office:value-type="float" office:value="0.085658" calcext:value-type="float">
            <text:p>0.08565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368</text:p>
          </table:table-cell>
          <table:table-cell office:value-type="float" office:value="0.057862" calcext:value-type="float">
            <text:p>0.05786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400</text:p>
          </table:table-cell>
          <table:table-cell office:value-type="float" office:value="0.852865" calcext:value-type="float">
            <text:p>0.852865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400</text:p>
          </table:table-cell>
          <table:table-cell office:value-type="float" office:value="0.257883" calcext:value-type="float">
            <text:p>0.25788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400</text:p>
          </table:table-cell>
          <table:table-cell office:value-type="float" office:value="0.152493" calcext:value-type="float">
            <text:p>0.15249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400</text:p>
          </table:table-cell>
          <table:table-cell office:value-type="float" office:value="0.114961" calcext:value-type="float">
            <text:p>0.11496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432</text:p>
          </table:table-cell>
          <table:table-cell office:value-type="float" office:value="0.993009" calcext:value-type="float">
            <text:p>0.993009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432</text:p>
          </table:table-cell>
          <table:table-cell office:value-type="float" office:value="0.278939" calcext:value-type="float">
            <text:p>0.27893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432</text:p>
          </table:table-cell>
          <table:table-cell office:value-type="float" office:value="0.165028" calcext:value-type="float">
            <text:p>0.16502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432</text:p>
          </table:table-cell>
          <table:table-cell office:value-type="float" office:value="0.124308" calcext:value-type="float">
            <text:p>0.124308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464</text:p>
          </table:table-cell>
          <table:table-cell office:value-type="float" office:value="1.055576" calcext:value-type="float">
            <text:p>1.055576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464</text:p>
          </table:table-cell>
          <table:table-cell office:value-type="float" office:value="0.341802" calcext:value-type="float">
            <text:p>0.34180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464</text:p>
          </table:table-cell>
          <table:table-cell office:value-type="float" office:value="0.17695" calcext:value-type="float">
            <text:p>0.1769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464</text:p>
          </table:table-cell>
          <table:table-cell office:value-type="float" office:value="0.133582" calcext:value-type="float">
            <text:p>0.13358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496</text:p>
          </table:table-cell>
          <table:table-cell office:value-type="float" office:value="1.257204" calcext:value-type="float">
            <text:p>1.257204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496</text:p>
          </table:table-cell>
          <table:table-cell office:value-type="float" office:value="0.361453" calcext:value-type="float">
            <text:p>0.36145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496</text:p>
          </table:table-cell>
          <table:table-cell office:value-type="float" office:value="0.188827" calcext:value-type="float">
            <text:p>0.18882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496</text:p>
          </table:table-cell>
          <table:table-cell office:value-type="float" office:value="0.142299" calcext:value-type="float">
            <text:p>0.142299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528</text:p>
          </table:table-cell>
          <table:table-cell office:value-type="float" office:value="1.385933" calcext:value-type="float">
            <text:p>1.385933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528</text:p>
          </table:table-cell>
          <table:table-cell office:value-type="float" office:value="0.437066" calcext:value-type="float">
            <text:p>0.43706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528</text:p>
          </table:table-cell>
          <table:table-cell office:value-type="float" office:value="0.24973" calcext:value-type="float">
            <text:p>0.2497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528</text:p>
          </table:table-cell>
          <table:table-cell office:value-type="float" office:value="0.151706" calcext:value-type="float">
            <text:p>0.151706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560</text:p>
          </table:table-cell>
          <table:table-cell office:value-type="float" office:value="1.600839" calcext:value-type="float">
            <text:p>1.600839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560</text:p>
          </table:table-cell>
          <table:table-cell office:value-type="float" office:value="0.460104" calcext:value-type="float">
            <text:p>0.46010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560</text:p>
          </table:table-cell>
          <table:table-cell office:value-type="float" office:value="0.263312" calcext:value-type="float">
            <text:p>0.26331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560</text:p>
          </table:table-cell>
          <table:table-cell office:value-type="float" office:value="0.160021" calcext:value-type="float">
            <text:p>0.160021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592</text:p>
          </table:table-cell>
          <table:table-cell office:value-type="float" office:value="1.772664" calcext:value-type="float">
            <text:p>1.772664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592</text:p>
          </table:table-cell>
          <table:table-cell office:value-type="float" office:value="0.539292" calcext:value-type="float">
            <text:p>0.53929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592</text:p>
          </table:table-cell>
          <table:table-cell office:value-type="float" office:value="0.279461" calcext:value-type="float">
            <text:p>0.27946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592</text:p>
          </table:table-cell>
          <table:table-cell office:value-type="float" office:value="0.224211" calcext:value-type="float">
            <text:p>0.224211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624</text:p>
          </table:table-cell>
          <table:table-cell office:value-type="float" office:value="2.088963" calcext:value-type="float">
            <text:p>2.088963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624</text:p>
          </table:table-cell>
          <table:table-cell office:value-type="float" office:value="0.56969" calcext:value-type="float">
            <text:p>0.5696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624</text:p>
          </table:table-cell>
          <table:table-cell office:value-type="float" office:value="0.293772" calcext:value-type="float">
            <text:p>0.29377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624</text:p>
          </table:table-cell>
          <table:table-cell office:value-type="float" office:value="0.236045" calcext:value-type="float">
            <text:p>0.236045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656</text:p>
          </table:table-cell>
          <table:table-cell office:value-type="float" office:value="2.308371" calcext:value-type="float">
            <text:p>2.308371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656</text:p>
          </table:table-cell>
          <table:table-cell office:value-type="float" office:value="0.659177" calcext:value-type="float">
            <text:p>0.65917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656</text:p>
          </table:table-cell>
          <table:table-cell office:value-type="float" office:value="0.368131" calcext:value-type="float">
            <text:p>0.36813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656</text:p>
          </table:table-cell>
          <table:table-cell office:value-type="float" office:value="0.247366" calcext:value-type="float">
            <text:p>0.247366</text:p>
          </table:table-cell>
          <table:table-cell table:number-columns-repeated="1018"/>
        </table:table-row>
        <table:table-row table:style-name="ro1">
          <table:table-cell office:value-type="float" office:value="20210404" calcext:value-type="float">
            <text:p>20210404</text:p>
          </table:table-cell>
          <table:table-cell office:value-type="float" office:value="3712431" calcext:value-type="float">
            <text:p>3712431</text:p>
          </table:table-cell>
          <table:table-cell office:value-type="string" calcext:value-type="string">
            <text:p>Pi4-3</text:p>
          </table:table-cell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16</text:p>
          </table:table-cell>
          <table:table-cell office:value-type="float" office:value="0.003724" calcext:value-type="float">
            <text:p>0.003724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16</text:p>
          </table:table-cell>
          <table:table-cell office:value-type="float" office:value="0.003428" calcext:value-type="float">
            <text:p>0.00342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16</text:p>
          </table:table-cell>
          <table:table-cell office:value-type="float" office:value="0.003841" calcext:value-type="float">
            <text:p>0.003841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16</text:p>
          </table:table-cell>
          <table:table-cell office:value-type="float" office:value="0.003708" calcext:value-type="float">
            <text:p>0.00370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16</text:p>
          </table:table-cell>
          <table:table-cell office:value-type="float" office:value="0.003557" calcext:value-type="float">
            <text:p>0.003557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16</text:p>
          </table:table-cell>
          <table:table-cell office:value-type="float" office:value="0.003499" calcext:value-type="float">
            <text:p>0.00349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80</text:p>
          </table:table-cell>
          <table:table-cell office:value-type="float" office:value="0.004902" calcext:value-type="float">
            <text:p>0.004902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80</text:p>
          </table:table-cell>
          <table:table-cell office:value-type="float" office:value="0.003521" calcext:value-type="float">
            <text:p>0.00352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80</text:p>
          </table:table-cell>
          <table:table-cell office:value-type="float" office:value="0.006399" calcext:value-type="float">
            <text:p>0.006399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80</text:p>
          </table:table-cell>
          <table:table-cell office:value-type="float" office:value="0.004115" calcext:value-type="float">
            <text:p>0.00411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80</text:p>
          </table:table-cell>
          <table:table-cell office:value-type="float" office:value="0.005592" calcext:value-type="float">
            <text:p>0.005592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80</text:p>
          </table:table-cell>
          <table:table-cell office:value-type="float" office:value="0.00368" calcext:value-type="float">
            <text:p>0.0036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144</text:p>
          </table:table-cell>
          <table:table-cell office:value-type="float" office:value="0.007347" calcext:value-type="float">
            <text:p>0.007347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144</text:p>
          </table:table-cell>
          <table:table-cell office:value-type="float" office:value="0.004315" calcext:value-type="float">
            <text:p>0.00431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144</text:p>
          </table:table-cell>
          <table:table-cell office:value-type="float" office:value="0.01437" calcext:value-type="float">
            <text:p>0.01437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144</text:p>
          </table:table-cell>
          <table:table-cell office:value-type="float" office:value="0.006028" calcext:value-type="float">
            <text:p>0.00602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144</text:p>
          </table:table-cell>
          <table:table-cell office:value-type="float" office:value="0.010849" calcext:value-type="float">
            <text:p>0.010849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144</text:p>
          </table:table-cell>
          <table:table-cell office:value-type="float" office:value="0.004912" calcext:value-type="float">
            <text:p>0.00491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208</text:p>
          </table:table-cell>
          <table:table-cell office:value-type="float" office:value="0.010886" calcext:value-type="float">
            <text:p>0.010886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208</text:p>
          </table:table-cell>
          <table:table-cell office:value-type="float" office:value="0.004609" calcext:value-type="float">
            <text:p>0.00460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208</text:p>
          </table:table-cell>
          <table:table-cell office:value-type="float" office:value="0.025361" calcext:value-type="float">
            <text:p>0.025361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208</text:p>
          </table:table-cell>
          <table:table-cell office:value-type="float" office:value="0.006729" calcext:value-type="float">
            <text:p>0.00672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208</text:p>
          </table:table-cell>
          <table:table-cell office:value-type="float" office:value="0.020795" calcext:value-type="float">
            <text:p>0.020795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208</text:p>
          </table:table-cell>
          <table:table-cell office:value-type="float" office:value="0.006071" calcext:value-type="float">
            <text:p>0.00607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272</text:p>
          </table:table-cell>
          <table:table-cell office:value-type="float" office:value="0.019036" calcext:value-type="float">
            <text:p>0.019036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272</text:p>
          </table:table-cell>
          <table:table-cell office:value-type="float" office:value="0.006737" calcext:value-type="float">
            <text:p>0.00673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272</text:p>
          </table:table-cell>
          <table:table-cell office:value-type="float" office:value="0.041317" calcext:value-type="float">
            <text:p>0.041317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272</text:p>
          </table:table-cell>
          <table:table-cell office:value-type="float" office:value="0.009991" calcext:value-type="float">
            <text:p>0.00999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272</text:p>
          </table:table-cell>
          <table:table-cell office:value-type="float" office:value="0.033952" calcext:value-type="float">
            <text:p>0.033952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272</text:p>
          </table:table-cell>
          <table:table-cell office:value-type="float" office:value="0.008499" calcext:value-type="float">
            <text:p>0.008499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336</text:p>
          </table:table-cell>
          <table:table-cell office:value-type="float" office:value="0.060354" calcext:value-type="float">
            <text:p>0.060354</text:p>
          </table:table-cell>
          <table:table-cell office:value-type="string" calcext:value-type="string">
            <text:p>inline complex</text:p>
          </table:table-cell>
          <table:table-cell office:value-type="string" calcext:value-type="string">
            <text:p>Matrix mult: ERROR: v3d regAlloc(): register allocation failed for target instruction 120: LI ACC2 &lt;- 6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336</text:p>
          </table:table-cell>
          <table:table-cell office:value-type="float" office:value="0.011345" calcext:value-type="float">
            <text:p>0.01134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336</text:p>
          </table:table-cell>
          <table:table-cell office:value-type="float" office:value="0.049351" calcext:value-type="float">
            <text:p>0.049351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336</text:p>
          </table:table-cell>
          <table:table-cell office:value-type="float" office:value="0.009589" calcext:value-type="float">
            <text:p>0.009589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400</text:p>
          </table:table-cell>
          <table:table-cell office:value-type="float" office:value="0.067822" calcext:value-type="float">
            <text:p>0.067822</text:p>
          </table:table-cell>
          <table:table-cell office:value-type="string" calcext:value-type="string">
            <text:p>inline float</text:p>
          </table:table-cell>
          <table:table-cell office:value-type="string" calcext:value-type="string">
            <text:p>Matrix mult, inline complex: ERROR: v3d regAlloc(): register allocation failed for target instruction 64: S[TMU0_S] &lt;- or(A70, A70)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400</text:p>
          </table:table-cell>
          <table:table-cell office:value-type="float" office:value="0.013167" calcext:value-type="float">
            <text:p>0.013167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464</text:p>
          </table:table-cell>
          <table:table-cell office:value-type="float" office:value="0.089707" calcext:value-type="float">
            <text:p>0.089707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464</text:p>
          </table:table-cell>
          <table:table-cell office:value-type="float" office:value="0.017471" calcext:value-type="float">
            <text:p>0.01747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528</text:p>
          </table:table-cell>
          <table:table-cell office:value-type="float" office:value="0.114267" calcext:value-type="float">
            <text:p>0.114267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528</text:p>
          </table:table-cell>
          <table:table-cell office:value-type="float" office:value="0.019331" calcext:value-type="float">
            <text:p>0.01933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592</text:p>
          </table:table-cell>
          <table:table-cell office:value-type="float" office:value="0.142293" calcext:value-type="float">
            <text:p>0.142293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592</text:p>
          </table:table-cell>
          <table:table-cell office:value-type="float" office:value="0.021194" calcext:value-type="float">
            <text:p>0.02119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656</text:p>
          </table:table-cell>
          <table:table-cell office:value-type="float" office:value="0.173555" calcext:value-type="float">
            <text:p>0.173555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656</text:p>
          </table:table-cell>
          <table:table-cell office:value-type="float" office:value="0.026998" calcext:value-type="float">
            <text:p>0.026998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720</text:p>
          </table:table-cell>
          <table:table-cell office:value-type="float" office:value="0.208061" calcext:value-type="float">
            <text:p>0.208061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720</text:p>
          </table:table-cell>
          <table:table-cell office:value-type="float" office:value="0.029371" calcext:value-type="float">
            <text:p>0.029371</text:p>
          </table:table-cell>
          <table:table-cell table:number-columns-repeated="1018"/>
        </table:table-row>
        <table:table-row table:style-name="ro1">
          <table:table-cell office:value-type="float" office:value="20210404" calcext:value-type="float">
            <text:p>20210404</text:p>
          </table:table-cell>
          <table:table-cell office:value-type="float" office:value="3712431" calcext:value-type="float">
            <text:p>3712431</text:p>
          </table:table-cell>
          <table:table-cell office:value-type="string" calcext:value-type="string">
            <text:p>Pi1-1</text:p>
          </table:table-cell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16</text:p>
          </table:table-cell>
          <table:table-cell office:value-type="float" office:value="0.008492" calcext:value-type="float">
            <text:p>0.008492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16</text:p>
          </table:table-cell>
          <table:table-cell office:value-type="float" office:value="0.005501" calcext:value-type="float">
            <text:p>0.00550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16</text:p>
          </table:table-cell>
          <table:table-cell office:value-type="float" office:value="0.005447" calcext:value-type="float">
            <text:p>0.00544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16</text:p>
          </table:table-cell>
          <table:table-cell office:value-type="float" office:value="0.005854" calcext:value-type="float">
            <text:p>0.00585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16</text:p>
          </table:table-cell>
          <table:table-cell office:value-type="float" office:value="0.007241" calcext:value-type="float">
            <text:p>0.007241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16</text:p>
          </table:table-cell>
          <table:table-cell office:value-type="float" office:value="0.006649" calcext:value-type="float">
            <text:p>0.00664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16</text:p>
          </table:table-cell>
          <table:table-cell office:value-type="float" office:value="0.006956" calcext:value-type="float">
            <text:p>0.00695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16</text:p>
          </table:table-cell>
          <table:table-cell office:value-type="float" office:value="0.007025" calcext:value-type="float">
            <text:p>0.00702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16</text:p>
          </table:table-cell>
          <table:table-cell office:value-type="float" office:value="0.006272" calcext:value-type="float">
            <text:p>0.006272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16</text:p>
          </table:table-cell>
          <table:table-cell office:value-type="float" office:value="0.005977" calcext:value-type="float">
            <text:p>0.00597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16</text:p>
          </table:table-cell>
          <table:table-cell office:value-type="float" office:value="0.006179" calcext:value-type="float">
            <text:p>0.00617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16</text:p>
          </table:table-cell>
          <table:table-cell office:value-type="float" office:value="0.006209" calcext:value-type="float">
            <text:p>0.00620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48</text:p>
          </table:table-cell>
          <table:table-cell office:value-type="float" office:value="0.007197" calcext:value-type="float">
            <text:p>0.007197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48</text:p>
          </table:table-cell>
          <table:table-cell office:value-type="float" office:value="0.006557" calcext:value-type="float">
            <text:p>0.00655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48</text:p>
          </table:table-cell>
          <table:table-cell office:value-type="float" office:value="0.006225" calcext:value-type="float">
            <text:p>0.00622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48</text:p>
          </table:table-cell>
          <table:table-cell office:value-type="float" office:value="0.006329" calcext:value-type="float">
            <text:p>0.00632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48</text:p>
          </table:table-cell>
          <table:table-cell office:value-type="float" office:value="0.015528" calcext:value-type="float">
            <text:p>0.015528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48</text:p>
          </table:table-cell>
          <table:table-cell office:value-type="float" office:value="0.008757" calcext:value-type="float">
            <text:p>0.00875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48</text:p>
          </table:table-cell>
          <table:table-cell office:value-type="float" office:value="0.008875" calcext:value-type="float">
            <text:p>0.00887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48</text:p>
          </table:table-cell>
          <table:table-cell office:value-type="float" office:value="0.009347" calcext:value-type="float">
            <text:p>0.00934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48</text:p>
          </table:table-cell>
          <table:table-cell office:value-type="float" office:value="0.013816" calcext:value-type="float">
            <text:p>0.013816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48</text:p>
          </table:table-cell>
          <table:table-cell office:value-type="float" office:value="0.007666" calcext:value-type="float">
            <text:p>0.00766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48</text:p>
          </table:table-cell>
          <table:table-cell office:value-type="float" office:value="0.008014" calcext:value-type="float">
            <text:p>0.00801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48</text:p>
          </table:table-cell>
          <table:table-cell office:value-type="float" office:value="0.008314" calcext:value-type="float">
            <text:p>0.00831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80</text:p>
          </table:table-cell>
          <table:table-cell office:value-type="float" office:value="0.009065" calcext:value-type="float">
            <text:p>0.009065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80</text:p>
          </table:table-cell>
          <table:table-cell office:value-type="float" office:value="0.006857" calcext:value-type="float">
            <text:p>0.00685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80</text:p>
          </table:table-cell>
          <table:table-cell office:value-type="float" office:value="0.006723" calcext:value-type="float">
            <text:p>0.00672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80</text:p>
          </table:table-cell>
          <table:table-cell office:value-type="float" office:value="0.006731" calcext:value-type="float">
            <text:p>0.00673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80</text:p>
          </table:table-cell>
          <table:table-cell office:value-type="float" office:value="0.030771" calcext:value-type="float">
            <text:p>0.030771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80</text:p>
          </table:table-cell>
          <table:table-cell office:value-type="float" office:value="0.01539" calcext:value-type="float">
            <text:p>0.0153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80</text:p>
          </table:table-cell>
          <table:table-cell office:value-type="float" office:value="0.011218" calcext:value-type="float">
            <text:p>0.01121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80</text:p>
          </table:table-cell>
          <table:table-cell office:value-type="float" office:value="0.011426" calcext:value-type="float">
            <text:p>0.01142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80</text:p>
          </table:table-cell>
          <table:table-cell office:value-type="float" office:value="0.027883" calcext:value-type="float">
            <text:p>0.027883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80</text:p>
          </table:table-cell>
          <table:table-cell office:value-type="float" office:value="0.013471" calcext:value-type="float">
            <text:p>0.01347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80</text:p>
          </table:table-cell>
          <table:table-cell office:value-type="float" office:value="0.010039" calcext:value-type="float">
            <text:p>0.01003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80</text:p>
          </table:table-cell>
          <table:table-cell office:value-type="float" office:value="0.010069" calcext:value-type="float">
            <text:p>0.01006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112</text:p>
          </table:table-cell>
          <table:table-cell office:value-type="float" office:value="0.011377" calcext:value-type="float">
            <text:p>0.011377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112</text:p>
          </table:table-cell>
          <table:table-cell office:value-type="float" office:value="0.00778" calcext:value-type="float">
            <text:p>0.0077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112</text:p>
          </table:table-cell>
          <table:table-cell office:value-type="float" office:value="0.007364" calcext:value-type="float">
            <text:p>0.00736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112</text:p>
          </table:table-cell>
          <table:table-cell office:value-type="float" office:value="0.007711" calcext:value-type="float">
            <text:p>0.00771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112</text:p>
          </table:table-cell>
          <table:table-cell office:value-type="float" office:value="0.052636" calcext:value-type="float">
            <text:p>0.052636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112</text:p>
          </table:table-cell>
          <table:table-cell office:value-type="float" office:value="0.018686" calcext:value-type="float">
            <text:p>0.01868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112</text:p>
          </table:table-cell>
          <table:table-cell office:value-type="float" office:value="0.012674" calcext:value-type="float">
            <text:p>0.01267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112</text:p>
          </table:table-cell>
          <table:table-cell office:value-type="float" office:value="0.01308" calcext:value-type="float">
            <text:p>0.0130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112</text:p>
          </table:table-cell>
          <table:table-cell office:value-type="float" office:value="0.04658" calcext:value-type="float">
            <text:p>0.04658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112</text:p>
          </table:table-cell>
          <table:table-cell office:value-type="float" office:value="0.016894" calcext:value-type="float">
            <text:p>0.01689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112</text:p>
          </table:table-cell>
          <table:table-cell office:value-type="float" office:value="0.011157" calcext:value-type="float">
            <text:p>0.01115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112</text:p>
          </table:table-cell>
          <table:table-cell office:value-type="float" office:value="0.011528" calcext:value-type="float">
            <text:p>0.01152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144</text:p>
          </table:table-cell>
          <table:table-cell office:value-type="float" office:value="0.014374" calcext:value-type="float">
            <text:p>0.014374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144</text:p>
          </table:table-cell>
          <table:table-cell office:value-type="float" office:value="0.009157" calcext:value-type="float">
            <text:p>0.00915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144</text:p>
          </table:table-cell>
          <table:table-cell office:value-type="float" office:value="0.008281" calcext:value-type="float">
            <text:p>0.00828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144</text:p>
          </table:table-cell>
          <table:table-cell office:value-type="float" office:value="0.008032" calcext:value-type="float">
            <text:p>0.00803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144</text:p>
          </table:table-cell>
          <table:table-cell office:value-type="float" office:value="0.081519" calcext:value-type="float">
            <text:p>0.081519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144</text:p>
          </table:table-cell>
          <table:table-cell office:value-type="float" office:value="0.030215" calcext:value-type="float">
            <text:p>0.03021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144</text:p>
          </table:table-cell>
          <table:table-cell office:value-type="float" office:value="0.02275" calcext:value-type="float">
            <text:p>0.0227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144</text:p>
          </table:table-cell>
          <table:table-cell office:value-type="float" office:value="0.015343" calcext:value-type="float">
            <text:p>0.01534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144</text:p>
          </table:table-cell>
          <table:table-cell office:value-type="float" office:value="0.072507" calcext:value-type="float">
            <text:p>0.072507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144</text:p>
          </table:table-cell>
          <table:table-cell office:value-type="float" office:value="0.026402" calcext:value-type="float">
            <text:p>0.02640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144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144</text:p>
          </table:table-cell>
          <table:table-cell office:value-type="float" office:value="0.013592" calcext:value-type="float">
            <text:p>0.01359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176</text:p>
          </table:table-cell>
          <table:table-cell office:value-type="float" office:value="0.017114" calcext:value-type="float">
            <text:p>0.017114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176</text:p>
          </table:table-cell>
          <table:table-cell office:value-type="float" office:value="0.009281" calcext:value-type="float">
            <text:p>0.00928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176</text:p>
          </table:table-cell>
          <table:table-cell office:value-type="float" office:value="0.00883" calcext:value-type="float">
            <text:p>0.0088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176</text:p>
          </table:table-cell>
          <table:table-cell office:value-type="float" office:value="0.008537" calcext:value-type="float">
            <text:p>0.00853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176</text:p>
          </table:table-cell>
          <table:table-cell office:value-type="float" office:value="0.142762" calcext:value-type="float">
            <text:p>0.142762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176</text:p>
          </table:table-cell>
          <table:table-cell office:value-type="float" office:value="0.042148" calcext:value-type="float">
            <text:p>0.04214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176</text:p>
          </table:table-cell>
          <table:table-cell office:value-type="float" office:value="0.0304" calcext:value-type="float">
            <text:p>0.030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176</text:p>
          </table:table-cell>
          <table:table-cell office:value-type="float" office:value="0.025129" calcext:value-type="float">
            <text:p>0.02512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176</text:p>
          </table:table-cell>
          <table:table-cell office:value-type="float" office:value="0.120596" calcext:value-type="float">
            <text:p>0.120596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176</text:p>
          </table:table-cell>
          <table:table-cell office:value-type="float" office:value="0.035232" calcext:value-type="float">
            <text:p>0.03523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176</text:p>
          </table:table-cell>
          <table:table-cell office:value-type="float" office:value="0.025988" calcext:value-type="float">
            <text:p>0.02598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176</text:p>
          </table:table-cell>
          <table:table-cell office:value-type="float" office:value="0.016279" calcext:value-type="float">
            <text:p>0.016279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208</text:p>
          </table:table-cell>
          <table:table-cell office:value-type="float" office:value="0.020503" calcext:value-type="float">
            <text:p>0.020503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208</text:p>
          </table:table-cell>
          <table:table-cell office:value-type="float" office:value="0.01099" calcext:value-type="float">
            <text:p>0.0109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208</text:p>
          </table:table-cell>
          <table:table-cell office:value-type="float" office:value="0.009898" calcext:value-type="float">
            <text:p>0.00989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208</text:p>
          </table:table-cell>
          <table:table-cell office:value-type="float" office:value="0.009337" calcext:value-type="float">
            <text:p>0.00933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208</text:p>
          </table:table-cell>
          <table:table-cell office:value-type="float" office:value="0.22455" calcext:value-type="float">
            <text:p>0.22455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208</text:p>
          </table:table-cell>
          <table:table-cell office:value-type="float" office:value="0.070668" calcext:value-type="float">
            <text:p>0.07066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208</text:p>
          </table:table-cell>
          <table:table-cell office:value-type="float" office:value="0.039363" calcext:value-type="float">
            <text:p>0.03936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208</text:p>
          </table:table-cell>
          <table:table-cell office:value-type="float" office:value="0.039456" calcext:value-type="float">
            <text:p>0.03945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208</text:p>
          </table:table-cell>
          <table:table-cell office:value-type="float" office:value="0.197851" calcext:value-type="float">
            <text:p>0.197851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208</text:p>
          </table:table-cell>
          <table:table-cell office:value-type="float" office:value="0.062952" calcext:value-type="float">
            <text:p>0.06295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208</text:p>
          </table:table-cell>
          <table:table-cell office:value-type="float" office:value="0.034545" calcext:value-type="float">
            <text:p>0.03454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208</text:p>
          </table:table-cell>
          <table:table-cell office:value-type="float" office:value="0.03483" calcext:value-type="float">
            <text:p>0.03483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240</text:p>
          </table:table-cell>
          <table:table-cell office:value-type="float" office:value="0.024334" calcext:value-type="float">
            <text:p>0.024334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240</text:p>
          </table:table-cell>
          <table:table-cell office:value-type="float" office:value="0.012334" calcext:value-type="float">
            <text:p>0.01233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240</text:p>
          </table:table-cell>
          <table:table-cell office:value-type="float" office:value="0.010045" calcext:value-type="float">
            <text:p>0.01004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240</text:p>
          </table:table-cell>
          <table:table-cell office:value-type="float" office:value="0.010306" calcext:value-type="float">
            <text:p>0.01030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240</text:p>
          </table:table-cell>
          <table:table-cell office:value-type="float" office:value="0.305493" calcext:value-type="float">
            <text:p>0.305493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240</text:p>
          </table:table-cell>
          <table:table-cell office:value-type="float" office:value="0.085235" calcext:value-type="float">
            <text:p>0.08523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240</text:p>
          </table:table-cell>
          <table:table-cell office:value-type="float" office:value="0.044824" calcext:value-type="float">
            <text:p>0.04482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240</text:p>
          </table:table-cell>
          <table:table-cell office:value-type="float" office:value="0.043813" calcext:value-type="float">
            <text:p>0.04381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240</text:p>
          </table:table-cell>
          <table:table-cell office:value-type="float" office:value="0.25937" calcext:value-type="float">
            <text:p>0.25937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240</text:p>
          </table:table-cell>
          <table:table-cell office:value-type="float" office:value="0.069844" calcext:value-type="float">
            <text:p>0.06984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240</text:p>
          </table:table-cell>
          <table:table-cell office:value-type="float" office:value="0.038998" calcext:value-type="float">
            <text:p>0.03899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240</text:p>
          </table:table-cell>
          <table:table-cell office:value-type="float" office:value="0.038595" calcext:value-type="float">
            <text:p>0.038595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272</text:p>
          </table:table-cell>
          <table:table-cell office:value-type="float" office:value="0.030063" calcext:value-type="float">
            <text:p>0.030063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272</text:p>
          </table:table-cell>
          <table:table-cell office:value-type="float" office:value="0.013301" calcext:value-type="float">
            <text:p>0.01330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272</text:p>
          </table:table-cell>
          <table:table-cell office:value-type="float" office:value="0.011567" calcext:value-type="float">
            <text:p>0.01156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272</text:p>
          </table:table-cell>
          <table:table-cell office:value-type="float" office:value="0.011167" calcext:value-type="float">
            <text:p>0.01116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272</text:p>
          </table:table-cell>
          <table:table-cell office:value-type="float" office:value="0.375243" calcext:value-type="float">
            <text:p>0.375243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272</text:p>
          </table:table-cell>
          <table:table-cell office:value-type="float" office:value="0.11093" calcext:value-type="float">
            <text:p>0.1109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272</text:p>
          </table:table-cell>
          <table:table-cell office:value-type="float" office:value="0.070737" calcext:value-type="float">
            <text:p>0.07073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272</text:p>
          </table:table-cell>
          <table:table-cell office:value-type="float" office:value="0.049734" calcext:value-type="float">
            <text:p>0.04973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272</text:p>
          </table:table-cell>
          <table:table-cell office:value-type="float" office:value="0.32974" calcext:value-type="float">
            <text:p>0.32974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272</text:p>
          </table:table-cell>
          <table:table-cell office:value-type="float" office:value="0.096954" calcext:value-type="float">
            <text:p>0.09695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272</text:p>
          </table:table-cell>
          <table:table-cell office:value-type="float" office:value="0.062236" calcext:value-type="float">
            <text:p>0.06223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272</text:p>
          </table:table-cell>
          <table:table-cell office:value-type="float" office:value="0.043437" calcext:value-type="float">
            <text:p>0.043437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304</text:p>
          </table:table-cell>
          <table:table-cell office:value-type="float" office:value="0.046227" calcext:value-type="float">
            <text:p>0.046227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304</text:p>
          </table:table-cell>
          <table:table-cell office:value-type="float" office:value="0.018475" calcext:value-type="float">
            <text:p>0.01847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304</text:p>
          </table:table-cell>
          <table:table-cell office:value-type="float" office:value="0.014848" calcext:value-type="float">
            <text:p>0.01484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304</text:p>
          </table:table-cell>
          <table:table-cell office:value-type="float" office:value="0.013397" calcext:value-type="float">
            <text:p>0.01339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304</text:p>
          </table:table-cell>
          <table:table-cell office:value-type="float" office:value="0.492119" calcext:value-type="float">
            <text:p>0.492119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304</text:p>
          </table:table-cell>
          <table:table-cell office:value-type="float" office:value="0.128575" calcext:value-type="float">
            <text:p>0.12857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304</text:p>
          </table:table-cell>
          <table:table-cell office:value-type="float" office:value="0.081444" calcext:value-type="float">
            <text:p>0.08144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304</text:p>
          </table:table-cell>
          <table:table-cell office:value-type="float" office:value="0.057056" calcext:value-type="float">
            <text:p>0.05705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304</text:p>
          </table:table-cell>
          <table:table-cell office:value-type="float" office:value="0.409371" calcext:value-type="float">
            <text:p>0.409371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304</text:p>
          </table:table-cell>
          <table:table-cell office:value-type="float" office:value="0.106692" calcext:value-type="float">
            <text:p>0.10669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304</text:p>
          </table:table-cell>
          <table:table-cell office:value-type="float" office:value="0.068335" calcext:value-type="float">
            <text:p>0.06833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304</text:p>
          </table:table-cell>
          <table:table-cell office:value-type="float" office:value="0.047916" calcext:value-type="float">
            <text:p>0.047916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336</text:p>
          </table:table-cell>
          <table:table-cell office:value-type="float" office:value="0.497839" calcext:value-type="float">
            <text:p>0.497839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336</text:p>
          </table:table-cell>
          <table:table-cell office:value-type="float" office:value="0.140439" calcext:value-type="float">
            <text:p>0.14043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336</text:p>
          </table:table-cell>
          <table:table-cell office:value-type="float" office:value="0.075136" calcext:value-type="float">
            <text:p>0.07513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336</text:p>
          </table:table-cell>
          <table:table-cell office:value-type="float" office:value="0.052428" calcext:value-type="float">
            <text:p>0.052428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368</text:p>
          </table:table-cell>
          <table:table-cell office:value-type="float" office:value="0.593163" calcext:value-type="float">
            <text:p>0.593163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368</text:p>
          </table:table-cell>
          <table:table-cell office:value-type="float" office:value="0.151986" calcext:value-type="float">
            <text:p>0.15198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368</text:p>
          </table:table-cell>
          <table:table-cell office:value-type="float" office:value="0.08218" calcext:value-type="float">
            <text:p>0.0821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368</text:p>
          </table:table-cell>
          <table:table-cell office:value-type="float" office:value="0.056623" calcext:value-type="float">
            <text:p>0.056623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400</text:p>
          </table:table-cell>
          <table:table-cell office:value-type="float" office:value="0.705273" calcext:value-type="float">
            <text:p>0.705273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400</text:p>
          </table:table-cell>
          <table:table-cell office:value-type="float" office:value="0.19404" calcext:value-type="float">
            <text:p>0.1940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400</text:p>
          </table:table-cell>
          <table:table-cell office:value-type="float" office:value="0.116878" calcext:value-type="float">
            <text:p>0.11687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400</text:p>
          </table:table-cell>
          <table:table-cell office:value-type="float" office:value="0.089863" calcext:value-type="float">
            <text:p>0.089863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432</text:p>
          </table:table-cell>
          <table:table-cell office:value-type="float" office:value="0.829632" calcext:value-type="float">
            <text:p>0.829632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432</text:p>
          </table:table-cell>
          <table:table-cell office:value-type="float" office:value="0.208304" calcext:value-type="float">
            <text:p>0.20830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432</text:p>
          </table:table-cell>
          <table:table-cell office:value-type="float" office:value="0.124803" calcext:value-type="float">
            <text:p>0.12480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432</text:p>
          </table:table-cell>
          <table:table-cell office:value-type="float" office:value="0.09469" calcext:value-type="float">
            <text:p>0.0946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464</text:p>
          </table:table-cell>
          <table:table-cell office:value-type="float" office:value="0.950782" calcext:value-type="float">
            <text:p>0.950782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464</text:p>
          </table:table-cell>
          <table:table-cell office:value-type="float" office:value="0.254178" calcext:value-type="float">
            <text:p>0.25417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464</text:p>
          </table:table-cell>
          <table:table-cell office:value-type="float" office:value="0.13476" calcext:value-type="float">
            <text:p>0.1347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464</text:p>
          </table:table-cell>
          <table:table-cell office:value-type="float" office:value="0.101911" calcext:value-type="float">
            <text:p>0.10191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496</text:p>
          </table:table-cell>
          <table:table-cell office:value-type="float" office:value="1.077296" calcext:value-type="float">
            <text:p>1.077296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496</text:p>
          </table:table-cell>
          <table:table-cell office:value-type="float" office:value="0.27048" calcext:value-type="float">
            <text:p>0.2704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496</text:p>
          </table:table-cell>
          <table:table-cell office:value-type="float" office:value="0.143402" calcext:value-type="float">
            <text:p>0.14340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496</text:p>
          </table:table-cell>
          <table:table-cell office:value-type="float" office:value="0.109103" calcext:value-type="float">
            <text:p>0.109103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528</text:p>
          </table:table-cell>
          <table:table-cell office:value-type="float" office:value="1.226588" calcext:value-type="float">
            <text:p>1.226588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528</text:p>
          </table:table-cell>
          <table:table-cell office:value-type="float" office:value="0.324094" calcext:value-type="float">
            <text:p>0.32409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528</text:p>
          </table:table-cell>
          <table:table-cell office:value-type="float" office:value="0.187576" calcext:value-type="float">
            <text:p>0.18757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528</text:p>
          </table:table-cell>
          <table:table-cell office:value-type="float" office:value="0.115419" calcext:value-type="float">
            <text:p>0.115419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560</text:p>
          </table:table-cell>
          <table:table-cell office:value-type="float" office:value="1.36979" calcext:value-type="float">
            <text:p>1.36979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560</text:p>
          </table:table-cell>
          <table:table-cell office:value-type="float" office:value="0.341783" calcext:value-type="float">
            <text:p>0.34178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560</text:p>
          </table:table-cell>
          <table:table-cell office:value-type="float" office:value="0.198805" calcext:value-type="float">
            <text:p>0.19880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560</text:p>
          </table:table-cell>
          <table:table-cell office:value-type="float" office:value="0.134602" calcext:value-type="float">
            <text:p>0.13460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592</text:p>
          </table:table-cell>
          <table:table-cell office:value-type="float" office:value="1.535814" calcext:value-type="float">
            <text:p>1.535814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592</text:p>
          </table:table-cell>
          <table:table-cell office:value-type="float" office:value="0.405094" calcext:value-type="float">
            <text:p>0.40509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592</text:p>
          </table:table-cell>
          <table:table-cell office:value-type="float" office:value="0.209522" calcext:value-type="float">
            <text:p>0.20952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592</text:p>
          </table:table-cell>
          <table:table-cell office:value-type="float" office:value="0.170062" calcext:value-type="float">
            <text:p>0.17006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624</text:p>
          </table:table-cell>
          <table:table-cell office:value-type="float" office:value="1.733476" calcext:value-type="float">
            <text:p>1.733476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624</text:p>
          </table:table-cell>
          <table:table-cell office:value-type="float" office:value="0.422278" calcext:value-type="float">
            <text:p>0.42227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624</text:p>
          </table:table-cell>
          <table:table-cell office:value-type="float" office:value="0.219723" calcext:value-type="float">
            <text:p>0.21972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624</text:p>
          </table:table-cell>
          <table:table-cell office:value-type="float" office:value="0.177448" calcext:value-type="float">
            <text:p>0.177448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656</text:p>
          </table:table-cell>
          <table:table-cell office:value-type="float" office:value="1.888368" calcext:value-type="float">
            <text:p>1.888368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656</text:p>
          </table:table-cell>
          <table:table-cell office:value-type="float" office:value="0.487111" calcext:value-type="float">
            <text:p>0.48711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656</text:p>
          </table:table-cell>
          <table:table-cell office:value-type="float" office:value="0.277563" calcext:value-type="float">
            <text:p>0.27756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656</text:p>
          </table:table-cell>
          <table:table-cell office:value-type="float" office:value="0.186684" calcext:value-type="float">
            <text:p>0.186684</text:p>
          </table:table-cell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3">
          <table:table-cell table:style-name="ce8" office:value-type="string" calcext:value-type="string">
            <text:p>DFT compile times</text:p>
          </table:table-cell>
          <table:table-cell table:number-columns-repeated="1023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16</text:p>
          </table:table-cell>
          <table:table-cell office:value-type="float" office:value="0.108134" calcext:value-type="float">
            <text:p>0.108134</text:p>
          </table:table-cell>
          <table:table-cell office:value-type="string" calcext:value-type="string">
            <text:p>compile matrix mult</text:p>
          </table:table-cell>
          <table:table-cell/>
          <table:table-cell office:value-type="string" calcext:value-type="string">
            <text:p>Inline float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16</text:p>
          </table:table-cell>
          <table:table-cell office:value-type="float" office:value="0.093857" calcext:value-type="float">
            <text:p>0.093857</text:p>
          </table:table-cell>
          <table:table-cell office:value-type="string" calcext:value-type="string">
            <text:p>compile inline complex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12" calcext:value-type="float">
            <text:p>112</text:p>
          </table:table-cell>
          <table:table-cell office:value-type="float" office:value="144" calcext:value-type="float">
            <text:p>144</text:p>
          </table:table-cell>
          <table:table-cell office:value-type="float" office:value="176" calcext:value-type="float">
            <text:p>176</text:p>
          </table:table-cell>
          <table:table-cell office:value-type="float" office:value="208" calcext:value-type="float">
            <text:p>208</text:p>
          </table:table-cell>
          <table:table-cell office:value-type="float" office:value="240" calcext:value-type="float">
            <text:p>240</text:p>
          </table:table-cell>
          <table:table-cell office:value-type="float" office:value="272" calcext:value-type="float">
            <text:p>272</text:p>
          </table:table-cell>
          <table:table-cell office:value-type="float" office:value="304" calcext:value-type="float">
            <text:p>304</text:p>
          </table:table-cell>
          <table:table-cell office:value-type="float" office:value="336" calcext:value-type="float">
            <text:p>336</text:p>
          </table:table-cell>
          <table:table-cell office:value-type="float" office:value="368" calcext:value-type="float">
            <text:p>368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464" calcext:value-type="float">
            <text:p>464</text:p>
          </table:table-cell>
          <table:table-cell office:value-type="float" office:value="496" calcext:value-type="float">
            <text:p>496</text:p>
          </table:table-cell>
          <table:table-cell office:value-type="float" office:value="528" calcext:value-type="float">
            <text:p>528</text:p>
          </table:table-cell>
          <table:table-cell office:value-type="float" office:value="560" calcext:value-type="float">
            <text:p>560</text:p>
          </table:table-cell>
          <table:table-cell office:value-type="float" office:value="592" calcext:value-type="float">
            <text:p>592</text:p>
          </table:table-cell>
          <table:table-cell office:value-type="float" office:value="624" calcext:value-type="float">
            <text:p>624</text:p>
          </table:table-cell>
          <table:table-cell office:value-type="float" office:value="656" calcext:value-type="float">
            <text:p>656</text:p>
          </table:table-cell>
          <table:table-cell office:value-type="float" office:value="688" calcext:value-type="float">
            <text:p>688</text:p>
          </table:table-cell>
          <table:table-cell office:value-type="float" office:value="720" calcext:value-type="float">
            <text:p>720</text:p>
          </table:table-cell>
          <table:table-cell office:value-type="float" office:value="753" calcext:value-type="float">
            <text:p>753</text:p>
          </table:table-cell>
          <table:table-cell office:value-type="float" office:value="784" calcext:value-type="float">
            <text:p>784</text:p>
          </table:table-cell>
          <table:table-cell table:number-columns-repeated="991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16</text:p>
          </table:table-cell>
          <table:table-cell office:value-type="float" office:value="0.071671" calcext:value-type="float">
            <text:p>0.071671</text:p>
          </table:table-cell>
          <table:table-cell office:value-type="string" calcext:value-type="string">
            <text:p>compile inline float</text:p>
          </table:table-cell>
          <table:table-cell office:value-type="string" calcext:value-type="string">
            <text:p>pi4</text:p>
          </table:table-cell>
          <table:table-cell office:value-type="float" office:value="0.071671" calcext:value-type="float">
            <text:p>0.071671</text:p>
          </table:table-cell>
          <table:table-cell/>
          <table:table-cell office:value-type="float" office:value="0.251943" calcext:value-type="float">
            <text:p>0.251943</text:p>
          </table:table-cell>
          <table:table-cell/>
          <table:table-cell office:value-type="float" office:value="0.562059" calcext:value-type="float">
            <text:p>0.562059</text:p>
          </table:table-cell>
          <table:table-cell/>
          <table:table-cell office:value-type="float" office:value="1.023402" calcext:value-type="float">
            <text:p>1.023402</text:p>
          </table:table-cell>
          <table:table-cell/>
          <table:table-cell office:value-type="float" office:value="1.652271" calcext:value-type="float">
            <text:p>1.652271</text:p>
          </table:table-cell>
          <table:table-cell/>
          <table:table-cell office:value-type="float" office:value="2.500869" calcext:value-type="float">
            <text:p>2.500869</text:p>
          </table:table-cell>
          <table:table-cell/>
          <table:table-cell office:value-type="float" office:value="3.748443" calcext:value-type="float">
            <text:p>3.748443</text:p>
          </table:table-cell>
          <table:table-cell/>
          <table:table-cell office:value-type="float" office:value="5.309578" calcext:value-type="float">
            <text:p>5.309578</text:p>
          </table:table-cell>
          <table:table-cell/>
          <table:table-cell office:value-type="float" office:value="7.351509" calcext:value-type="float">
            <text:p>7.351509</text:p>
          </table:table-cell>
          <table:table-cell/>
          <table:table-cell office:value-type="float" office:value="9.894971" calcext:value-type="float">
            <text:p>9.894971</text:p>
          </table:table-cell>
          <table:table-cell/>
          <table:table-cell office:value-type="float" office:value="13.086277" calcext:value-type="float">
            <text:p>13.086277</text:p>
          </table:table-cell>
          <table:table-cell/>
          <table:table-cell office:value-type="float" office:value="16.850435" calcext:value-type="float">
            <text:p>16.850435</text:p>
          </table:table-cell>
          <table:table-cell/>
          <table:table-cell office:value-type="float" office:value="21.465481" calcext:value-type="float">
            <text:p>21.465481</text:p>
          </table:table-cell>
          <table:table-cell table:number-columns-repeated="991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80</text:p>
          </table:table-cell>
          <table:table-cell office:value-type="float" office:value="0.345686" calcext:value-type="float">
            <text:p>0.345686</text:p>
          </table:table-cell>
          <table:table-cell office:value-type="string" calcext:value-type="string">
            <text:p>compile matrix mult</text:p>
          </table:table-cell>
          <table:table-cell office:value-type="string" calcext:value-type="string">
            <text:p>pi3</text:p>
          </table:table-cell>
          <table:table-cell office:value-type="float" office:value="0.452014" calcext:value-type="float">
            <text:p>0.452014</text:p>
          </table:table-cell>
          <table:table-cell office:value-type="float" office:value="1.524951" calcext:value-type="float">
            <text:p>1.524951</text:p>
          </table:table-cell>
          <table:table-cell office:value-type="float" office:value="3.056426" calcext:value-type="float">
            <text:p>3.056426</text:p>
          </table:table-cell>
          <table:table-cell office:value-type="float" office:value="5.204508" calcext:value-type="float">
            <text:p>5.204508</text:p>
          </table:table-cell>
          <table:table-cell office:value-type="float" office:value="8.006829" calcext:value-type="float">
            <text:p>8.006829</text:p>
          </table:table-cell>
          <table:table-cell office:value-type="float" office:value="11.719279" calcext:value-type="float">
            <text:p>11.719279</text:p>
          </table:table-cell>
          <table:table-cell office:value-type="float" office:value="16.237323" calcext:value-type="float">
            <text:p>16.237323</text:p>
          </table:table-cell>
          <table:table-cell office:value-type="float" office:value="21.837356" calcext:value-type="float">
            <text:p>21.837356</text:p>
          </table:table-cell>
          <table:table-cell office:value-type="float" office:value="28.609456" calcext:value-type="float">
            <text:p>28.609456</text:p>
          </table:table-cell>
          <table:table-cell office:value-type="float" office:value="36.66401" calcext:value-type="float">
            <text:p>36.66401</text:p>
          </table:table-cell>
          <table:table-cell office:value-type="float" office:value="46.134142" calcext:value-type="float">
            <text:p>46.134142</text:p>
          </table:table-cell>
          <table:table-cell office:value-type="float" office:value="56.594752" calcext:value-type="float">
            <text:p>56.594752</text:p>
          </table:table-cell>
          <table:table-cell office:value-type="float" office:value="69.179324" calcext:value-type="float">
            <text:p>69.179324</text:p>
          </table:table-cell>
          <table:table-cell office:value-type="float" office:value="83.576478" calcext:value-type="float">
            <text:p>83.576478</text:p>
          </table:table-cell>
          <table:table-cell office:value-type="float" office:value="99.942624" calcext:value-type="float">
            <text:p>99.942624</text:p>
          </table:table-cell>
          <table:table-cell office:value-type="float" office:value="118.398273" calcext:value-type="float">
            <text:p>118.398273</text:p>
          </table:table-cell>
          <table:table-cell office:value-type="float" office:value="139.108634" calcext:value-type="float">
            <text:p>139.108634</text:p>
          </table:table-cell>
          <table:table-cell office:value-type="float" office:value="162.249476" calcext:value-type="float">
            <text:p>162.249476</text:p>
          </table:table-cell>
          <table:table-cell office:value-type="float" office:value="187.951824" calcext:value-type="float">
            <text:p>187.951824</text:p>
          </table:table-cell>
          <table:table-cell office:value-type="float" office:value="216.437811" calcext:value-type="float">
            <text:p>216.437811</text:p>
          </table:table-cell>
          <table:table-cell office:value-type="float" office:value="247.852676" calcext:value-type="float">
            <text:p>247.852676</text:p>
          </table:table-cell>
          <table:table-cell office:value-type="float" office:value="282.01021" calcext:value-type="float">
            <text:p>282.01021</text:p>
          </table:table-cell>
          <table:table-cell table:number-columns-repeated="994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80</text:p>
          </table:table-cell>
          <table:table-cell office:value-type="float" office:value="0.48047" calcext:value-type="float">
            <text:p>0.48047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80</text:p>
          </table:table-cell>
          <table:table-cell office:value-type="float" office:value="0.251943" calcext:value-type="float">
            <text:p>0.251943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144</text:p>
          </table:table-cell>
          <table:table-cell office:value-type="float" office:value="0.860496" calcext:value-type="float">
            <text:p>0.860496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144</text:p>
          </table:table-cell>
          <table:table-cell office:value-type="float" office:value="1.359903" calcext:value-type="float">
            <text:p>1.359903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144</text:p>
          </table:table-cell>
          <table:table-cell office:value-type="float" office:value="0.562059" calcext:value-type="float">
            <text:p>0.562059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208</text:p>
          </table:table-cell>
          <table:table-cell office:value-type="float" office:value="1.790762" calcext:value-type="float">
            <text:p>1.790762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208</text:p>
          </table:table-cell>
          <table:table-cell office:value-type="float" office:value="3.027426" calcext:value-type="float">
            <text:p>3.027426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208</text:p>
          </table:table-cell>
          <table:table-cell office:value-type="float" office:value="1.023402" calcext:value-type="float">
            <text:p>1.023402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272</text:p>
          </table:table-cell>
          <table:table-cell office:value-type="float" office:value="3.263643" calcext:value-type="float">
            <text:p>3.263643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272</text:p>
          </table:table-cell>
          <table:table-cell office:value-type="float" office:value="5.662536" calcext:value-type="float">
            <text:p>5.662536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272</text:p>
          </table:table-cell>
          <table:table-cell office:value-type="float" office:value="1.652271" calcext:value-type="float">
            <text:p>1.652271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336</text:p>
          </table:table-cell>
          <table:table-cell office:value-type="float" office:value="5.406821" calcext:value-type="float">
            <text:p>5.406821</text:p>
          </table:table-cell>
          <table:table-cell office:value-type="string" calcext:value-type="string">
            <text:p>compile matrix mult</text:p>
          </table:table-cell>
          <table:table-cell office:value-type="string" calcext:value-type="string">
            <text:p>Starts failing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336</text:p>
          </table:table-cell>
          <table:table-cell office:value-type="float" office:value="9.736214" calcext:value-type="float">
            <text:p>9.736214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336</text:p>
          </table:table-cell>
          <table:table-cell office:value-type="float" office:value="2.500869" calcext:value-type="float">
            <text:p>2.500869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400</text:p>
          </table:table-cell>
          <table:table-cell office:value-type="float" office:value="8.667704" calcext:value-type="float">
            <text:p>8.667704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400</text:p>
          </table:table-cell>
          <table:table-cell office:value-type="float" office:value="15.647603" calcext:value-type="float">
            <text:p>15.647603</text:p>
          </table:table-cell>
          <table:table-cell office:value-type="string" calcext:value-type="string">
            <text:p>compile inline complex</text:p>
          </table:table-cell>
          <table:table-cell office:value-type="string" calcext:value-type="string">
            <text:p>Starts failing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400</text:p>
          </table:table-cell>
          <table:table-cell office:value-type="float" office:value="3.748443" calcext:value-type="float">
            <text:p>3.748443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464</text:p>
          </table:table-cell>
          <table:table-cell office:value-type="float" office:value="12.985531" calcext:value-type="float">
            <text:p>12.985531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464</text:p>
          </table:table-cell>
          <table:table-cell office:value-type="float" office:value="23.937595" calcext:value-type="float">
            <text:p>23.937595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464</text:p>
          </table:table-cell>
          <table:table-cell office:value-type="float" office:value="5.309578" calcext:value-type="float">
            <text:p>5.309578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528</text:p>
          </table:table-cell>
          <table:table-cell office:value-type="float" office:value="18.881884" calcext:value-type="float">
            <text:p>18.881884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528</text:p>
          </table:table-cell>
          <table:table-cell office:value-type="float" office:value="35.309483" calcext:value-type="float">
            <text:p>35.309483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528</text:p>
          </table:table-cell>
          <table:table-cell office:value-type="float" office:value="7.351509" calcext:value-type="float">
            <text:p>7.351509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592</text:p>
          </table:table-cell>
          <table:table-cell office:value-type="float" office:value="26.450355" calcext:value-type="float">
            <text:p>26.450355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592</text:p>
          </table:table-cell>
          <table:table-cell office:value-type="float" office:value="50.017798" calcext:value-type="float">
            <text:p>50.017798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592</text:p>
          </table:table-cell>
          <table:table-cell office:value-type="float" office:value="9.894971" calcext:value-type="float">
            <text:p>9.894971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656</text:p>
          </table:table-cell>
          <table:table-cell office:value-type="float" office:value="36.184723" calcext:value-type="float">
            <text:p>36.184723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656</text:p>
          </table:table-cell>
          <table:table-cell office:value-type="float" office:value="69.241789" calcext:value-type="float">
            <text:p>69.241789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656</text:p>
          </table:table-cell>
          <table:table-cell office:value-type="float" office:value="13.086277" calcext:value-type="float">
            <text:p>13.086277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720</text:p>
          </table:table-cell>
          <table:table-cell office:value-type="float" office:value="48.388291" calcext:value-type="float">
            <text:p>48.388291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720</text:p>
          </table:table-cell>
          <table:table-cell office:value-type="float" office:value="92.834711" calcext:value-type="float">
            <text:p>92.834711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720</text:p>
          </table:table-cell>
          <table:table-cell office:value-type="float" office:value="16.850435" calcext:value-type="float">
            <text:p>16.850435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784</text:p>
          </table:table-cell>
          <table:table-cell office:value-type="float" office:value="63.087558" calcext:value-type="float">
            <text:p>63.087558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784</text:p>
          </table:table-cell>
          <table:table-cell office:value-type="float" office:value="123.380086" calcext:value-type="float">
            <text:p>123.380086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784</text:p>
          </table:table-cell>
          <table:table-cell office:value-type="float" office:value="21.465481" calcext:value-type="float">
            <text:p>21.465481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6</text:p>
          </table:table-cell>
          <table:table-cell office:value-type="float" office:value="0.256243" calcext:value-type="float">
            <text:p>0.256243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6</text:p>
          </table:table-cell>
          <table:table-cell office:value-type="float" office:value="0.603181" calcext:value-type="float">
            <text:p>0.603181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6</text:p>
          </table:table-cell>
          <table:table-cell office:value-type="float" office:value="0.452014" calcext:value-type="float">
            <text:p>0.452014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8</text:p>
          </table:table-cell>
          <table:table-cell office:value-type="float" office:value="0.500864" calcext:value-type="float">
            <text:p>0.500864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8</text:p>
          </table:table-cell>
          <table:table-cell office:value-type="float" office:value="2.424599" calcext:value-type="float">
            <text:p>2.424599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8</text:p>
          </table:table-cell>
          <table:table-cell office:value-type="float" office:value="1.524951" calcext:value-type="float">
            <text:p>1.524951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80</text:p>
          </table:table-cell>
          <table:table-cell office:value-type="float" office:value="0.885607" calcext:value-type="float">
            <text:p>0.885607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80</text:p>
          </table:table-cell>
          <table:table-cell office:value-type="float" office:value="5.577731" calcext:value-type="float">
            <text:p>5.577731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80</text:p>
          </table:table-cell>
          <table:table-cell office:value-type="float" office:value="3.056426" calcext:value-type="float">
            <text:p>3.056426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12</text:p>
          </table:table-cell>
          <table:table-cell office:value-type="float" office:value="1.443855" calcext:value-type="float">
            <text:p>1.443855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12</text:p>
          </table:table-cell>
          <table:table-cell office:value-type="float" office:value="10.533942" calcext:value-type="float">
            <text:p>10.533942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12</text:p>
          </table:table-cell>
          <table:table-cell office:value-type="float" office:value="5.204508" calcext:value-type="float">
            <text:p>5.204508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44</text:p>
          </table:table-cell>
          <table:table-cell office:value-type="float" office:value="2.211022" calcext:value-type="float">
            <text:p>2.211022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44</text:p>
          </table:table-cell>
          <table:table-cell office:value-type="float" office:value="17.728735" calcext:value-type="float">
            <text:p>17.728735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44</text:p>
          </table:table-cell>
          <table:table-cell office:value-type="float" office:value="8.006829" calcext:value-type="float">
            <text:p>8.006829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76</text:p>
          </table:table-cell>
          <table:table-cell office:value-type="float" office:value="3.230349" calcext:value-type="float">
            <text:p>3.230349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76</text:p>
          </table:table-cell>
          <table:table-cell office:value-type="float" office:value="27.672593" calcext:value-type="float">
            <text:p>27.672593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76</text:p>
          </table:table-cell>
          <table:table-cell office:value-type="float" office:value="11.719279" calcext:value-type="float">
            <text:p>11.719279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208</text:p>
          </table:table-cell>
          <table:table-cell office:value-type="float" office:value="4.563536" calcext:value-type="float">
            <text:p>4.563536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208</text:p>
          </table:table-cell>
          <table:table-cell office:value-type="float" office:value="40.94717" calcext:value-type="float">
            <text:p>40.94717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208</text:p>
          </table:table-cell>
          <table:table-cell office:value-type="float" office:value="16.237323" calcext:value-type="float">
            <text:p>16.237323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240</text:p>
          </table:table-cell>
          <table:table-cell office:value-type="float" office:value="6.255031" calcext:value-type="float">
            <text:p>6.255031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240</text:p>
          </table:table-cell>
          <table:table-cell office:value-type="float" office:value="58.07439" calcext:value-type="float">
            <text:p>58.07439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240</text:p>
          </table:table-cell>
          <table:table-cell office:value-type="float" office:value="21.837356" calcext:value-type="float">
            <text:p>21.837356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272</text:p>
          </table:table-cell>
          <table:table-cell office:value-type="float" office:value="8.371566" calcext:value-type="float">
            <text:p>8.371566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272</text:p>
          </table:table-cell>
          <table:table-cell office:value-type="float" office:value="79.65955" calcext:value-type="float">
            <text:p>79.65955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272</text:p>
          </table:table-cell>
          <table:table-cell office:value-type="float" office:value="28.609456" calcext:value-type="float">
            <text:p>28.609456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304</text:p>
          </table:table-cell>
          <table:table-cell office:value-type="float" office:value="10.973577" calcext:value-type="float">
            <text:p>10.973577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304</text:p>
          </table:table-cell>
          <table:table-cell office:value-type="float" office:value="106.464446" calcext:value-type="float">
            <text:p>106.464446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304</text:p>
          </table:table-cell>
          <table:table-cell office:value-type="float" office:value="36.66401" calcext:value-type="float">
            <text:p>36.66401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336</text:p>
          </table:table-cell>
          <table:table-cell office:value-type="float" office:value="14.093756" calcext:value-type="float">
            <text:p>14.093756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336</text:p>
          </table:table-cell>
          <table:table-cell office:value-type="float" office:value="138.920557" calcext:value-type="float">
            <text:p>138.920557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336</text:p>
          </table:table-cell>
          <table:table-cell office:value-type="float" office:value="46.134142" calcext:value-type="float">
            <text:p>46.134142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368</text:p>
          </table:table-cell>
          <table:table-cell office:value-type="float" office:value="17.870417" calcext:value-type="float">
            <text:p>17.870417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368</text:p>
          </table:table-cell>
          <table:table-cell office:value-type="float" office:value="177.339287" calcext:value-type="float">
            <text:p>177.339287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368</text:p>
          </table:table-cell>
          <table:table-cell office:value-type="float" office:value="56.594752" calcext:value-type="float">
            <text:p>56.594752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00</text:p>
          </table:table-cell>
          <table:table-cell office:value-type="float" office:value="22.157695" calcext:value-type="float">
            <text:p>22.157695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00</text:p>
          </table:table-cell>
          <table:table-cell office:value-type="float" office:value="222.538513" calcext:value-type="float">
            <text:p>222.538513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00</text:p>
          </table:table-cell>
          <table:table-cell office:value-type="float" office:value="69.179324" calcext:value-type="float">
            <text:p>69.179324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32</text:p>
          </table:table-cell>
          <table:table-cell office:value-type="float" office:value="27.375681" calcext:value-type="float">
            <text:p>27.375681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32</text:p>
          </table:table-cell>
          <table:table-cell office:value-type="float" office:value="276.495961" calcext:value-type="float">
            <text:p>276.495961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32</text:p>
          </table:table-cell>
          <table:table-cell office:value-type="float" office:value="83.576478" calcext:value-type="float">
            <text:p>83.576478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64</text:p>
          </table:table-cell>
          <table:table-cell office:value-type="float" office:value="33.452267" calcext:value-type="float">
            <text:p>33.452267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64</text:p>
          </table:table-cell>
          <table:table-cell office:value-type="float" office:value="339.358913" calcext:value-type="float">
            <text:p>339.358913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64</text:p>
          </table:table-cell>
          <table:table-cell office:value-type="float" office:value="99.942624" calcext:value-type="float">
            <text:p>99.942624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96</text:p>
          </table:table-cell>
          <table:table-cell office:value-type="float" office:value="40.473809" calcext:value-type="float">
            <text:p>40.473809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96</text:p>
          </table:table-cell>
          <table:table-cell office:value-type="float" office:value="411.869138" calcext:value-type="float">
            <text:p>411.869138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96</text:p>
          </table:table-cell>
          <table:table-cell office:value-type="float" office:value="118.398273" calcext:value-type="float">
            <text:p>118.398273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528</text:p>
          </table:table-cell>
          <table:table-cell office:value-type="float" office:value="48.540414" calcext:value-type="float">
            <text:p>48.540414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528</text:p>
          </table:table-cell>
          <table:table-cell office:value-type="float" office:value="494.878709" calcext:value-type="float">
            <text:p>494.878709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528</text:p>
          </table:table-cell>
          <table:table-cell office:value-type="float" office:value="139.108634" calcext:value-type="float">
            <text:p>139.108634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560</text:p>
          </table:table-cell>
          <table:table-cell office:value-type="float" office:value="57.742025" calcext:value-type="float">
            <text:p>57.742025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560</text:p>
          </table:table-cell>
          <table:table-cell office:value-type="float" office:value="589.414643" calcext:value-type="float">
            <text:p>589.414643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560</text:p>
          </table:table-cell>
          <table:table-cell office:value-type="float" office:value="162.249476" calcext:value-type="float">
            <text:p>162.249476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592</text:p>
          </table:table-cell>
          <table:table-cell office:value-type="float" office:value="68.187903" calcext:value-type="float">
            <text:p>68.187903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592</text:p>
          </table:table-cell>
          <table:table-cell office:value-type="float" office:value="696.302972" calcext:value-type="float">
            <text:p>696.302972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592</text:p>
          </table:table-cell>
          <table:table-cell office:value-type="float" office:value="187.951824" calcext:value-type="float">
            <text:p>187.951824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624</text:p>
          </table:table-cell>
          <table:table-cell office:value-type="float" office:value="79.979221" calcext:value-type="float">
            <text:p>79.979221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624</text:p>
          </table:table-cell>
          <table:table-cell office:value-type="float" office:value="816.610247" calcext:value-type="float">
            <text:p>816.610247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624</text:p>
          </table:table-cell>
          <table:table-cell office:value-type="float" office:value="216.437811" calcext:value-type="float">
            <text:p>216.437811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office:value-type="string" calcext:value-type="string">
            <text:p>pi3 <text:s text:c="4"/></text:p>
          </table:table-cell>
          <table:table-cell office:value-type="string" calcext:value-type="string">
            <text:p>-n=0 -d=656</text:p>
          </table:table-cell>
          <table:table-cell office:value-type="float" office:value="94.021441" calcext:value-type="float">
            <text:p>94.021441</text:p>
          </table:table-cell>
          <table:table-cell table:style-name="Default"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office:value-type="string" calcext:value-type="string">
            <text:p>pi3 <text:s text:c="4"/></text:p>
          </table:table-cell>
          <table:table-cell office:value-type="string" calcext:value-type="string">
            <text:p>-n=0 -d=656</text:p>
          </table:table-cell>
          <table:table-cell office:value-type="float" office:value="956.073152" calcext:value-type="float">
            <text:p>956.073152</text:p>
          </table:table-cell>
          <table:table-cell table:style-name="Default"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office:value-type="string" calcext:value-type="string">
            <text:p>pi3 <text:s text:c="4"/></text:p>
          </table:table-cell>
          <table:table-cell office:value-type="string" calcext:value-type="string">
            <text:p>-n=0 -d=656</text:p>
          </table:table-cell>
          <table:table-cell office:value-type="float" office:value="247.852676" calcext:value-type="float">
            <text:p>247.852676</text:p>
          </table:table-cell>
          <table:table-cell table:style-name="Default"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office:value-type="string" calcext:value-type="string">
            <text:p>pi3 <text:s text:c="4"/></text:p>
          </table:table-cell>
          <table:table-cell office:value-type="string" calcext:value-type="string">
            <text:p>-n=0 -d=688</text:p>
          </table:table-cell>
          <table:table-cell office:value-type="float" office:value="108.054925" calcext:value-type="float">
            <text:p>108.054925</text:p>
          </table:table-cell>
          <table:table-cell table:style-name="Default"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688</text:p>
          </table:table-cell>
          <table:table-cell office:value-type="float" office:value="1101.697933" calcext:value-type="float">
            <text:p>1101.697933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688</text:p>
          </table:table-cell>
          <table:table-cell office:value-type="float" office:value="282.01021" calcext:value-type="float">
            <text:p>282.01021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 table:number-rows-repeated="10477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ssues" table:style-name="ta1">
        <office:forms form:automatic-focus="false" form:apply-design-mode="false"/>
        <table:table-column table:style-name="co8" table:default-cell-style-name="Default"/>
        <table:table-column table:style-name="co2" table:number-columns-repeated="2" table:default-cell-style-name="Default"/>
        <table:table-column table:style-name="co9" table:default-cell-style-name="Default"/>
        <table:table-column table:style-name="co2" table:number-columns-repeated="1020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 table:style-name="ce41" office:value-type="string" calcext:value-type="string">
            <text:p>Matrix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45" office:value-type="string" calcext:value-type="string">
            <text:p>Cmdline:</text:p>
          </table:table-cell>
          <table:table-cell office:value-type="string" calcext:value-type="string">
            <text:p>sudo ./obj/qpu-debug/bin/Matrix -read=prefetch -d= -n=</text:p>
          </table:table-cell>
          <table:table-cell table:number-columns-repeated="1022"/>
        </table:table-row>
        <table:table-row table:style-name="ro1">
          <table:table-cell table:style-name="ce45"/>
          <table:table-cell table:number-columns-repeated="1023"/>
        </table:table-row>
        <table:table-row table:style-name="ro1">
          <table:table-cell table:style-name="ce45" office:value-type="string" calcext:value-type="string">
            <text:p>Empty values:</text:p>
          </table:table-cell>
          <table:table-cell office:value-type="string" calcext:value-type="string">
            <text:p>Failed to invoke kernel on QPU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32" office:value-type="string" calcext:value-type="string">
            <text:p>-read=</text:p>
          </table:table-cell>
          <table:table-cell table:style-name="ce36" office:value-type="string" calcext:value-type="string">
            <text:p>-d=</text:p>
          </table:table-cell>
          <table:table-cell table:style-name="ce36" office:value-type="string" calcext:value-type="string">
            <text:p>-n=</text:p>
          </table:table-cell>
          <table:table-cell table:number-columns-repeated="1017"/>
        </table:table-row>
        <table:table-row table:style-name="ro1">
          <table:table-cell table:style-name="ce31" table:number-columns-repeated="4"/>
          <table:table-cell table:style-name="ce33" table:number-columns-repeated="2"/>
          <table:table-cell table:style-name="ce38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11" calcext:value-type="float">
            <text:p>11</text:p>
          </table:table-cell>
          <table:table-cell table:style-name="ce39" office:value-type="float" office:value="12" calcext:value-type="float">
            <text:p>12</text:p>
          </table:table-cell>
          <table:table-cell table:style-name="ce31" table:number-columns-repeated="1006"/>
        </table:table-row>
        <table:table-row table:style-name="ro1">
          <table:table-cell office:value-type="float" office:value="20210207" calcext:value-type="float">
            <text:p>20210207</text:p>
          </table:table-cell>
          <table:table-cell table:style-name="ce42" office:value-type="string" calcext:value-type="string">
            <text:p>40b92f8</text:p>
          </table:table-cell>
          <table:table-cell table:style-name="ce42" office:value-type="string" calcext:value-type="string">
            <text:p>rianne</text:p>
          </table:table-cell>
          <table:table-cell table:style-name="ce42" office:value-type="string" calcext:value-type="string">
            <text:p>pi3</text:p>
          </table:table-cell>
          <table:table-cell table:style-name="ce34" office:value-type="string" calcext:value-type="string">
            <text:p>prefetch</text:p>
          </table:table-cell>
          <table:table-cell table:style-name="ce37" office:value-type="float" office:value="512" calcext:value-type="float">
            <text:p>512</text:p>
          </table:table-cell>
          <table:table-cell table:style-name="ce35" office:value-type="float" office:value="1.283916" calcext:value-type="float">
            <text:p>1.283916</text:p>
          </table:table-cell>
          <table:table-cell office:value-type="float" office:value="0.944101" calcext:value-type="float">
            <text:p>0.944101</text:p>
          </table:table-cell>
          <table:table-cell/>
          <table:table-cell office:value-type="float" office:value="0.472496" calcext:value-type="float">
            <text:p>0.472496</text:p>
          </table:table-cell>
          <table:table-cell table:number-columns-repeated="3"/>
          <table:table-cell office:value-type="float" office:value="0.243976" calcext:value-type="float">
            <text:p>0.243976</text:p>
          </table:table-cell>
          <table:table-cell table:number-columns-repeated="1010"/>
        </table:table-row>
        <table:table-row table:style-name="ro1">
          <table:table-cell/>
          <table:table-cell table:style-name="ce42" table:number-columns-repeated="3"/>
          <table:table-cell table:style-name="ce34" office:value-type="string" calcext:value-type="string">
            <text:p>default</text:p>
          </table:table-cell>
          <table:table-cell table:style-name="ce37"/>
          <table:table-cell table:style-name="ce35" office:value-type="float" office:value="7.685636" calcext:value-type="float">
            <text:p>7.685636</text:p>
          </table:table-cell>
          <table:table-cell office:value-type="float" office:value="5.372833" calcext:value-type="float">
            <text:p>5.372833</text:p>
          </table:table-cell>
          <table:table-cell office:value-type="float" office:value="5.302814" calcext:value-type="float">
            <text:p>5.302814</text:p>
          </table:table-cell>
          <table:table-cell office:value-type="float" office:value="5.281491" calcext:value-type="float">
            <text:p>5.281491</text:p>
          </table:table-cell>
          <table:table-cell office:value-type="float" office:value="5.31088" calcext:value-type="float">
            <text:p>5.31088</text:p>
          </table:table-cell>
          <table:table-cell office:value-type="float" office:value="5.321835" calcext:value-type="float">
            <text:p>5.321835</text:p>
          </table:table-cell>
          <table:table-cell/>
          <table:table-cell office:value-type="float" office:value="5.31766" calcext:value-type="float">
            <text:p>5.31766</text:p>
          </table:table-cell>
          <table:table-cell office:value-type="float" office:value="5.321009" calcext:value-type="float">
            <text:p>5.321009</text:p>
          </table:table-cell>
          <table:table-cell table:number-columns-repeated="2"/>
          <table:table-cell office:value-type="float" office:value="5.348452" calcext:value-type="float">
            <text:p>5.348452</text:p>
          </table:table-cell>
          <table:table-cell table:number-columns-repeated="1006"/>
        </table:table-row>
        <table:table-row table:style-name="ro1">
          <table:table-cell/>
          <table:table-cell table:style-name="ce42" table:number-columns-repeated="3"/>
          <table:table-cell table:style-name="ce34" office:value-type="string" calcext:value-type="string">
            <text:p>tmu</text:p>
          </table:table-cell>
          <table:table-cell table:style-name="ce37"/>
          <table:table-cell table:style-name="ce35" office:value-type="float" office:value="3.737733" calcext:value-type="float">
            <text:p>3.737733</text:p>
          </table:table-cell>
          <table:table-cell office:value-type="float" office:value="1.870399" calcext:value-type="float">
            <text:p>1.870399</text:p>
          </table:table-cell>
          <table:table-cell office:value-type="float" office:value="1.248937" calcext:value-type="float">
            <text:p>1.248937</text:p>
          </table:table-cell>
          <table:table-cell office:value-type="float" office:value="0.935308" calcext:value-type="float">
            <text:p>0.935308</text:p>
          </table:table-cell>
          <table:table-cell table:number-columns-repeated="3"/>
          <table:table-cell office:value-type="float" office:value="0.475694" calcext:value-type="float">
            <text:p>0.475694</text:p>
          </table:table-cell>
          <table:table-cell office:value-type="float" office:value="0.423856" calcext:value-type="float">
            <text:p>0.423856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34" office:value-type="string" calcext:value-type="string">
            <text:p>prefetch</text:p>
          </table:table-cell>
          <table:table-cell table:style-name="ce35" office:value-type="float" office:value="576" calcext:value-type="float">
            <text:p>576</text:p>
          </table:table-cell>
          <table:table-cell table:style-name="ce35" office:value-type="float" office:value="1.782654" calcext:value-type="float">
            <text:p>1.782654</text:p>
          </table:table-cell>
          <table:table-cell office:value-type="float" office:value="1.323425" calcext:value-type="float">
            <text:p>1.323425</text:p>
          </table:table-cell>
          <table:table-cell office:value-type="float" office:value="0.872337" calcext:value-type="float">
            <text:p>0.872337</text:p>
          </table:table-cell>
          <table:table-cell office:value-type="float" office:value="0.662074" calcext:value-type="float">
            <text:p>0.662074</text:p>
          </table:table-cell>
          <table:table-cell/>
          <table:table-cell office:value-type="float" office:value="0.457605" calcext:value-type="float">
            <text:p>0.457605</text:p>
          </table:table-cell>
          <table:table-cell/>
          <table:table-cell office:value-type="float" office:value="0.342062" calcext:value-type="float">
            <text:p>0.342062</text:p>
          </table:table-cell>
          <table:table-cell office:value-type="float" office:value="0.301937" calcext:value-type="float">
            <text:p>0.301937</text:p>
          </table:table-cell>
          <table:table-cell table:number-columns-repeated="2"/>
          <table:table-cell office:value-type="float" office:value="0.228797" calcext:value-type="float">
            <text:p>0.228797</text:p>
          </table:table-cell>
          <table:table-cell table:number-columns-repeated="1006"/>
        </table:table-row>
        <table:table-row table:style-name="ro1">
          <table:table-cell office:value-type="float" office:value="20210329" calcext:value-type="float">
            <text:p>20210329</text:p>
          </table:table-cell>
          <table:table-cell office:value-type="string" calcext:value-type="string">
            <text:p>30d2e09</text:p>
          </table:table-cell>
          <table:table-cell office:value-type="string" calcext:value-type="string">
            <text:p>Pi1-1</text:p>
          </table:table-cell>
          <table:table-cell office:value-type="string" calcext:value-type="string">
            <text:p>p1</text:p>
          </table:table-cell>
          <table:table-cell table:style-name="ce35" table:number-columns-repeated="3"/>
          <table:table-cell table:number-columns-repeated="1017"/>
        </table:table-row>
        <table:table-row table:style-name="ro1" table:number-rows-repeated="9">
          <table:table-cell table:number-columns-repeated="4"/>
          <table:table-cell table:style-name="ce35" table:number-columns-repeated="3"/>
          <table:table-cell table:number-columns-repeated="1017"/>
        </table:table-row>
        <table:table-row table:style-name="ro1" table:number-rows-repeated="20">
          <table:table-cell table:number-columns-repeated="1024"/>
        </table:table-row>
        <table:table-row table:style-name="ro1">
          <table:table-cell office:value-type="string" calcext:value-type="string">
            <text:p>DFT compare</text:p>
          </table:table-cell>
          <table:table-cell table:style-name="ce42" office:value-type="string" calcext:value-type="string">
            <text:p>2d9eeca</text:p>
          </table:table-cell>
          <table:table-cell office:value-type="float" office:value="20210315" calcext:value-type="float">
            <text:p>202103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atform</text:p>
          </table:table-cell>
          <table:table-cell office:value-type="string" calcext:value-type="string">
            <text:p>#QPU</text:p>
          </table:table-cell>
          <table:table-cell office:value-type="string" calcext:value-type="string">
            <text:p>DIM</text:p>
          </table:table-cell>
          <table:table-cell office:value-type="string" calcext:value-type="string">
            <text:p><text:s/>Label <text:s text:c="10"/></text:p>
          </table:table-cell>
          <table:table-cell office:value-type="string" calcext:value-type="string">
            <text:p><text:s/>Tim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atrix mult</text:p>
          </table:table-cell>
          <table:table-cell office:value-type="float" office:value="0.000234" calcext:value-type="float">
            <text:p>0.000234</text:p>
          </table:table-cell>
          <table:table-cell office:value-type="float" office:value="0.000224" calcext:value-type="float">
            <text:p>0.0002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atrix mult</text:p>
          </table:table-cell>
          <table:table-cell office:value-type="float" office:value="0.000128" calcext:value-type="float">
            <text:p>0.000128</text:p>
          </table:table-cell>
          <table:table-cell office:value-type="float" office:value="0.00011" calcext:value-type="float">
            <text:p>0.000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line complex</text:p>
          </table:table-cell>
          <table:table-cell office:value-type="float" office:value="0.000228" calcext:value-type="float">
            <text:p>0.000228</text:p>
          </table:table-cell>
          <table:table-cell office:value-type="float" office:value="0.000224" calcext:value-type="float">
            <text:p>0.0002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line complex</text:p>
          </table:table-cell>
          <table:table-cell office:value-type="float" office:value="0.000125" calcext:value-type="float">
            <text:p>0.000125</text:p>
          </table:table-cell>
          <table:table-cell office:value-type="float" office:value="0.000109" calcext:value-type="float">
            <text:p>0.0001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line float</text:p>
          </table:table-cell>
          <table:table-cell office:value-type="float" office:value="0.000223" calcext:value-type="float">
            <text:p>0.000223</text:p>
          </table:table-cell>
          <table:table-cell office:value-type="float" office:value="0.000212" calcext:value-type="float">
            <text:p>0.0002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line float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0.000108" calcext:value-type="float">
            <text:p>0.0001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atrix mult</text:p>
          </table:table-cell>
          <table:table-cell office:value-type="float" office:value="0.000376" calcext:value-type="float">
            <text:p>0.000376</text:p>
          </table:table-cell>
          <table:table-cell office:value-type="float" office:value="0.000335" calcext:value-type="float">
            <text:p>0.0003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atrix mult</text:p>
          </table:table-cell>
          <table:table-cell office:value-type="float" office:value="0.000141" calcext:value-type="float">
            <text:p>0.000141</text:p>
          </table:table-cell>
          <table:table-cell office:value-type="float" office:value="0.000126" calcext:value-type="float">
            <text:p>0.0001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inline complex</text:p>
          </table:table-cell>
          <table:table-cell office:value-type="float" office:value="0.00047" calcext:value-type="float">
            <text:p>0.00047</text:p>
          </table:table-cell>
          <table:table-cell office:value-type="float" office:value="0.000448" calcext:value-type="float">
            <text:p>0.0004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inline complex</text:p>
          </table:table-cell>
          <table:table-cell office:value-type="float" office:value="0.000157" calcext:value-type="float">
            <text:p>0.000157</text:p>
          </table:table-cell>
          <table:table-cell office:value-type="float" office:value="0.000146" calcext:value-type="float">
            <text:p>0.0001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inline float</text:p>
          </table:table-cell>
          <table:table-cell office:value-type="float" office:value="0.000444" calcext:value-type="float">
            <text:p>0.000444</text:p>
          </table:table-cell>
          <table:table-cell office:value-type="float" office:value="0.000425" calcext:value-type="float">
            <text:p>0.0004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inline float</text:p>
          </table:table-cell>
          <table:table-cell office:value-type="float" office:value="0.000152" calcext:value-type="float">
            <text:p>0.000152</text:p>
          </table:table-cell>
          <table:table-cell office:value-type="float" office:value="0.00014" calcext:value-type="float">
            <text:p>0.000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matrix mult</text:p>
          </table:table-cell>
          <table:table-cell office:value-type="float" office:value="0.00058" calcext:value-type="float">
            <text:p>0.00058</text:p>
          </table:table-cell>
          <table:table-cell office:value-type="float" office:value="0.000535" calcext:value-type="float">
            <text:p>0.0005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matrix mult</text:p>
          </table:table-cell>
          <table:table-cell office:value-type="float" office:value="0.000187" calcext:value-type="float">
            <text:p>0.000187</text:p>
          </table:table-cell>
          <table:table-cell office:value-type="float" office:value="0.000174" calcext:value-type="float">
            <text:p>0.0001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inline complex</text:p>
          </table:table-cell>
          <table:table-cell office:value-type="float" office:value="0.001187" calcext:value-type="float">
            <text:p>0.001187</text:p>
          </table:table-cell>
          <table:table-cell office:value-type="float" office:value="0.001166" calcext:value-type="float">
            <text:p>0.0011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inline complex</text:p>
          </table:table-cell>
          <table:table-cell office:value-type="float" office:value="0.000315" calcext:value-type="float">
            <text:p>0.000315</text:p>
          </table:table-cell>
          <table:table-cell office:value-type="float" office:value="0.000339" calcext:value-type="float">
            <text:p>0.0003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inline float</text:p>
          </table:table-cell>
          <table:table-cell office:value-type="float" office:value="0.000999" calcext:value-type="float">
            <text:p>0.000999</text:p>
          </table:table-cell>
          <table:table-cell office:value-type="float" office:value="0.001011" calcext:value-type="float">
            <text:p>0.0010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inline float</text:p>
          </table:table-cell>
          <table:table-cell office:value-type="float" office:value="0.000272" calcext:value-type="float">
            <text:p>0.000272</text:p>
          </table:table-cell>
          <table:table-cell office:value-type="float" office:value="0.000262" calcext:value-type="float">
            <text:p>0.0002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matrix mult</text:p>
          </table:table-cell>
          <table:table-cell office:value-type="float" office:value="0.000828" calcext:value-type="float">
            <text:p>0.000828</text:p>
          </table:table-cell>
          <table:table-cell office:value-type="float" office:value="0.000803" calcext:value-type="float">
            <text:p>0.0008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matrix mult</text:p>
          </table:table-cell>
          <table:table-cell office:value-type="float" office:value="0.000211" calcext:value-type="float">
            <text:p>0.000211</text:p>
          </table:table-cell>
          <table:table-cell office:value-type="float" office:value="0.000198" calcext:value-type="float">
            <text:p>0.0001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inline complex</text:p>
          </table:table-cell>
          <table:table-cell office:value-type="float" office:value="0.002187" calcext:value-type="float">
            <text:p>0.002187</text:p>
          </table:table-cell>
          <table:table-cell office:value-type="float" office:value="0.002166" calcext:value-type="float">
            <text:p>0.0021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inline complex</text:p>
          </table:table-cell>
          <table:table-cell office:value-type="float" office:value="0.000403" calcext:value-type="float">
            <text:p>0.000403</text:p>
          </table:table-cell>
          <table:table-cell office:value-type="float" office:value="0.000426" calcext:value-type="float">
            <text:p>0.0004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inline float</text:p>
          </table:table-cell>
          <table:table-cell office:value-type="float" office:value="0.001995" calcext:value-type="float">
            <text:p>0.001995</text:p>
          </table:table-cell>
          <table:table-cell office:value-type="float" office:value="0.001968" calcext:value-type="float">
            <text:p>0.0019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inline float</text:p>
          </table:table-cell>
          <table:table-cell office:value-type="float" office:value="0.000398" calcext:value-type="float">
            <text:p>0.000398</text:p>
          </table:table-cell>
          <table:table-cell office:value-type="float" office:value="0.000361" calcext:value-type="float">
            <text:p>0.0003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matrix mult</text:p>
          </table:table-cell>
          <table:table-cell office:value-type="float" office:value="0.001183" calcext:value-type="float">
            <text:p>0.001183</text:p>
          </table:table-cell>
          <table:table-cell office:value-type="float" office:value="0.001167" calcext:value-type="float">
            <text:p>0.0011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matrix mult</text:p>
          </table:table-cell>
          <table:table-cell office:value-type="float" office:value="0.000288" calcext:value-type="float">
            <text:p>0.000288</text:p>
          </table:table-cell>
          <table:table-cell office:value-type="float" office:value="0.00028" calcext:value-type="float">
            <text:p>0.000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inline complex</text:p>
          </table:table-cell>
          <table:table-cell office:value-type="float" office:value="0.003619" calcext:value-type="float">
            <text:p>0.003619</text:p>
          </table:table-cell>
          <table:table-cell office:value-type="float" office:value="0.003623" calcext:value-type="float">
            <text:p>0.0036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inline complex</text:p>
          </table:table-cell>
          <table:table-cell office:value-type="float" office:value="0.00069" calcext:value-type="float">
            <text:p>0.00069</text:p>
          </table:table-cell>
          <table:table-cell office:value-type="float" office:value="0.000678" calcext:value-type="float">
            <text:p>0.0006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inline float</text:p>
          </table:table-cell>
          <table:table-cell office:value-type="float" office:value="0.003267" calcext:value-type="float">
            <text:p>0.003267</text:p>
          </table:table-cell>
          <table:table-cell office:value-type="float" office:value="0.003256" calcext:value-type="float">
            <text:p>0.0032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inline float</text:p>
          </table:table-cell>
          <table:table-cell office:value-type="float" office:value="0.000628" calcext:value-type="float">
            <text:p>0.000628</text:p>
          </table:table-cell>
          <table:table-cell office:value-type="float" office:value="0.000616" calcext:value-type="float">
            <text:p>0.0006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inline complex</text:p>
          </table:table-cell>
          <table:table-cell office:value-type="float" office:value="0.005369" calcext:value-type="float">
            <text:p>0.005369</text:p>
          </table:table-cell>
          <table:table-cell office:value-type="float" office:value="0.005371" calcext:value-type="float">
            <text:p>0.0053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inline complex</text:p>
          </table:table-cell>
          <table:table-cell office:value-type="float" office:value="0.000821" calcext:value-type="float">
            <text:p>0.000821</text:p>
          </table:table-cell>
          <table:table-cell office:value-type="float" office:value="0.000811" calcext:value-type="float">
            <text:p>0.0008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inline float</text:p>
          </table:table-cell>
          <table:table-cell office:value-type="float" office:value="0.004792" calcext:value-type="float">
            <text:p>0.004792</text:p>
          </table:table-cell>
          <table:table-cell office:value-type="float" office:value="0.004798" calcext:value-type="float">
            <text:p>0.0047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inline float</text:p>
          </table:table-cell>
          <table:table-cell office:value-type="float" office:value="0.000741" calcext:value-type="float">
            <text:p>0.000741</text:p>
          </table:table-cell>
          <table:table-cell office:value-type="float" office:value="0.000729" calcext:value-type="float">
            <text:p>0.0007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inline float</text:p>
          </table:table-cell>
          <table:table-cell office:value-type="float" office:value="0.006691" calcext:value-type="float">
            <text:p>0.006691</text:p>
          </table:table-cell>
          <table:table-cell office:value-type="float" office:value="0.006681" calcext:value-type="float">
            <text:p>0.0066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inline float</text:p>
          </table:table-cell>
          <table:table-cell office:value-type="float" office:value="0.001099" calcext:value-type="float">
            <text:p>0.001099</text:p>
          </table:table-cell>
          <table:table-cell office:value-type="float" office:value="0.001087" calcext:value-type="float">
            <text:p>0.0010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inline float</text:p>
          </table:table-cell>
          <table:table-cell office:value-type="float" office:value="0.008826" calcext:value-type="float">
            <text:p>0.008826</text:p>
          </table:table-cell>
          <table:table-cell office:value-type="float" office:value="0.008839" calcext:value-type="float">
            <text:p>0.0088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inline float</text:p>
          </table:table-cell>
          <table:table-cell office:value-type="float" office:value="0.00124" calcext:value-type="float">
            <text:p>0.00124</text:p>
          </table:table-cell>
          <table:table-cell office:value-type="float" office:value="0.001237" calcext:value-type="float">
            <text:p>0.0012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inline float</text:p>
          </table:table-cell>
          <table:table-cell office:value-type="float" office:value="0.011325" calcext:value-type="float">
            <text:p>0.011325</text:p>
          </table:table-cell>
          <table:table-cell office:value-type="float" office:value="0.01132" calcext:value-type="float">
            <text:p>0.011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inline float</text:p>
          </table:table-cell>
          <table:table-cell office:value-type="float" office:value="0.001707" calcext:value-type="float">
            <text:p>0.001707</text:p>
          </table:table-cell>
          <table:table-cell office:value-type="float" office:value="0.001704" calcext:value-type="float">
            <text:p>0.0017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inline float</text:p>
          </table:table-cell>
          <table:table-cell office:value-type="float" office:value="0.014107" calcext:value-type="float">
            <text:p>0.014107</text:p>
          </table:table-cell>
          <table:table-cell office:value-type="float" office:value="0.014096" calcext:value-type="float">
            <text:p>0.0140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inline float</text:p>
          </table:table-cell>
          <table:table-cell office:value-type="float" office:value="0.001894" calcext:value-type="float">
            <text:p>0.001894</text:p>
          </table:table-cell>
          <table:table-cell office:value-type="float" office:value="0.001892" calcext:value-type="float">
            <text:p>0.0018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656" calcext:value-type="float">
            <text:p>656</text:p>
          </table:table-cell>
          <table:table-cell office:value-type="string" calcext:value-type="string">
            <text:p>inline float</text:p>
          </table:table-cell>
          <table:table-cell office:value-type="float" office:value="0.017251" calcext:value-type="float">
            <text:p>0.017251</text:p>
          </table:table-cell>
          <table:table-cell office:value-type="float" office:value="0.017255" calcext:value-type="float">
            <text:p>0.0172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656" calcext:value-type="float">
            <text:p>656</text:p>
          </table:table-cell>
          <table:table-cell office:value-type="string" calcext:value-type="string">
            <text:p>inline float</text:p>
          </table:table-cell>
          <table:table-cell office:value-type="float" office:value="0.002475" calcext:value-type="float">
            <text:p>0.002475</text:p>
          </table:table-cell>
          <table:table-cell office:value-type="float" office:value="0.002469" calcext:value-type="float">
            <text:p>0.0024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inline float</text:p>
          </table:table-cell>
          <table:table-cell office:value-type="float" office:value="0.020683" calcext:value-type="float">
            <text:p>0.020683</text:p>
          </table:table-cell>
          <table:table-cell office:value-type="float" office:value="0.020692" calcext:value-type="float">
            <text:p>0.0206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inline float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2697" calcext:value-type="float">
            <text:p>0.00269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FT compare</text:p>
          </table:table-cell>
          <table:table-cell table:style-name="ce42" office:value-type="string" calcext:value-type="string">
            <text:p>2d9eeca</text:p>
          </table:table-cell>
          <table:table-cell office:value-type="float" office:value="20210315" calcext:value-type="float">
            <text:p>202103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atform</text:p>
          </table:table-cell>
          <table:table-cell office:value-type="string" calcext:value-type="string">
            <text:p>#QPU</text:p>
          </table:table-cell>
          <table:table-cell office:value-type="string" calcext:value-type="string">
            <text:p>DIM</text:p>
          </table:table-cell>
          <table:table-cell office:value-type="string" calcext:value-type="string">
            <text:p><text:s/>Label <text:s text:c="10"/></text:p>
          </table:table-cell>
          <table:table-cell office:value-type="string" calcext:value-type="string">
            <text:p><text:s/>Tim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atrix mult</text:p>
          </table:table-cell>
          <table:table-cell office:value-type="float" office:value="0.000297" calcext:value-type="float">
            <text:p>0.000297</text:p>
          </table:table-cell>
          <table:table-cell office:value-type="float" office:value="0.000293" calcext:value-type="float">
            <text:p>0.0002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atrix mult</text:p>
          </table:table-cell>
          <table:table-cell office:value-type="float" office:value="0.000104" calcext:value-type="float">
            <text:p>0.000104</text:p>
          </table:table-cell>
          <table:table-cell office:value-type="float" office:value="0.000103" calcext:value-type="float">
            <text:p>0.0001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atrix mult</text:p>
          </table:table-cell>
          <table:table-cell office:value-type="float" office:value="0.000107" calcext:value-type="float">
            <text:p>0.000107</text:p>
          </table:table-cell>
          <table:table-cell office:value-type="float" office:value="0.000108" calcext:value-type="float">
            <text:p>0.0001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atrix mult</text:p>
          </table:table-cell>
          <table:table-cell office:value-type="float" office:value="0.000115" calcext:value-type="float">
            <text:p>0.000115</text:p>
          </table:table-cell>
          <table:table-cell office:value-type="float" office:value="0.000114" calcext:value-type="float">
            <text:p>0.0001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line complex</text:p>
          </table:table-cell>
          <table:table-cell office:value-type="float" office:value="0.000413" calcext:value-type="float">
            <text:p>0.000413</text:p>
          </table:table-cell>
          <table:table-cell office:value-type="float" office:value="0.000414" calcext:value-type="float">
            <text:p>0.0004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line complex</text:p>
          </table:table-cell>
          <table:table-cell table:number-columns-repeated="2" office:value-type="float" office:value="0.000143" calcext:value-type="float">
            <text:p>0.0001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line complex</text:p>
          </table:table-cell>
          <table:table-cell office:value-type="float" office:value="0.000148" calcext:value-type="float">
            <text:p>0.000148</text:p>
          </table:table-cell>
          <table:table-cell office:value-type="float" office:value="0.000145" calcext:value-type="float">
            <text:p>0.0001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line complex</text:p>
          </table:table-cell>
          <table:table-cell office:value-type="float" office:value="0.000151" calcext:value-type="float">
            <text:p>0.000151</text:p>
          </table:table-cell>
          <table:table-cell office:value-type="float" office:value="0.000152" calcext:value-type="float">
            <text:p>0.0001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line float</text:p>
          </table:table-cell>
          <table:table-cell office:value-type="float" office:value="0.000457" calcext:value-type="float">
            <text:p>0.000457</text:p>
          </table:table-cell>
          <table:table-cell office:value-type="float" office:value="0.000406" calcext:value-type="float">
            <text:p>0.0004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line float</text:p>
          </table:table-cell>
          <table:table-cell office:value-type="float" office:value="0.000139" calcext:value-type="float">
            <text:p>0.000139</text:p>
          </table:table-cell>
          <table:table-cell office:value-type="float" office:value="0.000142" calcext:value-type="float">
            <text:p>0.0001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line float</text:p>
          </table:table-cell>
          <table:table-cell office:value-type="float" office:value="0.000143" calcext:value-type="float">
            <text:p>0.000143</text:p>
          </table:table-cell>
          <table:table-cell office:value-type="float" office:value="0.000141" calcext:value-type="float">
            <text:p>0.0001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line float</text:p>
          </table:table-cell>
          <table:table-cell office:value-type="float" office:value="0.000146" calcext:value-type="float">
            <text:p>0.000146</text:p>
          </table:table-cell>
          <table:table-cell office:value-type="float" office:value="0.000149" calcext:value-type="float">
            <text:p>0.0001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matrix mult</text:p>
          </table:table-cell>
          <table:table-cell office:value-type="float" office:value="0.000389" calcext:value-type="float">
            <text:p>0.000389</text:p>
          </table:table-cell>
          <table:table-cell office:value-type="float" office:value="0.000399" calcext:value-type="float">
            <text:p>0.0003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matrix mult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0.000114" calcext:value-type="float">
            <text:p>0.0001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matrix mult</text:p>
          </table:table-cell>
          <table:table-cell office:value-type="float" office:value="0.000128" calcext:value-type="float">
            <text:p>0.000128</text:p>
          </table:table-cell>
          <table:table-cell office:value-type="float" office:value="0.000127" calcext:value-type="float">
            <text:p>0.0001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matrix mult</text:p>
          </table:table-cell>
          <table:table-cell office:value-type="float" office:value="0.000135" calcext:value-type="float">
            <text:p>0.000135</text:p>
          </table:table-cell>
          <table:table-cell office:value-type="float" office:value="0.000134" calcext:value-type="float">
            <text:p>0.0001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inline complex</text:p>
          </table:table-cell>
          <table:table-cell office:value-type="float" office:value="0.001301" calcext:value-type="float">
            <text:p>0.001301</text:p>
          </table:table-cell>
          <table:table-cell office:value-type="float" office:value="0.001303" calcext:value-type="float">
            <text:p>0.0013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inline complex</text:p>
          </table:table-cell>
          <table:table-cell office:value-type="float" office:value="0.000331" calcext:value-type="float">
            <text:p>0.000331</text:p>
          </table:table-cell>
          <table:table-cell office:value-type="float" office:value="0.000329" calcext:value-type="float">
            <text:p>0.0003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inline complex</text:p>
          </table:table-cell>
          <table:table-cell office:value-type="float" office:value="0.000338" calcext:value-type="float">
            <text:p>0.000338</text:p>
          </table:table-cell>
          <table:table-cell office:value-type="float" office:value="0.000334" calcext:value-type="float">
            <text:p>0.0003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inline complex</text:p>
          </table:table-cell>
          <table:table-cell office:value-type="float" office:value="0.000339" calcext:value-type="float">
            <text:p>0.000339</text:p>
          </table:table-cell>
          <table:table-cell office:value-type="float" office:value="0.000338" calcext:value-type="float">
            <text:p>0.0003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inline float</text:p>
          </table:table-cell>
          <table:table-cell office:value-type="float" office:value="0.001241" calcext:value-type="float">
            <text:p>0.001241</text:p>
          </table:table-cell>
          <table:table-cell office:value-type="float" office:value="0.001235" calcext:value-type="float">
            <text:p>0.0012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inline float</text:p>
          </table:table-cell>
          <table:table-cell office:value-type="float" office:value="0.000318" calcext:value-type="float">
            <text:p>0.000318</text:p>
          </table:table-cell>
          <table:table-cell office:value-type="float" office:value="0.000314" calcext:value-type="float">
            <text:p>0.0003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inline float</text:p>
          </table:table-cell>
          <table:table-cell office:value-type="float" office:value="0.000321" calcext:value-type="float">
            <text:p>0.000321</text:p>
          </table:table-cell>
          <table:table-cell office:value-type="float" office:value="0.000317" calcext:value-type="float">
            <text:p>0.0003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inline float</text:p>
          </table:table-cell>
          <table:table-cell office:value-type="float" office:value="0.000322" calcext:value-type="float">
            <text:p>0.000322</text:p>
          </table:table-cell>
          <table:table-cell office:value-type="float" office:value="0.000325" calcext:value-type="float">
            <text:p>0.0003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atrix mult</text:p>
          </table:table-cell>
          <table:table-cell office:value-type="float" office:value="0.000541" calcext:value-type="float">
            <text:p>0.000541</text:p>
          </table:table-cell>
          <table:table-cell office:value-type="float" office:value="0.00054" calcext:value-type="float">
            <text:p>0.000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atrix mult</text:p>
          </table:table-cell>
          <table:table-cell office:value-type="float" office:value="0.000171" calcext:value-type="float">
            <text:p>0.000171</text:p>
          </table:table-cell>
          <table:table-cell office:value-type="float" office:value="0.00017" calcext:value-type="float">
            <text:p>0.000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atrix mult</text:p>
          </table:table-cell>
          <table:table-cell office:value-type="float" office:value="0.000134" calcext:value-type="float">
            <text:p>0.000134</text:p>
          </table:table-cell>
          <table:table-cell office:value-type="float" office:value="0.000143" calcext:value-type="float">
            <text:p>0.0001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atrix mult</text:p>
          </table:table-cell>
          <table:table-cell office:value-type="float" office:value="0.000146" calcext:value-type="float">
            <text:p>0.000146</text:p>
          </table:table-cell>
          <table:table-cell office:value-type="float" office:value="0.000139" calcext:value-type="float">
            <text:p>0.000139</text:p>
          </table:table-cell>
          <table:table-cell table:number-columns-repeated="1018"/>
        </table:table-row>
      </table:table>
      <table:table table:name="Platforms" table:style-name="ta1">
        <office:forms form:automatic-focus="false" form:apply-design-mode="false"/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number-columns-repeated="1016" table:default-cell-style-name="Default"/>
        <table:table-row table:style-name="ro1" table:number-rows-repeated="2">
          <table:table-cell table:number-columns-repeated="1023"/>
        </table:table-row>
        <table:table-row table:style-name="ro1">
          <table:table-cell table:style-name="ce45" office:value-type="string" calcext:value-type="string">
            <text:p>Scripts for data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all</text:p>
          </table:table-cell>
          <table:table-cell office:value-type="string" calcext:value-type="string">
            <text:p>lscpu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lsb_release -d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hostnamectl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it rev-parse --short HEA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i</text:p>
          </table:table-cell>
          <table:table-cell office:value-type="string" calcext:value-type="string">
            <text:p>cat /proc/device-tree/model</text:p>
          </table:table-cell>
          <table:table-cell table:number-columns-repeated="1021"/>
        </table:table-row>
        <table:table-row table:style-name="ro1" table:number-rows-repeated="3">
          <table:table-cell table:number-columns-repeated="1023"/>
        </table:table-row>
        <table:table-row table:style-name="ro1">
          <table:table-cell table:style-name="ce47" office:value-type="string" calcext:value-type="string">
            <text:p>Hostname</text:p>
          </table:table-cell>
          <table:table-cell table:style-name="ce47" office:value-type="string" calcext:value-type="string">
            <text:p>Architecture</text:p>
          </table:table-cell>
          <table:table-cell table:style-name="ce47" office:value-type="string" calcext:value-type="string">
            <text:p>Model</text:p>
          </table:table-cell>
          <table:table-cell table:style-name="ce47" office:value-type="string" calcext:value-type="string">
            <text:p>Snapshot Date</text:p>
          </table:table-cell>
          <table:table-cell table:style-name="ce47" office:value-type="string" calcext:value-type="string">
            <text:p>Debian Version</text:p>
          </table:table-cell>
          <table:table-cell table:style-name="ce47" office:value-type="string" calcext:value-type="string">
            <text:p>Kernel version</text:p>
          </table:table-cell>
          <table:table-cell table:style-name="ce47" office:value-type="string" calcext:value-type="string">
            <text:p>Comments</text:p>
          </table:table-cell>
          <table:table-cell table:style-name="ce47" office:value-type="string" calcext:value-type="string">
            <text:p>uname -a</text:p>
          </table:table-cell>
          <table:table-cell table:style-name="ce47" table:number-columns-repeated="1015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pi1-1</text:p>
          </table:table-cell>
          <table:table-cell office:value-type="string" calcext:value-type="string">
            <text:p>armv6l</text:p>
          </table:table-cell>
          <table:table-cell office:value-type="string" calcext:value-type="string">
            <text:p>Raspberry Pi Model B Rev 2</text:p>
          </table:table-cell>
          <table:table-cell office:value-type="float" office:value="20120127" calcext:value-type="float">
            <text:p>20120127</text:p>
          </table:table-cell>
          <table:table-cell office:value-type="string" calcext:value-type="string">
            <text:p>Raspbian GNU/Linux 10 (buster)</text:p>
          </table:table-cell>
          <table:table-cell office:value-type="string" calcext:value-type="string">
            <text:p>Linux 5.10.7+</text:p>
          </table:table-cell>
          <table:table-cell/>
          <table:table-cell office:value-type="string" calcext:value-type="string">
            <text:p>Linux pi1-1 5.10.7+ #1395 Mon Jan 18 16:10:39 GMT 2021 armv6l GNU/Linu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2-1</text:p>
          </table:table-cell>
          <table:table-cell office:value-type="string" calcext:value-type="string">
            <text:p>armv7l</text:p>
          </table:table-cell>
          <table:table-cell office:value-type="string" calcext:value-type="string">
            <text:p>Raspberry Pi 2 Model B Rev 1.1</text:p>
          </table:table-cell>
          <table:table-cell office:value-type="float" office:value="20210402" calcext:value-type="float">
            <text:p>20210402</text:p>
          </table:table-cell>
          <table:table-cell office:value-type="string" calcext:value-type="string">
            <text:p>Raspbian GNU/Linux 10 (buster)</text:p>
          </table:table-cell>
          <table:table-cell office:value-type="string" calcext:value-type="string">
            <text:p>Linux 5.10.17-v7+</text:p>
          </table:table-cell>
          <table:table-cell/>
          <table:table-cell office:value-type="string" calcext:value-type="string">
            <text:p>Linux pi2-1 5.10.17-v7+ #1403 SMP Mon Feb 22 11:29:51 GMT 2021 armv7l GNU/Linu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anne</text:p>
          </table:table-cell>
          <table:table-cell office:value-type="string" calcext:value-type="string">
            <text:p>armv7l</text:p>
          </table:table-cell>
          <table:table-cell office:value-type="string" calcext:value-type="string">
            <text:p>Raspberry Pi 3 Model B Rev 1.2</text:p>
          </table:table-cell>
          <table:table-cell office:value-type="float" office:value="20120127" calcext:value-type="float">
            <text:p>20120127</text:p>
          </table:table-cell>
          <table:table-cell office:value-type="string" calcext:value-type="string">
            <text:p>Raspbian GNU/Linux 10 (buster)</text:p>
          </table:table-cell>
          <table:table-cell office:value-type="string" calcext:value-type="string">
            <text:p>Linux 4.19.97-v7+</text:p>
          </table:table-cell>
          <table:table-cell/>
          <table:table-cell office:value-type="string" calcext:value-type="string">
            <text:p>Linux rianne 4.19.97-v7+ #1294 SMP Thu Jan 30 13:15:58 GMT 2020 armv7l GNU/Linu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4-3</text:p>
          </table:table-cell>
          <table:table-cell office:value-type="string" calcext:value-type="string">
            <text:p>armv7l</text:p>
          </table:table-cell>
          <table:table-cell office:value-type="string" calcext:value-type="string">
            <text:p>Raspberry Pi 4 Model B Rev 1.1</text:p>
          </table:table-cell>
          <table:table-cell office:value-type="float" office:value="20120127" calcext:value-type="float">
            <text:p>20120127</text:p>
          </table:table-cell>
          <table:table-cell office:value-type="string" calcext:value-type="string">
            <text:p>Raspbian GNU/Linux 10 (buster)</text:p>
          </table:table-cell>
          <table:table-cell office:value-type="string" calcext:value-type="string">
            <text:p>Linux 5.4.51-v7l+</text:p>
          </table:table-cell>
          <table:table-cell/>
          <table:table-cell office:value-type="string" calcext:value-type="string">
            <text:p>Linux pi4-3 5.4.51-v7l+ #1333 SMP Mon Aug 10 16:51:40 BST 2020 armv7l GNU/Linu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ilke</text:p>
          </table:table-cell>
          <table:table-cell office:value-type="string" calcext:value-type="string">
            <text:p>aarch64</text:p>
          </table:table-cell>
          <table:table-cell office:value-type="string" calcext:value-type="string">
            <text:p>Raspberry Pi 4 Model B Rev 1.1</text:p>
          </table:table-cell>
          <table:table-cell office:value-type="float" office:value="20120127" calcext:value-type="float">
            <text:p>20120127</text:p>
          </table:table-cell>
          <table:table-cell office:value-type="string" calcext:value-type="string">
            <text:p>Debian GNU/Linux 10 (buster)</text:p>
          </table:table-cell>
          <table:table-cell office:value-type="string" calcext:value-type="string">
            <text:p>Linux 5.10.5-v8+</text:p>
          </table:table-cell>
          <table:table-cell/>
          <table:table-cell office:value-type="string" calcext:value-type="string">
            <text:p>Linux silke 5.10.5-v8+ #1392 SMP PREEMPT Sat Jan 9 18:56:30 GMT 2021 aarch64 GNU/Linux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20120228" calcext:value-type="float">
            <text:p>20120228</text:p>
          </table:table-cell>
          <table:table-cell/>
          <table:table-cell office:value-type="string" calcext:value-type="string">
            <text:p>Linux 5.10.11-v8+</text:p>
          </table:table-cell>
          <table:table-cell/>
          <table:table-cell office:value-type="string" calcext:value-type="string">
            <text:p>Linux silke 5.10.11-v8+ #1399 SMP PREEMPT Thu Jan 28 12:14:03 GMT 2021 aarch64 GNU/Linu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livia</text:p>
          </table:table-cell>
          <table:table-cell office:value-type="string" calcext:value-type="string">
            <text:p>x86_64</text:p>
          </table:table-cell>
          <table:table-cell office:value-type="string" calcext:value-type="string">
            <text:p>Intel(R) Core(TM) i7-4710HQ CPU @ 2.50GHz</text:p>
          </table:table-cell>
          <table:table-cell office:value-type="float" office:value="20120127" calcext:value-type="float">
            <text:p>20120127</text:p>
          </table:table-cell>
          <table:table-cell office:value-type="string" calcext:value-type="string">
            <text:p>Debian GNU/Linux 10 (buster)</text:p>
          </table:table-cell>
          <table:table-cell office:value-type="string" calcext:value-type="string">
            <text:p>Linux 4.19.0-13-amd64</text:p>
          </table:table-cell>
          <table:table-cell/>
          <table:table-cell office:value-type="string" calcext:value-type="string">
            <text:p>Linux olivia 4.19.0-14-amd64 #1 SMP Debian 4.19.171-2 (2021-01-30) x86_64 GNU/Linu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4-2</text:p>
          </table:table-cell>
          <table:table-cell/>
          <table:table-cell table:style-name="ce45" office:value-type="string" calcext:value-type="string">
            <text:p>used as desktop, for reference</text:p>
          </table:table-cell>
          <table:table-cell table:number-columns-repeated="4"/>
          <table:table-cell office:value-type="string" calcext:value-type="string">
            <text:p>Linux pi4-2 5.4.72-v7l+ #1356 SMP Thu Oct 22 13:57:51 BST 2020 armv7l GNU/Linux</text:p>
          </table:table-cell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5">00/00/0000</text:date>, <text:time style:data-style-name="N2" text:time-value="06:52:08.0582656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7T04:06:51.875238062</meta:creation-date>
    <dc:date>2021-04-05T05:08:20.728487319</dc:date>
    <meta:editing-duration>P15DT13H38M23S</meta:editing-duration>
    <meta:editing-cycles>99</meta:editing-cycles>
    <meta:generator>LibreOffice/6.1.5.2$Linux_ARM_EABI LibreOffice_project/10$Build-2</meta:generator>
    <meta:document-statistic meta:table-count="4" meta:cell-count="3943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4cm" svg:height="9.006cm" xlink:href=".." xlink:type="simple" chart:class="chart:bar" chart:style-name="ch1">
        <chart:legend chart:legend-position="end" svg:x="14.27cm" svg:y="3.955cm" style:legend-expansion="high" chart:style-name="ch2"/>
        <chart:plot-area chart:style-name="ch3" table:cell-range-address="Profiles.A28:Profiles.H30" chart:data-source-has-labels="both" svg:x="0.32cm" svg:y="0.18cm" svg:width="13.63cm" svg:height="8.646cm">
          <chartooo:coordinate-region svg:x="1.418cm" svg:y="0.18cm" svg:width="12.532cm" svg:height="6.026cm"/>
          <chart:axis chart:dimension="x" chart:name="primary-x" chart:style-name="ch4" chartooo:axis-type="auto">
            <chartooo:date-scale/>
            <chart:categories table:cell-range-address="Profiles.B28:Profiles.H2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rofiles.B29:Profiles.H29" chart:label-cell-address="Profiles.A29:Profiles.A29" chart:class="chart:bar">
            <chart:data-point chart:repeated="7"/>
          </chart:series>
          <chart:series chart:style-name="ch8" chart:values-cell-range-address="Profiles.B30:Profiles.H30" chart:label-cell-address="Profiles.A30:Profiles.A30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</text:p>
                <draw:g>
                  <svg:desc>Profiles.B28:Profiles.H28</svg:desc>
                </draw:g>
              </table:table-cell>
              <table:table-cell office:value-type="string">
                <text:p>Kernel1</text:p>
              </table:table-cell>
              <table:table-cell office:value-type="string">
                <text:p>Kernel2 1 QPU</text:p>
              </table:table-cell>
              <table:table-cell office:value-type="string">
                <text:p>Kernel2 4 QPUs</text:p>
              </table:table-cell>
              <table:table-cell office:value-type="string">
                <text:p>Kernel2 8 QPUs</text:p>
              </table:table-cell>
              <table:table-cell office:value-type="string">
                <text:p>Kernel2 12 QPUs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Pi3</text:p>
                <draw:g>
                  <svg:desc>Profiles.A29:Profiles.A29</svg:desc>
                </draw:g>
              </table:table-cell>
              <table:table-cell office:value-type="float" office:value="0.020532">
                <text:p>0.020532</text:p>
                <draw:g>
                  <svg:desc>Profiles.B29:Profiles.H29</svg:desc>
                </draw:g>
              </table:table-cell>
              <table:table-cell office:value-type="float" office:value="0.032531">
                <text:p>0.032531</text:p>
              </table:table-cell>
              <table:table-cell office:value-type="float" office:value="0.015441">
                <text:p>0.015441</text:p>
              </table:table-cell>
              <table:table-cell office:value-type="float" office:value="0.013367">
                <text:p>0.013367</text:p>
              </table:table-cell>
              <table:table-cell office:value-type="float" office:value="0.013368">
                <text:p>0.013368</text:p>
              </table:table-cell>
              <table:table-cell office:value-type="float" office:value="0.013386">
                <text:p>0.0133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i4-64</text:p>
                <draw:g>
                  <svg:desc>Profiles.A30:Profiles.A30</svg:desc>
                </draw:g>
              </table:table-cell>
              <table:table-cell office:value-type="float" office:value="0.008814">
                <text:p>0.008814</text:p>
                <draw:g>
                  <svg:desc>Profiles.B30:Profiles.H30</svg:desc>
                </draw:g>
              </table:table-cell>
              <table:table-cell office:value-type="float" office:value="0.008867">
                <text:p>0.008867</text:p>
              </table:table-cell>
              <table:table-cell office:value-type="float" office:value="0.00566">
                <text:p>0.00566</text:p>
              </table:table-cell>
              <table:table-cell office:value-type="float" office:value="NaN">
                <text:p>NaN</text:p>
              </table:table-cell>
              <table:table-cell office:value-type="float" office:value="0.001803">
                <text:p>0.001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ARM_EABI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2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967cm" svg:height="9.008cm" xlink:href=".." xlink:type="simple" chart:class="chart:bar" chart:style-name="ch1">
        <chart:legend chart:legend-position="end" svg:x="15.989cm" svg:y="3.209cm" style:legend-expansion="high" chart:style-name="ch2"/>
        <chart:plot-area chart:style-name="ch3" table:cell-range-address="Profiles.A4:Profiles.F9" chart:data-source-has-labels="both" svg:x="0.379cm" svg:y="0.18cm" svg:width="15.231cm" svg:height="8.648cm">
          <chartooo:coordinate-region svg:x="1cm" svg:y="0.379cm" svg:width="14.61cm" svg:height="7.802cm"/>
          <chart:axis chart:dimension="x" chart:name="primary-x" chart:style-name="ch4" chartooo:axis-type="auto">
            <chartooo:date-scale/>
            <chart:categories table:cell-range-address="Profiles.B4:Profiles.F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rofiles.B5:Profiles.F5" chart:label-cell-address="Profiles.A5:Profiles.A5" chart:class="chart:bar">
            <chart:data-point chart:repeated="5"/>
          </chart:series>
          <chart:series chart:style-name="ch8" chart:values-cell-range-address="Profiles.B6:Profiles.F6" chart:label-cell-address="Profiles.A6:Profiles.A6" chart:class="chart:bar">
            <chart:data-point chart:repeated="5"/>
          </chart:series>
          <chart:series chart:style-name="ch9" chart:values-cell-range-address="Profiles.B7:Profiles.F7" chart:label-cell-address="Profiles.A7:Profiles.A7" chart:class="chart:bar">
            <chart:data-point chart:repeated="5"/>
          </chart:series>
          <chart:series chart:style-name="ch10" chart:values-cell-range-address="Profiles.B8:Profiles.F8" chart:label-cell-address="Profiles.A8:Profiles.A8" chart:class="chart:bar">
            <chart:data-point chart:repeated="5"/>
          </chart:series>
          <chart:series chart:style-name="ch11" chart:values-cell-range-address="Profiles.B9:Profiles.F9" chart:label-cell-address="Profiles.A9:Profiles.A9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</text:p>
                <draw:g>
                  <svg:desc>Profiles.B4:Profiles.F4</svg:desc>
                </draw:g>
              </table:table-cell>
              <table:table-cell office:value-type="string">
                <text:p>dotvector</text:p>
              </table:table-cell>
              <table:table-cell office:value-type="string">
                <text:p>1248 rotate</text:p>
              </table:table-cell>
              <table:table-cell office:value-type="string">
                <text:p>prefetch</text:p>
              </table:table-cell>
              <table:table-cell office:value-type="string">
                <text:p>8 QPUs</text:p>
              </table:table-cell>
            </table:table-row>
          </table:table-header-rows>
          <table:table-rows>
            <table:table-row>
              <table:table-cell office:value-type="string">
                <text:p>Intel I7</text:p>
                <draw:g>
                  <svg:desc>Profiles.A5:Profiles.A5</svg:desc>
                </draw:g>
              </table:table-cell>
              <table:table-cell office:value-type="float" office:value="3.092124">
                <text:p>3.092124</text:p>
                <draw:g>
                  <svg:desc>Profiles.B5:Profiles.F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i3 dummy</text:p>
                <draw:g>
                  <svg:desc>Profiles.A6:Profiles.A6</svg:desc>
                </draw:g>
              </table:table-cell>
              <table:table-cell office:value-type="float" office:value="NaN">
                <text:p>NaN</text:p>
                <draw:g>
                  <svg:desc>Profiles.B6:Profiles.F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4.431674">
                <text:p>4.431674</text:p>
              </table:table-cell>
              <table:table-cell office:value-type="float" office:value="4.430315">
                <text:p>4.430315</text:p>
              </table:table-cell>
              <table:table-cell office:value-type="float" office:value="0.51924">
                <text:p>0.51924</text:p>
              </table:table-cell>
            </table:table-row>
            <table:table-row>
              <table:table-cell office:value-type="string">
                <text:p>Pi3</text:p>
                <draw:g>
                  <svg:desc>Profiles.A7:Profiles.A7</svg:desc>
                </draw:g>
              </table:table-cell>
              <table:table-cell office:value-type="float" office:value="108.644453">
                <text:p>108.644453</text:p>
                <draw:g>
                  <svg:desc>Profiles.B7:Profiles.F7</svg:desc>
                </draw:g>
              </table:table-cell>
              <table:table-cell office:value-type="float" office:value="49.398058">
                <text:p>49.398058</text:p>
              </table:table-cell>
              <table:table-cell office:value-type="float" office:value="46.243967">
                <text:p>46.243967</text:p>
              </table:table-cell>
              <table:table-cell office:value-type="float" office:value="6.907181">
                <text:p>6.907181</text:p>
              </table:table-cell>
              <table:table-cell office:value-type="float" office:value="1.272363">
                <text:p>1.272363</text:p>
              </table:table-cell>
            </table:table-row>
            <table:table-row>
              <table:table-cell office:value-type="string">
                <text:p>Pi4-64</text:p>
                <draw:g>
                  <svg:desc>Profiles.A8:Profiles.A8</svg:desc>
                </draw:g>
              </table:table-cell>
              <table:table-cell office:value-type="float" office:value="13.497253">
                <text:p>13.497253</text:p>
                <draw:g>
                  <svg:desc>Profiles.B8:Profiles.F8</svg:desc>
                </draw:g>
              </table:table-cell>
              <table:table-cell office:value-type="float" office:value="16.010355">
                <text:p>16.010355</text:p>
              </table:table-cell>
              <table:table-cell office:value-type="float" office:value="12.905957">
                <text:p>12.905957</text:p>
              </table:table-cell>
              <table:table-cell office:value-type="float" office:value="2.718919">
                <text:p>2.718919</text:p>
              </table:table-cell>
              <table:table-cell office:value-type="float" office:value="0.408764">
                <text:p>0.408764</text:p>
              </table:table-cell>
            </table:table-row>
            <table:table-row>
              <table:table-cell office:value-type="string">
                <text:p>Pi4-64 dummy</text:p>
                <draw:g>
                  <svg:desc>Profiles.A9:Profiles.A9</svg:desc>
                </draw:g>
              </table:table-cell>
              <table:table-cell office:value-type="float" office:value="NaN">
                <text:p>NaN</text:p>
                <draw:g>
                  <svg:desc>Profiles.B9:Profiles.F9</svg:desc>
                </draw:g>
              </table:table-cell>
              <table:table-cell office:value-type="float" office:value="3.936095">
                <text:p>3.936095</text:p>
              </table:table-cell>
              <table:table-cell office:value-type="float" office:value="3.094523">
                <text:p>3.094523</text:p>
              </table:table-cell>
              <table:table-cell office:value-type="float" office:value="2.062061">
                <text:p>2.062061</text:p>
              </table:table-cell>
              <table:table-cell office:value-type="float" office:value="0.261619">
                <text:p>0.26161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ARM_EABI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4cm" svg:height="9.006cm" xlink:href=".." xlink:type="simple" chart:class="chart:bar" chart:style-name="ch1">
        <chart:legend chart:legend-position="end" svg:x="14.27cm" svg:y="3.955cm" style:legend-expansion="high" chart:style-name="ch2"/>
        <chart:plot-area chart:style-name="ch3" table:cell-range-address="Profiles.A50:Profiles.E52" chart:data-source-has-labels="both" svg:x="0.32cm" svg:y="0.18cm" svg:width="13.63cm" svg:height="8.646cm">
          <chartooo:coordinate-region svg:x="0.756cm" svg:y="0.379cm" svg:width="13.194cm" svg:height="7.8cm"/>
          <chart:axis chart:dimension="x" chart:name="primary-x" chart:style-name="ch4" chartooo:axis-type="auto">
            <chartooo:date-scale/>
            <chart:categories table:cell-range-address="Profiles.B50:Profiles.E5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rofiles.B51:Profiles.E51" chart:label-cell-address="Profiles.A51:Profiles.A51" chart:class="chart:bar">
            <chart:data-point chart:repeated="4"/>
          </chart:series>
          <chart:series chart:style-name="ch8" chart:values-cell-range-address="Profiles.B52:Profiles.E52" chart:label-cell-address="Profiles.A52:Profiles.A52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</text:p>
                <draw:g>
                  <svg:desc>Profiles.B50:Profiles.E50</svg:desc>
                </draw:g>
              </table:table-cell>
              <table:table-cell office:value-type="string">
                <text:p>single</text:p>
              </table:table-cell>
              <table:table-cell office:value-type="string">
                <text:p>Multi 1 QPU</text:p>
              </table:table-cell>
              <table:table-cell office:value-type="string">
                <text:p>Multi 8 QPUs</text:p>
              </table:table-cell>
            </table:table-row>
          </table:table-header-rows>
          <table:table-rows>
            <table:table-row>
              <table:table-cell office:value-type="string">
                <text:p>pi3</text:p>
                <draw:g>
                  <svg:desc>Profiles.A51:Profiles.A51</svg:desc>
                </draw:g>
              </table:table-cell>
              <table:table-cell office:value-type="float" office:value="7.075472">
                <text:p>7.075472</text:p>
                <draw:g>
                  <svg:desc>Profiles.B51:Profiles.E51</svg:desc>
                </draw:g>
              </table:table-cell>
              <table:table-cell office:value-type="float" office:value="3.002719">
                <text:p>3.002719</text:p>
              </table:table-cell>
              <table:table-cell office:value-type="float" office:value="2.979217">
                <text:p>2.979217</text:p>
              </table:table-cell>
              <table:table-cell office:value-type="float" office:value="0.585395">
                <text:p>0.585395</text:p>
              </table:table-cell>
            </table:table-row>
            <table:table-row>
              <table:table-cell office:value-type="string">
                <text:p>Pi4-64</text:p>
                <draw:g>
                  <svg:desc>Profiles.A52:Profiles.A52</svg:desc>
                </draw:g>
              </table:table-cell>
              <table:table-cell office:value-type="float" office:value="2.632804">
                <text:p>2.632804</text:p>
                <draw:g>
                  <svg:desc>Profiles.B52:Profiles.E52</svg:desc>
                </draw:g>
              </table:table-cell>
              <table:table-cell office:value-type="float" office:value="1.991902">
                <text:p>1.991902</text:p>
              </table:table-cell>
              <table:table-cell office:value-type="float" office:value="2.012528">
                <text:p>2.012528</text:p>
              </table:table-cell>
              <table:table-cell office:value-type="float" office:value="0.311534">
                <text:p>0.31153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ARM_EABI LibreOffice_project/1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4cm" svg:height="9.006cm" xlink:href=".." xlink:type="simple" chart:class="chart:bar" chart:style-name="ch1">
        <chart:legend chart:legend-position="end" svg:x="11.756cm" svg:y="3.457cm" style:legend-expansion="high" chart:style-name="ch2"/>
        <chart:plot-area chart:style-name="ch3" table:cell-range-address="Profiles.A78:Profiles.F82" chart:data-source-has-labels="both" svg:x="0.32cm" svg:y="0.18cm" svg:width="11.116cm" svg:height="8.646cm">
          <chartooo:coordinate-region svg:x="1.047cm" svg:y="0.38cm" svg:width="10.389cm" svg:height="7.799cm"/>
          <chart:axis chart:dimension="x" chart:name="primary-x" chart:style-name="ch4" chartooo:axis-type="auto">
            <chartooo:date-scale/>
            <chart:categories table:cell-range-address="Profiles.B78:Profiles.F7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rofiles.B79:Profiles.F79" chart:label-cell-address="Profiles.A79:Profiles.A79" chart:class="chart:bar">
            <chart:data-point chart:repeated="5"/>
          </chart:series>
          <chart:series chart:style-name="ch8" chart:values-cell-range-address="Profiles.B80:Profiles.F80" chart:label-cell-address="Profiles.A80:Profiles.A80" chart:class="chart:bar">
            <chart:data-point chart:repeated="5"/>
          </chart:series>
          <chart:series chart:style-name="ch9" chart:values-cell-range-address="Profiles.B81:Profiles.F81" chart:label-cell-address="Profiles.A81:Profiles.A81" chart:class="chart:bar">
            <chart:data-point chart:repeated="5"/>
          </chart:series>
          <chart:series chart:style-name="ch10" chart:values-cell-range-address="Profiles.B82:Profiles.F82" chart:label-cell-address="Profiles.A82:Profiles.A82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QPU</text:p>
                <draw:g>
                  <svg:desc>Profiles.B78:Profiles.F78</svg:desc>
                </draw:g>
              </table:table-cell>
              <table:table-cell office:value-type="string">
                <text:p>2 QPUs</text:p>
              </table:table-cell>
              <table:table-cell office:value-type="string">
                <text:p>4 QPUs</text:p>
              </table:table-cell>
              <table:table-cell office:value-type="string">
                <text:p>8 QPUs</text:p>
              </table:table-cell>
              <table:table-cell office:value-type="string">
                <text:p>12 QPUs</text:p>
              </table:table-cell>
            </table:table-row>
          </table:table-header-rows>
          <table:table-rows>
            <table:table-row>
              <table:table-cell office:value-type="string">
                <text:p>DMA 1 QPU kernel</text:p>
                <draw:g>
                  <svg:desc>Profiles.A79:Profiles.A79</svg:desc>
                </draw:g>
              </table:table-cell>
              <table:table-cell office:value-type="float" office:value="0.170312">
                <text:p>0.170312</text:p>
                <draw:g>
                  <svg:desc>Profiles.B79:Profiles.F79</svg:desc>
                </draw:g>
              </table:table-cell>
              <table:table-cell office:value-type="float" office:value="0.193194">
                <text:p>0.193194</text:p>
              </table:table-cell>
              <table:table-cell office:value-type="float" office:value="0.326194">
                <text:p>0.326194</text:p>
              </table:table-cell>
              <table:table-cell office:value-type="float" office:value="0.652056">
                <text:p>0.652056</text:p>
              </table:table-cell>
              <table:table-cell office:value-type="float" office:value="0.978683">
                <text:p>0.978683</text:p>
              </table:table-cell>
            </table:table-row>
            <table:table-row>
              <table:table-cell office:value-type="string">
                <text:p>TMU 1 QPU kernel</text:p>
                <draw:g>
                  <svg:desc>Profiles.A80:Profiles.A80</svg:desc>
                </draw:g>
              </table:table-cell>
              <table:table-cell office:value-type="float" office:value="0.116388">
                <text:p>0.116388</text:p>
                <draw:g>
                  <svg:desc>Profiles.B80:Profiles.F80</svg:desc>
                </draw:g>
              </table:table-cell>
              <table:table-cell office:value-type="float" office:value="0.143072">
                <text:p>0.143072</text:p>
              </table:table-cell>
              <table:table-cell office:value-type="float" office:value="0.273717">
                <text:p>0.273717</text:p>
              </table:table-cell>
              <table:table-cell office:value-type="float" office:value="0.546734">
                <text:p>0.546734</text:p>
              </table:table-cell>
              <table:table-cell office:value-type="float" office:value="0.819782">
                <text:p>0.819782</text:p>
              </table:table-cell>
            </table:table-row>
            <table:table-row>
              <table:table-cell office:value-type="string">
                <text:p>DMA multi QPU kernel</text:p>
                <draw:g>
                  <svg:desc>Profiles.A81:Profiles.A81</svg:desc>
                </draw:g>
              </table:table-cell>
              <table:table-cell office:value-type="float" office:value="0.169547">
                <text:p>0.169547</text:p>
                <draw:g>
                  <svg:desc>Profiles.B81:Profiles.F81</svg:desc>
                </draw:g>
              </table:table-cell>
              <table:table-cell office:value-type="float" office:value="0.095414">
                <text:p>0.095414</text:p>
              </table:table-cell>
              <table:table-cell office:value-type="float" office:value="0.08213">
                <text:p>0.08213</text:p>
              </table:table-cell>
              <table:table-cell office:value-type="float" office:value="0.082325">
                <text:p>0.082325</text:p>
              </table:table-cell>
              <table:table-cell office:value-type="float" office:value="0.082253">
                <text:p>0.082253</text:p>
              </table:table-cell>
            </table:table-row>
            <table:table-row>
              <table:table-cell office:value-type="string">
                <text:p>TMU multi QPU kernel</text:p>
                <draw:g>
                  <svg:desc>Profiles.A82:Profiles.A82</svg:desc>
                </draw:g>
              </table:table-cell>
              <table:table-cell office:value-type="float" office:value="0.115114">
                <text:p>0.115114</text:p>
                <draw:g>
                  <svg:desc>Profiles.B82:Profiles.F82</svg:desc>
                </draw:g>
              </table:table-cell>
              <table:table-cell office:value-type="float" office:value="0.074205">
                <text:p>0.074205</text:p>
              </table:table-cell>
              <table:table-cell office:value-type="float" office:value="0.068838">
                <text:p>0.068838</text:p>
              </table:table-cell>
              <table:table-cell office:value-type="float" office:value="0.06886">
                <text:p>0.06886</text:p>
              </table:table-cell>
              <table:table-cell office:value-type="float" office:value="0.068878">
                <text:p>0.06887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ARM_EABI LibreOffice_project/1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4cm" svg:height="9.006cm" xlink:href=".." xlink:type="simple" chart:class="chart:bar" chart:style-name="ch1">
        <chart:title svg:x="4.506cm" svg:y="0.316cm" chart:style-name="ch2">
          <text:p>Percentage change execution time</text:p>
        </chart:title>
        <chart:legend chart:legend-position="end" svg:x="14.482cm" svg:y="3.955cm" style:legend-expansion="high" chart:style-name="ch3"/>
        <chart:plot-area chart:style-name="ch4" table:cell-range-address="Profiles.A96:Profiles.C98" chart:data-source-has-labels="both" svg:x="1.331cm" svg:y="1.275cm" svg:width="12.831cm" svg:height="7.551cm">
          <chartooo:coordinate-region svg:x="2.138cm" svg:y="1.474cm" svg:width="12.024cm" svg:height="6.705cm"/>
          <chart:axis chart:dimension="x" chart:name="primary-x" chart:style-name="ch5" chartooo:axis-type="auto">
            <chartooo:date-scale/>
            <chart:categories table:cell-range-address="Profiles.B96:Profiles.C96"/>
          </chart:axis>
          <chart:axis chart:dimension="y" chart:name="primary-y" chart:style-name="ch6">
            <chart:title svg:x="0.451cm" svg:y="5.253cm" chart:style-name="ch7">
              <text:p>%</text:p>
            </chart:title>
            <chart:grid chart:style-name="ch8" chart:class="major"/>
          </chart:axis>
          <chart:series chart:style-name="ch9" chart:values-cell-range-address="Profiles.B97:Profiles.C97" chart:label-cell-address="Profiles.A97:Profiles.A97" chart:class="chart:bar">
            <chart:data-point chart:repeated="2"/>
          </chart:series>
          <chart:series chart:style-name="ch10" chart:values-cell-range-address="Profiles.B98:Profiles.C98" chart:label-cell-address="Profiles.A98:Profiles.A98" chart:class="chart:ba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trix</text:p>
                <draw:g>
                  <svg:desc>Profiles.B96:Profiles.C96</svg:desc>
                </draw:g>
              </table:table-cell>
              <table:table-cell office:value-type="string">
                <text:p>Rot3D</text:p>
              </table:table-cell>
            </table:table-row>
          </table:table-header-rows>
          <table:table-rows>
            <table:table-row>
              <table:table-cell office:value-type="string">
                <text:p>DMA</text:p>
                <draw:g>
                  <svg:desc>Profiles.A97:Profiles.A97</svg:desc>
                </draw:g>
              </table:table-cell>
              <table:table-cell office:value-type="float" office:value="100">
                <text:p>100</text:p>
                <draw:g>
                  <svg:desc>Profiles.B97:Profiles.C97</svg:desc>
                </draw:g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TMU</text:p>
                <draw:g>
                  <svg:desc>Profiles.A98:Profiles.A98</svg:desc>
                </draw:g>
              </table:table-cell>
              <table:table-cell office:value-type="float" office:value="47.5003454750954">
                <text:p>47.5003454750954</text:p>
                <draw:g>
                  <svg:desc>Profiles.B98:Profiles.C98</svg:desc>
                </draw:g>
              </table:table-cell>
              <table:table-cell office:value-type="float" office:value="68.3381088825215">
                <text:p>68.338108882521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ARM_EABI LibreOffice_project/1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049cm" svg:y="3.703cm" style:legend-expansion="high" chart:style-name="ch2"/>
        <chart:plot-area chart:style-name="ch3" table:cell-range-address="Timing.H199:Timing.R202" chart:data-source-has-labels="both" svg:x="0.32cm" svg:y="0.18cm" svg:width="12.409cm" svg:height="8.64cm">
          <chartooo:coordinate-region svg:x="1.232cm" svg:y="0.379cm" svg:width="11.497cm" svg:height="7.794cm"/>
          <chart:axis chart:dimension="x" chart:name="primary-x" chart:style-name="ch4" chartooo:axis-type="auto">
            <chartooo:date-scale/>
            <chart:categories table:cell-range-address="Timing.I199:Timing.R19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iming.I200:Timing.R200" chart:label-cell-address="Timing.H200:Timing.H200" chart:class="chart:bar">
            <chart:data-point chart:repeated="10"/>
          </chart:series>
          <chart:series chart:style-name="ch8" chart:values-cell-range-address="Timing.I201:Timing.R201" chart:label-cell-address="Timing.H201:Timing.H201" chart:class="chart:bar">
            <chart:data-point chart:repeated="10"/>
          </chart:series>
          <chart:series chart:style-name="ch9" chart:values-cell-range-address="Timing.I202:Timing.R202" chart:label-cell-address="Timing.H202:Timing.H202" chart:class="chart:ba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6">
                <text:p>16</text:p>
                <draw:g>
                  <svg:desc>Timing.I199:Timing.R199</svg:desc>
                </draw:g>
              </table:table-cell>
              <table:table-cell office:value-type="float" office:value="48">
                <text:p>48</text:p>
              </table:table-cell>
              <table:table-cell office:value-type="float" office:value="80">
                <text:p>80</text:p>
              </table:table-cell>
              <table:table-cell office:value-type="float" office:value="112">
                <text:p>112</text:p>
              </table:table-cell>
              <table:table-cell office:value-type="float" office:value="144">
                <text:p>144</text:p>
              </table:table-cell>
              <table:table-cell office:value-type="float" office:value="176">
                <text:p>176</text:p>
              </table:table-cell>
              <table:table-cell office:value-type="float" office:value="208">
                <text:p>208</text:p>
              </table:table-cell>
              <table:table-cell office:value-type="float" office:value="240">
                <text:p>240</text:p>
              </table:table-cell>
              <table:table-cell office:value-type="float" office:value="272">
                <text:p>272</text:p>
              </table:table-cell>
              <table:table-cell office:value-type="float" office:value="304">
                <text:p>304</text:p>
              </table:table-cell>
            </table:table-row>
          </table:table-header-rows>
          <table:table-rows>
            <table:table-row>
              <table:table-cell office:value-type="string">
                <text:p>matrix mult</text:p>
                <draw:g>
                  <svg:desc>Timing.H200:Timing.H200</svg:desc>
                </draw:g>
              </table:table-cell>
              <table:table-cell office:value-type="float" office:value="0.003205">
                <text:p>0.003205</text:p>
                <draw:g>
                  <svg:desc>Timing.I200:Timing.R200</svg:desc>
                </draw:g>
              </table:table-cell>
              <table:table-cell office:value-type="float" office:value="0.003484">
                <text:p>0.003484</text:p>
              </table:table-cell>
              <table:table-cell office:value-type="float" office:value="0.003631">
                <text:p>0.003631</text:p>
              </table:table-cell>
              <table:table-cell office:value-type="float" office:value="0.003795">
                <text:p>0.003795</text:p>
              </table:table-cell>
              <table:table-cell office:value-type="float" office:value="0.003918">
                <text:p>0.003918</text:p>
              </table:table-cell>
              <table:table-cell office:value-type="float" office:value="0.004371">
                <text:p>0.004371</text:p>
              </table:table-cell>
              <table:table-cell office:value-type="float" office:value="0.00555">
                <text:p>0.00555</text:p>
              </table:table-cell>
              <table:table-cell office:value-type="float" office:value="0.006194">
                <text:p>0.006194</text:p>
              </table:table-cell>
              <table:table-cell office:value-type="float" office:value="0.006648">
                <text:p>0.006648</text:p>
              </table:table-cell>
              <table:table-cell office:value-type="float" office:value="0.009613">
                <text:p>0.009613</text:p>
              </table:table-cell>
            </table:table-row>
            <table:table-row>
              <table:table-cell office:value-type="string">
                <text:p>inline complex</text:p>
                <draw:g>
                  <svg:desc>Timing.H201:Timing.H201</svg:desc>
                </draw:g>
              </table:table-cell>
              <table:table-cell office:value-type="float" office:value="0.003964">
                <text:p>0.003964</text:p>
                <draw:g>
                  <svg:desc>Timing.I201:Timing.R201</svg:desc>
                </draw:g>
              </table:table-cell>
              <table:table-cell office:value-type="float" office:value="0.006102">
                <text:p>0.006102</text:p>
              </table:table-cell>
              <table:table-cell office:value-type="float" office:value="0.008257">
                <text:p>0.008257</text:p>
              </table:table-cell>
              <table:table-cell office:value-type="float" office:value="0.00994">
                <text:p>0.00994</text:p>
              </table:table-cell>
              <table:table-cell office:value-type="float" office:value="0.01222">
                <text:p>0.01222</text:p>
              </table:table-cell>
              <table:table-cell office:value-type="float" office:value="0.018153">
                <text:p>0.018153</text:p>
              </table:table-cell>
              <table:table-cell office:value-type="float" office:value="0.047119">
                <text:p>0.047119</text:p>
              </table:table-cell>
              <table:table-cell office:value-type="float" office:value="0.053517">
                <text:p>0.053517</text:p>
              </table:table-cell>
              <table:table-cell office:value-type="float" office:value="0.060098">
                <text:p>0.060098</text:p>
              </table:table-cell>
              <table:table-cell office:value-type="float" office:value="0.07089">
                <text:p>0.07089</text:p>
              </table:table-cell>
            </table:table-row>
            <table:table-row>
              <table:table-cell office:value-type="string">
                <text:p>inline float</text:p>
                <draw:g>
                  <svg:desc>Timing.H202:Timing.H202</svg:desc>
                </draw:g>
              </table:table-cell>
              <table:table-cell office:value-type="float" office:value="0.003467">
                <text:p>0.003467</text:p>
                <draw:g>
                  <svg:desc>Timing.I202:Timing.R202</svg:desc>
                </draw:g>
              </table:table-cell>
              <table:table-cell office:value-type="float" office:value="0.005413">
                <text:p>0.005413</text:p>
              </table:table-cell>
              <table:table-cell office:value-type="float" office:value="0.007299">
                <text:p>0.007299</text:p>
              </table:table-cell>
              <table:table-cell office:value-type="float" office:value="0.008752">
                <text:p>0.008752</text:p>
              </table:table-cell>
              <table:table-cell office:value-type="float" office:value="0.010836">
                <text:p>0.010836</text:p>
              </table:table-cell>
              <table:table-cell office:value-type="float" office:value="0.014932">
                <text:p>0.014932</text:p>
              </table:table-cell>
              <table:table-cell office:value-type="float" office:value="0.041515">
                <text:p>0.041515</text:p>
              </table:table-cell>
              <table:table-cell office:value-type="float" office:value="0.046905">
                <text:p>0.046905</text:p>
              </table:table-cell>
              <table:table-cell office:value-type="float" office:value="0.054444">
                <text:p>0.054444</text:p>
              </table:table-cell>
              <table:table-cell office:value-type="float" office:value="0.058909">
                <text:p>0.05890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ARM_EABI LibreOffice_project/1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9.225cm" svg:height="10.175cm" xlink:href=".." xlink:type="simple" chart:class="chart:bar" chart:style-name="ch1">
        <chart:title svg:x="6.989cm" svg:y="0.339cm" chart:style-name="ch2">
          <text:p>Matrix mult - 10 iterations</text:p>
        </chart:title>
        <chart:subtitle svg:x="7.795cm" svg:y="1.321cm" chart:style-name="ch3">
          <text:p>vc4 -n=12, v3d -n=8</text:p>
        </chart:subtitle>
        <chart:legend chart:legend-position="end" svg:x="18.02cm" svg:y="4.041cm" style:legend-expansion="high" chart:style-name="ch4"/>
        <chart:plot-area chart:style-name="ch5" table:cell-range-address="Timing.H357:Timing.R361" chart:data-source-has-labels="both" svg:x="1.395cm" svg:y="2.207cm" svg:width="16.241cm" svg:height="6.784cm">
          <chartooo:coordinate-region svg:x="2.493cm" svg:y="2.406cm" svg:width="15.143cm" svg:height="5.938cm"/>
          <chart:axis chart:dimension="x" chart:name="primary-x" chart:style-name="ch6" chartooo:axis-type="auto">
            <chartooo:date-scale/>
            <chart:title svg:x="8.227cm" svg:y="9.194cm" chart:style-name="ch7">
              <text:p>Matrix dimension</text:p>
            </chart:title>
            <chart:categories table:cell-range-address="Timing.I357:Timing.R357"/>
          </chart:axis>
          <chart:axis chart:dimension="y" chart:name="primary-y" chart:style-name="ch8">
            <chart:title svg:x="0.451cm" svg:y="6.291cm" chart:style-name="ch9">
              <text:p>Seconds</text:p>
            </chart:title>
            <chart:grid chart:style-name="ch10" chart:class="major"/>
          </chart:axis>
          <chart:series chart:style-name="ch11" chart:values-cell-range-address="Timing.I358:Timing.R358" chart:label-cell-address="Timing.H358:Timing.H358" chart:class="chart:bar">
            <chart:data-point chart:repeated="10"/>
          </chart:series>
          <chart:series chart:style-name="ch12" chart:values-cell-range-address="Timing.I359:Timing.R359" chart:label-cell-address="Timing.H359:Timing.H359" chart:class="chart:bar">
            <chart:data-point chart:repeated="10"/>
          </chart:series>
          <chart:series chart:style-name="ch13" chart:values-cell-range-address="Timing.I360:Timing.R360" chart:label-cell-address="Timing.H360:Timing.H360" chart:class="chart:bar">
            <chart:data-point chart:repeated="10"/>
          </chart:series>
          <chart:series chart:style-name="ch14" chart:values-cell-range-address="Timing.I361:Timing.R361" chart:label-cell-address="Timing.H361:Timing.H361" chart:class="chart:bar">
            <chart:data-point chart:repeated="1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6">
                <text:p>16</text:p>
                <draw:g>
                  <svg:desc>Timing.I357:Timing.R357</svg:desc>
                </draw:g>
              </table:table-cell>
              <table:table-cell office:value-type="float" office:value="48">
                <text:p>48</text:p>
              </table:table-cell>
              <table:table-cell office:value-type="float" office:value="80">
                <text:p>80</text:p>
              </table:table-cell>
              <table:table-cell office:value-type="float" office:value="112">
                <text:p>112</text:p>
              </table:table-cell>
              <table:table-cell office:value-type="float" office:value="144">
                <text:p>144</text:p>
              </table:table-cell>
              <table:table-cell office:value-type="float" office:value="176">
                <text:p>176</text:p>
              </table:table-cell>
              <table:table-cell office:value-type="float" office:value="208">
                <text:p>208</text:p>
              </table:table-cell>
              <table:table-cell office:value-type="float" office:value="240">
                <text:p>240</text:p>
              </table:table-cell>
              <table:table-cell office:value-type="float" office:value="272">
                <text:p>272</text:p>
              </table:table-cell>
              <table:table-cell office:value-type="float" office:value="304">
                <text:p>304</text:p>
              </table:table-cell>
            </table:table-row>
          </table:table-header-rows>
          <table:table-rows>
            <table:table-row>
              <table:table-cell office:value-type="string">
                <text:p>pi1</text:p>
                <draw:g>
                  <svg:desc>Timing.H358:Timing.H358</svg:desc>
                </draw:g>
              </table:table-cell>
              <table:table-cell office:value-type="float" office:value="0.005854">
                <text:p>0.005854</text:p>
                <draw:g>
                  <svg:desc>Timing.I358:Timing.R358</svg:desc>
                </draw:g>
              </table:table-cell>
              <table:table-cell office:value-type="float" office:value="0.006329">
                <text:p>0.006329</text:p>
              </table:table-cell>
              <table:table-cell office:value-type="float" office:value="0.006731">
                <text:p>0.006731</text:p>
              </table:table-cell>
              <table:table-cell office:value-type="float" office:value="0.007711">
                <text:p>0.007711</text:p>
              </table:table-cell>
              <table:table-cell office:value-type="float" office:value="0.008032">
                <text:p>0.008032</text:p>
              </table:table-cell>
              <table:table-cell office:value-type="float" office:value="0.008537">
                <text:p>0.008537</text:p>
              </table:table-cell>
              <table:table-cell office:value-type="float" office:value="0.009337">
                <text:p>0.009337</text:p>
              </table:table-cell>
              <table:table-cell office:value-type="float" office:value="0.010306">
                <text:p>0.010306</text:p>
              </table:table-cell>
              <table:table-cell office:value-type="float" office:value="0.011167">
                <text:p>0.011167</text:p>
              </table:table-cell>
              <table:table-cell office:value-type="float" office:value="0.013397">
                <text:p>0.013397</text:p>
              </table:table-cell>
            </table:table-row>
            <table:table-row>
              <table:table-cell office:value-type="string">
                <text:p>pi2</text:p>
                <draw:g>
                  <svg:desc>Timing.H359:Timing.H359</svg:desc>
                </draw:g>
              </table:table-cell>
              <table:table-cell office:value-type="float" office:value="0.003205">
                <text:p>0.003205</text:p>
                <draw:g>
                  <svg:desc>Timing.I359:Timing.R359</svg:desc>
                </draw:g>
              </table:table-cell>
              <table:table-cell office:value-type="float" office:value="0.003484">
                <text:p>0.003484</text:p>
              </table:table-cell>
              <table:table-cell office:value-type="float" office:value="0.003631">
                <text:p>0.003631</text:p>
              </table:table-cell>
              <table:table-cell office:value-type="float" office:value="0.003795">
                <text:p>0.003795</text:p>
              </table:table-cell>
              <table:table-cell office:value-type="float" office:value="0.003918">
                <text:p>0.003918</text:p>
              </table:table-cell>
              <table:table-cell office:value-type="float" office:value="0.004371">
                <text:p>0.004371</text:p>
              </table:table-cell>
              <table:table-cell office:value-type="float" office:value="0.00555">
                <text:p>0.00555</text:p>
              </table:table-cell>
              <table:table-cell office:value-type="float" office:value="0.006194">
                <text:p>0.006194</text:p>
              </table:table-cell>
              <table:table-cell office:value-type="float" office:value="0.006648">
                <text:p>0.006648</text:p>
              </table:table-cell>
              <table:table-cell office:value-type="float" office:value="0.009613">
                <text:p>0.009613</text:p>
              </table:table-cell>
            </table:table-row>
            <table:table-row>
              <table:table-cell office:value-type="string">
                <text:p>pi3</text:p>
                <draw:g>
                  <svg:desc>Timing.H360:Timing.H360</svg:desc>
                </draw:g>
              </table:table-cell>
              <table:table-cell office:value-type="float" office:value="0.002477">
                <text:p>0.002477</text:p>
                <draw:g>
                  <svg:desc>Timing.I360:Timing.R360</svg:desc>
                </draw:g>
              </table:table-cell>
              <table:table-cell office:value-type="float" office:value="0.002679">
                <text:p>0.002679</text:p>
              </table:table-cell>
              <table:table-cell office:value-type="float" office:value="0.002754">
                <text:p>0.002754</text:p>
              </table:table-cell>
              <table:table-cell office:value-type="float" office:value="0.002935">
                <text:p>0.002935</text:p>
              </table:table-cell>
              <table:table-cell office:value-type="float" office:value="0.003146">
                <text:p>0.003146</text:p>
              </table:table-cell>
              <table:table-cell office:value-type="float" office:value="0.003509">
                <text:p>0.003509</text:p>
              </table:table-cell>
              <table:table-cell office:value-type="float" office:value="0.004621">
                <text:p>0.004621</text:p>
              </table:table-cell>
              <table:table-cell office:value-type="float" office:value="0.004977">
                <text:p>0.004977</text:p>
              </table:table-cell>
              <table:table-cell office:value-type="float" office:value="0.005453">
                <text:p>0.005453</text:p>
              </table:table-cell>
              <table:table-cell office:value-type="float" office:value="0.007625">
                <text:p>0.007625</text:p>
              </table:table-cell>
            </table:table-row>
            <table:table-row>
              <table:table-cell office:value-type="string">
                <text:p>pi4</text:p>
                <draw:g>
                  <svg:desc>Timing.H361:Timing.H361</svg:desc>
                </draw:g>
              </table:table-cell>
              <table:table-cell office:value-type="float" office:value="0.003428">
                <text:p>0.003428</text:p>
                <draw:g>
                  <svg:desc>Timing.I361:Timing.R36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0.003521">
                <text:p>0.003521</text:p>
              </table:table-cell>
              <table:table-cell office:value-type="float" office:value="NaN">
                <text:p>NaN</text:p>
              </table:table-cell>
              <table:table-cell office:value-type="float" office:value="0.004315">
                <text:p>0.004315</text:p>
              </table:table-cell>
              <table:table-cell office:value-type="float" office:value="NaN">
                <text:p>NaN</text:p>
              </table:table-cell>
              <table:table-cell office:value-type="float" office:value="0.004609">
                <text:p>0.004609</text:p>
              </table:table-cell>
              <table:table-cell office:value-type="float" office:value="NaN">
                <text:p>NaN</text:p>
              </table:table-cell>
              <table:table-cell office:value-type="float" office:value="0.006737">
                <text:p>0.00673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ARM_EABI LibreOffice_project/1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b3b3b3"/>
    </style:style>
    <style:style style:name="ch12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4.906cm" svg:height="11.742cm" xlink:href=".." xlink:type="simple" chart:class="chart:bar" chart:style-name="ch1">
        <chart:title svg:x="9.922cm" svg:y="0.37cm" chart:style-name="ch2">
          <text:p>Inline float - 10 iterations</text:p>
        </chart:title>
        <chart:subtitle svg:x="10.636cm" svg:y="1.383cm" chart:style-name="ch3">
          <text:p>vc4 -n=12, v3d -n=8</text:p>
        </chart:subtitle>
        <chart:legend chart:legend-position="end" svg:x="23.701cm" svg:y="4.825cm" style:legend-expansion="high" chart:style-name="ch4"/>
        <chart:plot-area chart:style-name="ch5" table:cell-range-address="Timing.H391:Timing.AE395 Timing.S511:Timing.S511" chart:data-source-has-labels="both" svg:x="1.509cm" svg:y="2.3cm" svg:width="21.694cm" svg:height="8.227cm">
          <chartooo:coordinate-region svg:x="2.421cm" svg:y="2.5cm" svg:width="20.782cm" svg:height="7.38cm"/>
          <chart:axis chart:dimension="x" chart:name="primary-x" chart:style-name="ch6" chartooo:axis-type="auto">
            <chartooo:date-scale/>
            <chart:title svg:x="11.068cm" svg:y="10.761cm" chart:style-name="ch7">
              <text:p>Matrix dimension</text:p>
            </chart:title>
            <chart:categories table:cell-range-address="Timing.I391:Timing.AE391"/>
          </chart:axis>
          <chart:axis chart:dimension="x" chart:name="secondary-x" chart:style-name="ch8"/>
          <chart:axis chart:dimension="y" chart:name="primary-y" chart:style-name="ch9">
            <chart:title svg:x="0.451cm" svg:y="7.105cm" chart:style-name="ch10">
              <text:p>Seconds</text:p>
            </chart:title>
            <chart:grid chart:style-name="ch11" chart:class="major"/>
          </chart:axis>
          <chart:series chart:style-name="ch12" chart:values-cell-range-address="Timing.I392:Timing.AE392" chart:label-cell-address="Timing.H392:Timing.H392" chart:class="chart:bar">
            <chart:data-point chart:repeated="23"/>
          </chart:series>
          <chart:series chart:style-name="ch13" chart:values-cell-range-address="Timing.I393:Timing.AE393" chart:label-cell-address="Timing.H393:Timing.H393" chart:class="chart:bar">
            <chart:data-point chart:repeated="23"/>
          </chart:series>
          <chart:series chart:style-name="ch14" chart:values-cell-range-address="Timing.I394:Timing.AE394" chart:label-cell-address="Timing.H394:Timing.H394" chart:class="chart:bar">
            <chart:data-point chart:repeated="23"/>
          </chart:series>
          <chart:series chart:style-name="ch15" chart:values-cell-range-address="Timing.I395:Timing.AE395" chart:label-cell-address="Timing.H395:Timing.H395" chart:class="chart:bar">
            <chart:data-point chart:repeated="23"/>
            <loext:propertry-mapping loext:property="FillColor" loext:cell-range-address="Timing.S511:Timing.S511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3"/>
          </table:table-columns>
          <table:table-header-rows>
            <table:table-row>
              <table:table-cell>
                <text:p/>
              </table:table-cell>
              <table:table-cell office:value-type="float" office:value="16">
                <text:p>16</text:p>
                <draw:g>
                  <svg:desc>Timing.I391:Timing.AE391</svg:desc>
                </draw:g>
              </table:table-cell>
              <table:table-cell office:value-type="float" office:value="48">
                <text:p>48</text:p>
              </table:table-cell>
              <table:table-cell office:value-type="float" office:value="80">
                <text:p>80</text:p>
              </table:table-cell>
              <table:table-cell office:value-type="float" office:value="112">
                <text:p>112</text:p>
              </table:table-cell>
              <table:table-cell office:value-type="float" office:value="144">
                <text:p>144</text:p>
              </table:table-cell>
              <table:table-cell office:value-type="float" office:value="176">
                <text:p>176</text:p>
              </table:table-cell>
              <table:table-cell office:value-type="float" office:value="208">
                <text:p>208</text:p>
              </table:table-cell>
              <table:table-cell office:value-type="float" office:value="240">
                <text:p>240</text:p>
              </table:table-cell>
              <table:table-cell office:value-type="float" office:value="272">
                <text:p>272</text:p>
              </table:table-cell>
              <table:table-cell office:value-type="float" office:value="304">
                <text:p>304</text:p>
              </table:table-cell>
              <table:table-cell office:value-type="float" office:value="336">
                <text:p>336</text:p>
              </table:table-cell>
              <table:table-cell office:value-type="float" office:value="368">
                <text:p>368</text:p>
              </table:table-cell>
              <table:table-cell office:value-type="float" office:value="400">
                <text:p>400</text:p>
              </table:table-cell>
              <table:table-cell office:value-type="float" office:value="432">
                <text:p>432</text:p>
              </table:table-cell>
              <table:table-cell office:value-type="float" office:value="464">
                <text:p>464</text:p>
              </table:table-cell>
              <table:table-cell office:value-type="float" office:value="496">
                <text:p>496</text:p>
              </table:table-cell>
              <table:table-cell office:value-type="float" office:value="528">
                <text:p>528</text:p>
              </table:table-cell>
              <table:table-cell office:value-type="float" office:value="560">
                <text:p>560</text:p>
              </table:table-cell>
              <table:table-cell office:value-type="float" office:value="592">
                <text:p>592</text:p>
              </table:table-cell>
              <table:table-cell office:value-type="float" office:value="624">
                <text:p>624</text:p>
              </table:table-cell>
              <table:table-cell office:value-type="float" office:value="656">
                <text:p>656</text:p>
              </table:table-cell>
              <table:table-cell office:value-type="float" office:value="688">
                <text:p>688</text:p>
              </table:table-cell>
              <table:table-cell office:value-type="float" office:value="720">
                <text:p>720</text:p>
              </table:table-cell>
            </table:table-row>
          </table:table-header-rows>
          <table:table-rows>
            <table:table-row>
              <table:table-cell office:value-type="string">
                <text:p>pi1</text:p>
                <draw:g>
                  <svg:desc>Timing.H392:Timing.H392</svg:desc>
                </draw:g>
              </table:table-cell>
              <table:table-cell office:value-type="float" office:value="0.006209">
                <text:p>0.006209</text:p>
                <draw:g>
                  <svg:desc>Timing.I392:Timing.AE392</svg:desc>
                </draw:g>
              </table:table-cell>
              <table:table-cell office:value-type="float" office:value="0.008314">
                <text:p>0.008314</text:p>
              </table:table-cell>
              <table:table-cell office:value-type="float" office:value="0.010069">
                <text:p>0.010069</text:p>
              </table:table-cell>
              <table:table-cell office:value-type="float" office:value="0.011528">
                <text:p>0.011528</text:p>
              </table:table-cell>
              <table:table-cell office:value-type="float" office:value="0.013592">
                <text:p>0.013592</text:p>
              </table:table-cell>
              <table:table-cell office:value-type="float" office:value="0.016279">
                <text:p>0.016279</text:p>
              </table:table-cell>
              <table:table-cell office:value-type="float" office:value="0.03483">
                <text:p>0.03483</text:p>
              </table:table-cell>
              <table:table-cell office:value-type="float" office:value="0.038595">
                <text:p>0.038595</text:p>
              </table:table-cell>
              <table:table-cell office:value-type="float" office:value="0.043437">
                <text:p>0.043437</text:p>
              </table:table-cell>
              <table:table-cell office:value-type="float" office:value="0.047916">
                <text:p>0.047916</text:p>
              </table:table-cell>
              <table:table-cell office:value-type="float" office:value="0.052428">
                <text:p>0.052428</text:p>
              </table:table-cell>
              <table:table-cell office:value-type="float" office:value="0.056623">
                <text:p>0.056623</text:p>
              </table:table-cell>
              <table:table-cell office:value-type="float" office:value="0.089863">
                <text:p>0.089863</text:p>
              </table:table-cell>
              <table:table-cell office:value-type="float" office:value="0.09469">
                <text:p>0.09469</text:p>
              </table:table-cell>
              <table:table-cell office:value-type="float" office:value="0.101911">
                <text:p>0.101911</text:p>
              </table:table-cell>
              <table:table-cell office:value-type="float" office:value="0.109103">
                <text:p>0.109103</text:p>
              </table:table-cell>
              <table:table-cell office:value-type="float" office:value="0.115419">
                <text:p>0.115419</text:p>
              </table:table-cell>
              <table:table-cell office:value-type="float" office:value="0.134602">
                <text:p>0.134602</text:p>
              </table:table-cell>
              <table:table-cell office:value-type="float" office:value="0.170062">
                <text:p>0.170062</text:p>
              </table:table-cell>
              <table:table-cell office:value-type="float" office:value="0.177448">
                <text:p>0.177448</text:p>
              </table:table-cell>
              <table:table-cell office:value-type="float" office:value="0.186684">
                <text:p>0.186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i2</text:p>
                <draw:g>
                  <svg:desc>Timing.H393:Timing.H393</svg:desc>
                </draw:g>
              </table:table-cell>
              <table:table-cell office:value-type="float" office:value="0.003467">
                <text:p>0.003467</text:p>
                <draw:g>
                  <svg:desc>Timing.I393:Timing.AE393</svg:desc>
                </draw:g>
              </table:table-cell>
              <table:table-cell office:value-type="float" office:value="0.005413">
                <text:p>0.005413</text:p>
              </table:table-cell>
              <table:table-cell office:value-type="float" office:value="0.007299">
                <text:p>0.007299</text:p>
              </table:table-cell>
              <table:table-cell office:value-type="float" office:value="0.008752">
                <text:p>0.008752</text:p>
              </table:table-cell>
              <table:table-cell office:value-type="float" office:value="0.010836">
                <text:p>0.010836</text:p>
              </table:table-cell>
              <table:table-cell office:value-type="float" office:value="0.014932">
                <text:p>0.014932</text:p>
              </table:table-cell>
              <table:table-cell office:value-type="float" office:value="0.041515">
                <text:p>0.041515</text:p>
              </table:table-cell>
              <table:table-cell office:value-type="float" office:value="0.046905">
                <text:p>0.046905</text:p>
              </table:table-cell>
              <table:table-cell office:value-type="float" office:value="0.054444">
                <text:p>0.054444</text:p>
              </table:table-cell>
              <table:table-cell office:value-type="float" office:value="0.058909">
                <text:p>0.058909</text:p>
              </table:table-cell>
              <table:table-cell office:value-type="float" office:value="0.069002">
                <text:p>0.069002</text:p>
              </table:table-cell>
              <table:table-cell office:value-type="float" office:value="0.070138">
                <text:p>0.070138</text:p>
              </table:table-cell>
              <table:table-cell office:value-type="float" office:value="0.113362">
                <text:p>0.113362</text:p>
              </table:table-cell>
              <table:table-cell office:value-type="float" office:value="0.121933">
                <text:p>0.121933</text:p>
              </table:table-cell>
              <table:table-cell office:value-type="float" office:value="0.130795">
                <text:p>0.130795</text:p>
              </table:table-cell>
              <table:table-cell office:value-type="float" office:value="0.139617">
                <text:p>0.139617</text:p>
              </table:table-cell>
              <table:table-cell office:value-type="float" office:value="0.148483">
                <text:p>0.148483</text:p>
              </table:table-cell>
              <table:table-cell office:value-type="float" office:value="0.157388">
                <text:p>0.157388</text:p>
              </table:table-cell>
              <table:table-cell office:value-type="float" office:value="0.221621">
                <text:p>0.221621</text:p>
              </table:table-cell>
              <table:table-cell office:value-type="float" office:value="0.234097">
                <text:p>0.234097</text:p>
              </table:table-cell>
              <table:table-cell office:value-type="float" office:value="0.243718">
                <text:p>0.243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i3</text:p>
                <draw:g>
                  <svg:desc>Timing.H394:Timing.H394</svg:desc>
                </draw:g>
              </table:table-cell>
              <table:table-cell office:value-type="float" office:value="0.002753">
                <text:p>0.002753</text:p>
                <draw:g>
                  <svg:desc>Timing.I394:Timing.AE394</svg:desc>
                </draw:g>
              </table:table-cell>
              <table:table-cell office:value-type="float" office:value="0.004351">
                <text:p>0.004351</text:p>
              </table:table-cell>
              <table:table-cell office:value-type="float" office:value="0.006419">
                <text:p>0.006419</text:p>
              </table:table-cell>
              <table:table-cell office:value-type="float" office:value="0.007146">
                <text:p>0.007146</text:p>
              </table:table-cell>
              <table:table-cell office:value-type="float" office:value="0.008835">
                <text:p>0.008835</text:p>
              </table:table-cell>
              <table:table-cell office:value-type="float" office:value="0.012222">
                <text:p>0.012222</text:p>
              </table:table-cell>
              <table:table-cell office:value-type="float" office:value="0.034048">
                <text:p>0.034048</text:p>
              </table:table-cell>
              <table:table-cell office:value-type="float" office:value="0.03827">
                <text:p>0.03827</text:p>
              </table:table-cell>
              <table:table-cell office:value-type="float" office:value="0.043657">
                <text:p>0.043657</text:p>
              </table:table-cell>
              <table:table-cell office:value-type="float" office:value="0.060283">
                <text:p>0.060283</text:p>
              </table:table-cell>
              <table:table-cell office:value-type="float" office:value="0.066079">
                <text:p>0.066079</text:p>
              </table:table-cell>
              <table:table-cell office:value-type="float" office:value="0.057862">
                <text:p>0.057862</text:p>
              </table:table-cell>
              <table:table-cell office:value-type="float" office:value="0.114961">
                <text:p>0.114961</text:p>
              </table:table-cell>
              <table:table-cell office:value-type="float" office:value="0.124308">
                <text:p>0.124308</text:p>
              </table:table-cell>
              <table:table-cell office:value-type="float" office:value="0.133582">
                <text:p>0.133582</text:p>
              </table:table-cell>
              <table:table-cell office:value-type="float" office:value="0.142299">
                <text:p>0.142299</text:p>
              </table:table-cell>
              <table:table-cell office:value-type="float" office:value="0.151706">
                <text:p>0.151706</text:p>
              </table:table-cell>
              <table:table-cell office:value-type="float" office:value="0.160021">
                <text:p>0.160021</text:p>
              </table:table-cell>
              <table:table-cell office:value-type="float" office:value="0.224211">
                <text:p>0.224211</text:p>
              </table:table-cell>
              <table:table-cell office:value-type="float" office:value="0.236045">
                <text:p>0.236045</text:p>
              </table:table-cell>
              <table:table-cell office:value-type="float" office:value="0.247366">
                <text:p>0.247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i4</text:p>
                <draw:g>
                  <svg:desc>Timing.H395:Timing.H395</svg:desc>
                </draw:g>
              </table:table-cell>
              <table:table-cell office:value-type="float" office:value="0.003499">
                <text:p>0.003499</text:p>
                <draw:g>
                  <svg:desc>Timing.I395:Timing.AE39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0.00368">
                <text:p>0.00368</text:p>
              </table:table-cell>
              <table:table-cell office:value-type="float" office:value="NaN">
                <text:p>NaN</text:p>
              </table:table-cell>
              <table:table-cell office:value-type="float" office:value="0.004912">
                <text:p>0.004912</text:p>
              </table:table-cell>
              <table:table-cell office:value-type="float" office:value="NaN">
                <text:p>NaN</text:p>
              </table:table-cell>
              <table:table-cell office:value-type="float" office:value="0.006071">
                <text:p>0.006071</text:p>
              </table:table-cell>
              <table:table-cell office:value-type="float" office:value="NaN">
                <text:p>NaN</text:p>
              </table:table-cell>
              <table:table-cell office:value-type="float" office:value="0.008499">
                <text:p>0.008499</text:p>
              </table:table-cell>
              <table:table-cell office:value-type="float" office:value="NaN">
                <text:p>NaN</text:p>
              </table:table-cell>
              <table:table-cell office:value-type="float" office:value="0.009589">
                <text:p>0.009589</text:p>
              </table:table-cell>
              <table:table-cell office:value-type="float" office:value="NaN">
                <text:p>NaN</text:p>
              </table:table-cell>
              <table:table-cell office:value-type="float" office:value="0.013167">
                <text:p>0.013167</text:p>
              </table:table-cell>
              <table:table-cell office:value-type="float" office:value="NaN">
                <text:p>NaN</text:p>
              </table:table-cell>
              <table:table-cell office:value-type="float" office:value="0.017471">
                <text:p>0.017471</text:p>
              </table:table-cell>
              <table:table-cell office:value-type="float" office:value="NaN">
                <text:p>NaN</text:p>
              </table:table-cell>
              <table:table-cell office:value-type="float" office:value="0.019331">
                <text:p>0.019331</text:p>
              </table:table-cell>
              <table:table-cell office:value-type="float" office:value="NaN">
                <text:p>NaN</text:p>
              </table:table-cell>
              <table:table-cell office:value-type="float" office:value="0.021194">
                <text:p>0.021194</text:p>
              </table:table-cell>
              <table:table-cell office:value-type="float" office:value="NaN">
                <text:p>NaN</text:p>
              </table:table-cell>
              <table:table-cell office:value-type="float" office:value="0.026998">
                <text:p>0.026998</text:p>
              </table:table-cell>
              <table:table-cell office:value-type="float" office:value="NaN">
                <text:p>NaN</text:p>
              </table:table-cell>
              <table:table-cell office:value-type="float" office:value="0.029371">
                <text:p>0.029371</text:p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Timing.S511:Timing.S511</svg:desc>
                </draw:g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ARM_EABI LibreOffice_project/1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9.747cm" svg:height="9.006cm" xlink:href=".." xlink:type="simple" chart:class="chart:bar" chart:style-name="ch1">
        <chart:legend chart:legend-position="end" svg:x="18.542cm" svg:y="3.955cm" style:legend-expansion="high" chart:style-name="ch2"/>
        <chart:plot-area chart:style-name="ch3" table:cell-range-address="Timing.H747:Timing.AG749" chart:data-source-has-labels="both" svg:x="0.394cm" svg:y="0.18cm" svg:width="17.754cm" svg:height="8.646cm">
          <chartooo:coordinate-region svg:x="1.201cm" svg:y="0.38cm" svg:width="16.947cm" svg:height="7.799cm"/>
          <chart:axis chart:dimension="x" chart:name="primary-x" chart:style-name="ch4" chartooo:axis-type="auto">
            <chartooo:date-scale/>
            <chart:categories table:cell-range-address="Timing.I747:Timing.AG74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iming.I748:Timing.AG748" chart:label-cell-address="Timing.H748:Timing.H748" chart:class="chart:bar">
            <chart:data-point chart:repeated="25"/>
          </chart:series>
          <chart:series chart:style-name="ch8" chart:values-cell-range-address="Timing.I749:Timing.AG749" chart:label-cell-address="Timing.H749:Timing.H749" chart:class="chart:bar">
            <chart:data-point chart:repeated="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float" office:value="16">
                <text:p>16</text:p>
                <draw:g>
                  <svg:desc>Timing.I747:Timing.AG747</svg:desc>
                </draw:g>
              </table:table-cell>
              <table:table-cell office:value-type="float" office:value="48">
                <text:p>48</text:p>
              </table:table-cell>
              <table:table-cell office:value-type="float" office:value="80">
                <text:p>80</text:p>
              </table:table-cell>
              <table:table-cell office:value-type="float" office:value="112">
                <text:p>112</text:p>
              </table:table-cell>
              <table:table-cell office:value-type="float" office:value="144">
                <text:p>144</text:p>
              </table:table-cell>
              <table:table-cell office:value-type="float" office:value="176">
                <text:p>176</text:p>
              </table:table-cell>
              <table:table-cell office:value-type="float" office:value="208">
                <text:p>208</text:p>
              </table:table-cell>
              <table:table-cell office:value-type="float" office:value="240">
                <text:p>240</text:p>
              </table:table-cell>
              <table:table-cell office:value-type="float" office:value="272">
                <text:p>272</text:p>
              </table:table-cell>
              <table:table-cell office:value-type="float" office:value="304">
                <text:p>304</text:p>
              </table:table-cell>
              <table:table-cell office:value-type="float" office:value="336">
                <text:p>336</text:p>
              </table:table-cell>
              <table:table-cell office:value-type="float" office:value="368">
                <text:p>368</text:p>
              </table:table-cell>
              <table:table-cell office:value-type="float" office:value="400">
                <text:p>400</text:p>
              </table:table-cell>
              <table:table-cell office:value-type="float" office:value="432">
                <text:p>432</text:p>
              </table:table-cell>
              <table:table-cell office:value-type="float" office:value="464">
                <text:p>464</text:p>
              </table:table-cell>
              <table:table-cell office:value-type="float" office:value="496">
                <text:p>496</text:p>
              </table:table-cell>
              <table:table-cell office:value-type="float" office:value="528">
                <text:p>528</text:p>
              </table:table-cell>
              <table:table-cell office:value-type="float" office:value="560">
                <text:p>560</text:p>
              </table:table-cell>
              <table:table-cell office:value-type="float" office:value="592">
                <text:p>592</text:p>
              </table:table-cell>
              <table:table-cell office:value-type="float" office:value="624">
                <text:p>624</text:p>
              </table:table-cell>
              <table:table-cell office:value-type="float" office:value="656">
                <text:p>656</text:p>
              </table:table-cell>
              <table:table-cell office:value-type="float" office:value="688">
                <text:p>688</text:p>
              </table:table-cell>
              <table:table-cell office:value-type="float" office:value="720">
                <text:p>720</text:p>
              </table:table-cell>
              <table:table-cell office:value-type="float" office:value="753">
                <text:p>753</text:p>
              </table:table-cell>
              <table:table-cell office:value-type="float" office:value="784">
                <text:p>784</text:p>
              </table:table-cell>
            </table:table-row>
          </table:table-header-rows>
          <table:table-rows>
            <table:table-row>
              <table:table-cell office:value-type="string">
                <text:p>pi4</text:p>
                <draw:g>
                  <svg:desc>Timing.H748:Timing.H748</svg:desc>
                </draw:g>
              </table:table-cell>
              <table:table-cell office:value-type="float" office:value="0.071671">
                <text:p>0.071671</text:p>
                <draw:g>
                  <svg:desc>Timing.I748:Timing.AG74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0.251943">
                <text:p>0.251943</text:p>
              </table:table-cell>
              <table:table-cell office:value-type="float" office:value="NaN">
                <text:p>NaN</text:p>
              </table:table-cell>
              <table:table-cell office:value-type="float" office:value="0.562059">
                <text:p>0.562059</text:p>
              </table:table-cell>
              <table:table-cell office:value-type="float" office:value="NaN">
                <text:p>NaN</text:p>
              </table:table-cell>
              <table:table-cell office:value-type="float" office:value="1.023402">
                <text:p>1.023402</text:p>
              </table:table-cell>
              <table:table-cell office:value-type="float" office:value="NaN">
                <text:p>NaN</text:p>
              </table:table-cell>
              <table:table-cell office:value-type="float" office:value="1.652271">
                <text:p>1.652271</text:p>
              </table:table-cell>
              <table:table-cell office:value-type="float" office:value="NaN">
                <text:p>NaN</text:p>
              </table:table-cell>
              <table:table-cell office:value-type="float" office:value="2.500869">
                <text:p>2.500869</text:p>
              </table:table-cell>
              <table:table-cell office:value-type="float" office:value="NaN">
                <text:p>NaN</text:p>
              </table:table-cell>
              <table:table-cell office:value-type="float" office:value="3.748443">
                <text:p>3.748443</text:p>
              </table:table-cell>
              <table:table-cell office:value-type="float" office:value="NaN">
                <text:p>NaN</text:p>
              </table:table-cell>
              <table:table-cell office:value-type="float" office:value="5.309578">
                <text:p>5.309578</text:p>
              </table:table-cell>
              <table:table-cell office:value-type="float" office:value="NaN">
                <text:p>NaN</text:p>
              </table:table-cell>
              <table:table-cell office:value-type="float" office:value="7.351509">
                <text:p>7.351509</text:p>
              </table:table-cell>
              <table:table-cell office:value-type="float" office:value="NaN">
                <text:p>NaN</text:p>
              </table:table-cell>
              <table:table-cell office:value-type="float" office:value="9.894971">
                <text:p>9.894971</text:p>
              </table:table-cell>
              <table:table-cell office:value-type="float" office:value="NaN">
                <text:p>NaN</text:p>
              </table:table-cell>
              <table:table-cell office:value-type="float" office:value="13.086277">
                <text:p>13.086277</text:p>
              </table:table-cell>
              <table:table-cell office:value-type="float" office:value="NaN">
                <text:p>NaN</text:p>
              </table:table-cell>
              <table:table-cell office:value-type="float" office:value="16.850435">
                <text:p>16.850435</text:p>
              </table:table-cell>
              <table:table-cell office:value-type="float" office:value="NaN">
                <text:p>NaN</text:p>
              </table:table-cell>
              <table:table-cell office:value-type="float" office:value="21.465481">
                <text:p>21.465481</text:p>
              </table:table-cell>
            </table:table-row>
            <table:table-row>
              <table:table-cell office:value-type="string">
                <text:p>pi3</text:p>
                <draw:g>
                  <svg:desc>Timing.H749:Timing.H749</svg:desc>
                </draw:g>
              </table:table-cell>
              <table:table-cell office:value-type="float" office:value="0.452014">
                <text:p>0.452014</text:p>
                <draw:g>
                  <svg:desc>Timing.I749:Timing.AG749</svg:desc>
                </draw:g>
              </table:table-cell>
              <table:table-cell office:value-type="float" office:value="1.524951">
                <text:p>1.524951</text:p>
              </table:table-cell>
              <table:table-cell office:value-type="float" office:value="3.056426">
                <text:p>3.056426</text:p>
              </table:table-cell>
              <table:table-cell office:value-type="float" office:value="5.204508">
                <text:p>5.204508</text:p>
              </table:table-cell>
              <table:table-cell office:value-type="float" office:value="8.006829">
                <text:p>8.006829</text:p>
              </table:table-cell>
              <table:table-cell office:value-type="float" office:value="11.719279">
                <text:p>11.719279</text:p>
              </table:table-cell>
              <table:table-cell office:value-type="float" office:value="16.237323">
                <text:p>16.237323</text:p>
              </table:table-cell>
              <table:table-cell office:value-type="float" office:value="21.837356">
                <text:p>21.837356</text:p>
              </table:table-cell>
              <table:table-cell office:value-type="float" office:value="28.609456">
                <text:p>28.609456</text:p>
              </table:table-cell>
              <table:table-cell office:value-type="float" office:value="36.66401">
                <text:p>36.66401</text:p>
              </table:table-cell>
              <table:table-cell office:value-type="float" office:value="46.134142">
                <text:p>46.134142</text:p>
              </table:table-cell>
              <table:table-cell office:value-type="float" office:value="56.594752">
                <text:p>56.594752</text:p>
              </table:table-cell>
              <table:table-cell office:value-type="float" office:value="69.179324">
                <text:p>69.179324</text:p>
              </table:table-cell>
              <table:table-cell office:value-type="float" office:value="83.576478">
                <text:p>83.576478</text:p>
              </table:table-cell>
              <table:table-cell office:value-type="float" office:value="99.942624">
                <text:p>99.942624</text:p>
              </table:table-cell>
              <table:table-cell office:value-type="float" office:value="118.398273">
                <text:p>118.398273</text:p>
              </table:table-cell>
              <table:table-cell office:value-type="float" office:value="139.108634">
                <text:p>139.108634</text:p>
              </table:table-cell>
              <table:table-cell office:value-type="float" office:value="162.249476">
                <text:p>162.249476</text:p>
              </table:table-cell>
              <table:table-cell office:value-type="float" office:value="187.951824">
                <text:p>187.951824</text:p>
              </table:table-cell>
              <table:table-cell office:value-type="float" office:value="216.437811">
                <text:p>216.437811</text:p>
              </table:table-cell>
              <table:table-cell office:value-type="float" office:value="247.852676">
                <text:p>247.852676</text:p>
              </table:table-cell>
              <table:table-cell office:value-type="float" office:value="282.01021">
                <text:p>282.01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ARM_EABI LibreOffice_project/1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